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Inconsolata" svg:font-family="Inconsolata"/>
    <style:font-face style:name="&quot;Arial&quot;" svg:font-family="&quot;Arial&quot;"/>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in"/>
    </style:style>
    <style:style style:name="co3" style:family="table-column">
      <style:table-column-properties fo:break-before="auto" style:column-width="2.6354166666666665in"/>
    </style:style>
    <style:style style:name="co4" style:family="table-column">
      <style:table-column-properties fo:break-before="auto" style:column-width="1.5520833333333333in"/>
    </style:style>
    <style:style style:name="co5" style:family="table-column">
      <style:table-column-properties fo:break-before="auto" style:column-width="1.0520833730697632in"/>
    </style:style>
    <style:style style:name="co6" style:family="table-column">
      <style:table-column-properties fo:break-before="auto" style:column-width="1.3020833333333333in"/>
    </style:style>
    <style:style style:name="co7" style:family="table-column">
      <style:table-column-properties fo:break-before="auto" style:column-width="0.4895833333333333in"/>
    </style:style>
    <style:style style:name="co8" style:family="table-column">
      <style:table-column-properties fo:break-before="auto" style:column-width="0.5625in"/>
    </style:style>
    <style:style style:name="co9" style:family="table-column">
      <style:table-column-properties fo:break-before="auto" style:column-width="0.5729166666666666in"/>
    </style:style>
    <style:style style:name="co10" style:family="table-column">
      <style:table-column-properties fo:break-before="auto" style:column-width="1.21875in"/>
    </style:style>
    <style:style style:name="co11" style:family="table-column">
      <style:table-column-properties fo:break-before="auto" style:column-width="1.0208333333333333in"/>
    </style:style>
    <style:style style:name="co12" style:family="table-column">
      <style:table-column-properties fo:break-before="auto" style:column-width="0.625in"/>
    </style:style>
    <style:style style:name="co13" style:family="table-column">
      <style:table-column-properties fo:break-before="auto" style:column-width="0.5208333333333334in"/>
    </style:style>
    <style:style style:name="co14" style:family="table-column">
      <style:table-column-properties fo:break-before="auto" style:column-width="0.5833333333333334in"/>
    </style:style>
    <style:style style:name="co15" style:family="table-column">
      <style:table-column-properties fo:break-before="auto" style:column-width="0.3229166666666667in"/>
    </style:style>
    <style:style style:name="co16" style:family="table-column">
      <style:table-column-properties fo:break-before="auto" style:column-width="0.4375in"/>
    </style:style>
    <style:style style:name="co17" style:family="table-column">
      <style:table-column-properties fo:break-before="auto" style:column-width="0.8229166666666666in"/>
    </style:style>
    <style:style style:name="co18" style:family="table-column">
      <style:table-column-properties fo:break-before="auto" style:column-width="0.40625in"/>
    </style:style>
    <style:style style:name="co19" style:family="table-column">
      <style:table-column-properties fo:break-before="auto" style:column-width="0.8020833333333334in"/>
    </style:style>
    <style:style style:name="co20" style:family="table-column">
      <style:table-column-properties fo:break-before="auto" style:column-width="0.6145833333333334in"/>
    </style:style>
    <style:style style:name="co21" style:family="table-column">
      <style:table-column-properties fo:break-before="auto" style:column-width="0.59375in"/>
    </style:style>
    <style:style style:name="co22" style:family="table-column">
      <style:table-column-properties fo:break-before="auto" style:column-width="0.4166666666666667in"/>
    </style:style>
    <style:style style:name="co23" style:family="table-column">
      <style:table-column-properties fo:break-before="auto" style:column-width="1.03125in"/>
    </style:style>
    <style:style style:name="co24" style:family="table-column">
      <style:table-column-properties fo:break-before="auto" style:column-width="0.53125in"/>
    </style:style>
    <style:style style:name="co25" style:family="table-column">
      <style:table-column-properties fo:break-before="auto" style:column-width="0.7708333333333334in"/>
    </style:style>
    <style:style style:name="co26" style:family="table-column">
      <style:table-column-properties fo:break-before="auto" style:column-width="1.0520833730697632in"/>
    </style:style>
    <style:style style:name="co27" style:family="table-column">
      <style:table-column-properties fo:break-before="auto" style:column-width="1.0520833730697632in"/>
    </style:style>
    <style:style style:name="co28" style:family="table-column">
      <style:table-column-properties fo:break-before="auto" style:column-width="3.6354166666666665in"/>
    </style:style>
    <style:style style:name="co29" style:family="table-column">
      <style:table-column-properties fo:break-before="auto" style:column-width="1.0520833730697632in"/>
    </style:style>
    <style:style style:name="co30" style:family="table-column">
      <style:table-column-properties fo:break-before="auto" style:column-width="1.0520833730697632in"/>
    </style:style>
    <style:style style:name="co31" style:family="table-column">
      <style:table-column-properties fo:break-before="auto" style:column-width="1.0520833730697632in"/>
    </style:style>
    <style:style style:name="co32" style:family="table-column">
      <style:table-column-properties fo:break-before="auto" style:column-width="2.6041666666666665in"/>
    </style:style>
    <style:style style:name="co33" style:family="table-column">
      <style:table-column-properties fo:break-before="auto" style:column-width="0.5416666666666666in"/>
    </style:style>
    <style:style style:name="co34" style:family="table-column">
      <style:table-column-properties fo:break-before="auto" style:column-width="0.6041666666666666in"/>
    </style:style>
    <style:style style:name="co35" style:family="table-column">
      <style:table-column-properties fo:break-before="auto" style:column-width="1.3125in"/>
    </style:style>
    <style:style style:name="co36" style:family="table-column">
      <style:table-column-properties fo:break-before="auto" style:column-width="1.0833333333333333in"/>
    </style:style>
    <style:style style:name="co37" style:family="table-column">
      <style:table-column-properties fo:break-before="auto" style:column-width="0.65625in"/>
    </style:style>
    <style:style style:name="co38" style:family="table-column">
      <style:table-column-properties fo:break-before="auto" style:column-width="0.5520833333333334in"/>
    </style:style>
    <style:style style:name="co39" style:family="table-column">
      <style:table-column-properties fo:break-before="auto" style:column-width="0.34375in"/>
    </style:style>
    <style:style style:name="co40" style:family="table-column">
      <style:table-column-properties fo:break-before="auto" style:column-width="0.46875in"/>
    </style:style>
    <style:style style:name="co41" style:family="table-column">
      <style:table-column-properties fo:break-before="auto" style:column-width="0.6770833333333334in"/>
    </style:style>
    <style:style style:name="co42" style:family="table-column">
      <style:table-column-properties fo:break-before="auto" style:column-width="0.8958333333333334in"/>
    </style:style>
    <style:style style:name="co43" style:family="table-column">
      <style:table-column-properties fo:break-before="auto" style:column-width="0.8541666666666666in"/>
    </style:style>
    <style:style style:name="co44" style:family="table-column">
      <style:table-column-properties fo:break-before="auto" style:column-width="0.6458333333333334in"/>
    </style:style>
    <style:style style:name="co45" style:family="table-column">
      <style:table-column-properties fo:break-before="auto" style:column-width="1.1145833333333333in"/>
    </style:style>
    <style:style style:name="co46" style:family="table-column">
      <style:table-column-properties fo:break-before="auto" style:column-width="1.0520833730697632in"/>
    </style:style>
    <style:style style:name="co47" style:family="table-column">
      <style:table-column-properties fo:break-before="auto" style:column-width="3.4270833333333335in"/>
    </style:style>
    <style:style style:name="co48" style:family="table-column">
      <style:table-column-properties fo:break-before="auto" style:column-width="1.0520833730697632in"/>
    </style:style>
    <style:style style:name="co49" style:family="table-column">
      <style:table-column-properties fo:break-before="auto" style:column-width="1.0520833730697632in"/>
    </style:style>
    <style:style style:name="co50" style:family="table-column">
      <style:table-column-properties fo:break-before="auto" style:column-width="1.0520833730697632in"/>
    </style:style>
    <style:style style:name="co51" style:family="table-column">
      <style:table-column-properties fo:break-before="auto" style:column-width="1.0520833730697632in"/>
    </style:style>
    <style:style style:name="co52" style:family="table-column">
      <style:table-column-properties fo:break-before="auto" style:column-width="1.0520833730697632in"/>
    </style:style>
    <style:style style:name="co53" style:family="table-column">
      <style:table-column-properties fo:break-before="auto" style:column-width="1.0520833730697632in"/>
    </style:style>
    <style:style style:name="co54" style:family="table-column">
      <style:table-column-properties fo:break-before="auto" style:column-width="1.0520833730697632in"/>
    </style:style>
    <style:style style:name="co55" style:family="table-column">
      <style:table-column-properties fo:break-before="auto" style:column-width="1.0520833730697632in"/>
    </style:style>
    <style:style style:name="co56" style:family="table-column">
      <style:table-column-properties fo:break-before="auto" style:column-width="1.0520833730697632in"/>
    </style:style>
    <style:style style:name="co57" style:family="table-column">
      <style:table-column-properties fo:break-before="auto" style:column-width="1.0520833730697632in"/>
    </style:style>
    <style:style style:name="co58" style:family="table-column">
      <style:table-column-properties fo:break-before="auto" style:column-width="1.0520833730697632in"/>
    </style:style>
    <style:style style:name="co59" style:family="table-column">
      <style:table-column-properties fo:break-before="auto" style:column-width="1.0520833730697632in"/>
    </style:style>
    <style:style style:name="co60" style:family="table-column">
      <style:table-column-properties fo:break-before="auto" style:column-width="1.0520833730697632in"/>
    </style:style>
    <style:style style:name="co61" style:family="table-column">
      <style:table-column-properties fo:break-before="auto" style:column-width="1.0520833730697632in"/>
    </style:style>
    <style:style style:name="co62" style:family="table-column">
      <style:table-column-properties fo:break-before="auto" style:column-width="1.0520833730697632in"/>
    </style:style>
    <style:style style:name="co63" style:family="table-column">
      <style:table-column-properties fo:break-before="auto" style:column-width="1.0520833730697632in"/>
    </style:style>
    <style:style style:name="co64" style:family="table-column">
      <style:table-column-properties fo:break-before="auto" style:column-width="1.0520833730697632in"/>
    </style:style>
    <style:style style:name="co65" style:family="table-column">
      <style:table-column-properties fo:break-before="auto" style:column-width="1.0520833730697632in"/>
    </style:style>
    <style:style style:name="co66" style:family="table-column">
      <style:table-column-properties fo:break-before="auto" style:column-width="1.0520833730697632in"/>
    </style:style>
    <style:style style:name="co67"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ro8" style:family="table-row">
      <style:table-row-properties style:row-height="0.21875in" fo:break-before="auto" style:use-optimal-row-height="false"/>
    </style:style>
    <style:style style:name="ro9" style:family="table-row">
      <style:table-row-properties style:row-height="0.21875in" fo:break-before="auto" style:use-optimal-row-height="false"/>
    </style:style>
    <style:style style:name="ro10" style:family="table-row">
      <style:table-row-properties style:row-height="0.21875in" fo:break-before="auto" style:use-optimal-row-height="false"/>
    </style:style>
    <style:style style:name="ro11" style:family="table-row">
      <style:table-row-properties style:row-height="0.21875in" fo:break-before="auto" style:use-optimal-row-height="false"/>
    </style:style>
    <style:style style:name="ro12" style:family="table-row">
      <style:table-row-properties style:row-height="0.21875in" fo:break-before="auto" style:use-optimal-row-height="false"/>
    </style:style>
    <style:style style:name="ro13" style:family="table-row">
      <style:table-row-properties style:row-height="0.21875in" fo:break-before="auto" style:use-optimal-row-height="false"/>
    </style:style>
    <style:style style:name="ro14" style:family="table-row">
      <style:table-row-properties style:row-height="0.21875in" fo:break-before="auto" style:use-optimal-row-height="false"/>
    </style:style>
    <style:style style:name="ro15" style:family="table-row">
      <style:table-row-properties style:row-height="0.21875in" fo:break-before="auto" style:use-optimal-row-height="false"/>
    </style:style>
    <style:style style:name="ro16" style:family="table-row">
      <style:table-row-properties style:row-height="0.21875in" fo:break-before="auto" style:use-optimal-row-height="false"/>
    </style:style>
    <style:style style:name="ro17" style:family="table-row">
      <style:table-row-properties style:row-height="0.21875in" fo:break-before="auto" style:use-optimal-row-height="false"/>
    </style:style>
    <style:style style:name="ro18" style:family="table-row">
      <style:table-row-properties style:row-height="0.21875in" fo:break-before="auto" style:use-optimal-row-height="false"/>
    </style:style>
    <style:style style:name="ro19" style:family="table-row">
      <style:table-row-properties style:row-height="0.21875in" fo:break-before="auto" style:use-optimal-row-height="false"/>
    </style:style>
    <style:style style:name="ro20" style:family="table-row">
      <style:table-row-properties style:row-height="0.21875in" fo:break-before="auto" style:use-optimal-row-height="false"/>
    </style:style>
    <style:style style:name="ro21" style:family="table-row">
      <style:table-row-properties style:row-height="0.21875in" fo:break-before="auto" style:use-optimal-row-height="false"/>
    </style:style>
    <style:style style:name="ro22" style:family="table-row">
      <style:table-row-properties style:row-height="0.21875in" fo:break-before="auto" style:use-optimal-row-height="false"/>
    </style:style>
    <style:style style:name="ro23" style:family="table-row">
      <style:table-row-properties style:row-height="0.21875in" fo:break-before="auto" style:use-optimal-row-height="false"/>
    </style:style>
    <style:style style:name="ro24" style:family="table-row">
      <style:table-row-properties style:row-height="0.21875in" fo:break-before="auto" style:use-optimal-row-height="false"/>
    </style:style>
    <style:style style:name="ro25" style:family="table-row">
      <style:table-row-properties style:row-height="0.21875in" fo:break-before="auto" style:use-optimal-row-height="false"/>
    </style:style>
    <style:style style:name="ro26" style:family="table-row">
      <style:table-row-properties style:row-height="0.21875in" fo:break-before="auto" style:use-optimal-row-height="false"/>
    </style:style>
    <style:style style:name="ro27" style:family="table-row">
      <style:table-row-properties style:row-height="0.21875in" fo:break-before="auto" style:use-optimal-row-height="false"/>
    </style:style>
    <style:style style:name="ro28" style:family="table-row">
      <style:table-row-properties style:row-height="0.21875in" fo:break-before="auto" style:use-optimal-row-height="false"/>
    </style:style>
    <style:style style:name="ro29" style:family="table-row">
      <style:table-row-properties style:row-height="0.21875in" fo:break-before="auto" style:use-optimal-row-height="false"/>
    </style:style>
    <style:style style:name="ta1" style:family="table" style:master-page-name="PageStyle_5f_Overview with country selector">
      <style:table-properties table:display="true" style:writing-mode="lr-tb"/>
    </style:style>
    <style:style style:name="ta2" style:family="table" style:master-page-name="PageStyle_5f_Summary">
      <style:table-properties table:display="true" style:writing-mode="lr-tb"/>
    </style:style>
    <style:style style:name="ta3" style:family="table" style:master-page-name="PageStyle_5f_WIPO links">
      <style:table-properties table:display="true" style:writing-mode="lr-tb"/>
    </style:style>
    <style:style style:name="ta4" style:family="table" style:master-page-name="PageStyle_5f_Google DATA">
      <style:table-properties table:display="true" style:writing-mode="lr-tb"/>
    </style:style>
    <style:style style:name="ta5" style:family="table" style:master-page-name="PageStyle_5f_Comparing Google to Actual">
      <style:table-properties table:display="true" style:writing-mode="lr-tb"/>
    </style:style>
    <style:style style:name="ta6" style:family="table" style:master-page-name="PageStyle_5f_Contested Data">
      <style:table-properties table:display="true" style:writing-mode="lr-tb"/>
    </style:style>
    <style:style style:name="ta7" style:family="table" style:master-page-name="PageStyle_5f_Art. 5.1">
      <style:table-properties table:display="true" style:writing-mode="lr-tb"/>
    </style:style>
    <style:style style:name="ta8" style:family="table" style:master-page-name="PageStyle_5f_Art. 5.2(a)">
      <style:table-properties table:display="true" style:writing-mode="lr-tb"/>
    </style:style>
    <style:style style:name="ta9" style:family="table" style:master-page-name="PageStyle_5f_Art. 5.2(b)">
      <style:table-properties table:display="true" style:writing-mode="lr-tb"/>
    </style:style>
    <style:style style:name="ta10" style:family="table" style:master-page-name="PageStyle_5f_Art. 5.2(c)">
      <style:table-properties table:display="true" style:writing-mode="lr-tb"/>
    </style:style>
    <style:style style:name="ta11" style:family="table" style:master-page-name="PageStyle_5f_Art. 5.2(d)">
      <style:table-properties table:display="true" style:writing-mode="lr-tb"/>
    </style:style>
    <style:style style:name="ta12" style:family="table" style:master-page-name="PageStyle_5f_Art. 5.2(e)">
      <style:table-properties table:display="true" style:writing-mode="lr-tb"/>
    </style:style>
    <style:style style:name="ta13" style:family="table" style:master-page-name="PageStyle_5f_Art. 5.3(a)">
      <style:table-properties table:display="true" style:writing-mode="lr-tb"/>
    </style:style>
    <style:style style:name="ta14" style:family="table" style:master-page-name="PageStyle_5f_Art. 5.3(b)">
      <style:table-properties table:display="true" style:writing-mode="lr-tb"/>
    </style:style>
    <style:style style:name="ta15" style:family="table" style:master-page-name="PageStyle_5f_Art. 5.3(c)">
      <style:table-properties table:display="true" style:writing-mode="lr-tb"/>
    </style:style>
    <style:style style:name="ta16" style:family="table" style:master-page-name="PageStyle_5f_Art. 5.3(d)">
      <style:table-properties table:display="true" style:writing-mode="lr-tb"/>
    </style:style>
    <style:style style:name="ta17" style:family="table" style:master-page-name="PageStyle_5f_Art. 5.3(e)">
      <style:table-properties table:display="true" style:writing-mode="lr-tb"/>
    </style:style>
    <style:style style:name="ta18" style:family="table" style:master-page-name="PageStyle_5f_Art. 5.3(f)">
      <style:table-properties table:display="true" style:writing-mode="lr-tb"/>
    </style:style>
    <style:style style:name="ta19" style:family="table" style:master-page-name="PageStyle_5f_Art. 5.3(g)">
      <style:table-properties table:display="true" style:writing-mode="lr-tb"/>
    </style:style>
    <style:style style:name="ta20" style:family="table" style:master-page-name="PageStyle_5f_Art. 5.3(h)">
      <style:table-properties table:display="true" style:writing-mode="lr-tb"/>
    </style:style>
    <style:style style:name="ta21" style:family="table" style:master-page-name="PageStyle_5f_Art. 5.3(i)">
      <style:table-properties table:display="true" style:writing-mode="lr-tb"/>
    </style:style>
    <style:style style:name="ta22" style:family="table" style:master-page-name="PageStyle_5f_Art. 5.3(j)">
      <style:table-properties table:display="true" style:writing-mode="lr-tb"/>
    </style:style>
    <style:style style:name="ta23" style:family="table" style:master-page-name="PageStyle_5f_Art. 5.3(k)">
      <style:table-properties table:display="true" style:writing-mode="lr-tb"/>
    </style:style>
    <style:style style:name="ta24" style:family="table" style:master-page-name="PageStyle_5f_Art. 5.3(l)">
      <style:table-properties table:display="true" style:writing-mode="lr-tb"/>
    </style:style>
    <style:style style:name="ta25" style:family="table" style:master-page-name="PageStyle_5f_Art. 5.3(m)">
      <style:table-properties table:display="true" style:writing-mode="lr-tb"/>
    </style:style>
    <style:style style:name="ta26" style:family="table" style:master-page-name="PageStyle_5f_Art. 5.3(n)">
      <style:table-properties table:display="true" style:writing-mode="lr-tb"/>
    </style:style>
    <style:style style:name="ta27" style:family="table" style:master-page-name="PageStyle_5f_Art. 5.3(o)">
      <style:table-properties table:display="true" style:writing-mode="lr-tb"/>
    </style:style>
    <style:style style:name="ta28" style:family="table" style:master-page-name="PageStyle_5f_Orphan Work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5" style:family="table-cell" style:parent-style-name="Default">
      <style:table-cell-properties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style:vertical-align="top" fo:background-color="#D9D9D9"/>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8"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30"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3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ce41" style:family="table-cell" style:parent-style-name="Default">
      <style:table-cell-properties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wrap-option="wrap"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vertical-align="top"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wrap-option="wrap"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53" style:family="table-cell" style:parent-style-name="Default">
      <style:table-cell-properties style:vertical-align="bottom" fo:background-color="#38761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fo:wrap-option="wrap"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wrap-option="wrap"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style:vertical-align="bottom" fo:background-color="#38761D"/>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style:vertical-align="top"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table-cell-properties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style:vertical-align="top" fo:background-color="#38761D"/>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63" style:family="table-cell" style:parent-style-name="Default">
      <style:table-cell-properties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table-cell-properties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style:vertical-align="bottom" fo:background-color="#FF00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68"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7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7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787FF" style:text-underline-style="solid" style:text-underline-type="single"/>
    </style:style>
    <style:style style:name="ce7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7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ce79" style:family="table-cell" style:parent-style-name="Default">
      <style:table-cell-properties style:vertical-align="bottom"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0"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table-cell-properties style:vertical-align="bottom"/>
      <style:paragraph-properties/>
      <style:text-properties style:font-name="&quot;Arial&quot;" style:font-name-asian="&quot;Arial&quot;"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ce84"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5" style:family="table-cell" style:parent-style-name="Default">
      <style:table-cell-properties style:vertical-align="bottom"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6" style:family="table-cell" style:parent-style-name="Default">
      <style:table-cell-properties style:vertical-align="bottom"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7" style:family="table-cell" style:parent-style-name="Default">
      <style:table-cell-properties style:vertical-align="bottom" fo:background-color="#FFFFFF"/>
      <style:paragraph-properties/>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solid" style:text-underline-type="single"/>
    </style:style>
    <style:style style:name="ce8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89"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0"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1"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2"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ce93"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style:style style:name="ce9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table-cell-properties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style:font-name="Arial" style:font-name-asian="Arial" fo:font-weight="bold" style:font-weight-asian="bold" style:font-weight-complex="bold" fo:font-style="normal" style:font-style-asian="normal" style:font-style-complex="normal" style:text-line-through-style="none" fo:font-size="9pt" style:font-size-asian="9pt" style:font-size-complex="9pt" style:use-window-font-color="true" style:text-underline-style="none"/>
    </style:style>
    <style:style style:name="T14"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4787FF" style:text-underline-style="solid" style:text-underline-type="single"/>
    </style:style>
    <style:style style:name="T1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T20" style:family="text">
      <style:text-properties style:font-name="&quot;Arial&quot;" style:font-name-asian="&quot;Arial&quot;"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T22" style:family="text">
      <style:text-properties style:font-name="Inconsolata" style:font-name-asian="Inconsolata" fo:font-weight="normal" style:font-weight-asian="normal" style:font-weight-complex="normal" fo:font-style="normal" style:font-style-asian="normal" style:font-style-complex="normal" style:text-line-through-style="none" fo:font-size="11pt" style:font-size-asian="11pt" style:font-size-complex="11pt" fo:color="#000000" style:text-underline-style="solid" style:text-underline-type="singl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24"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T2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solid" style:text-underline-type="single"/>
    </style:style>
  </office:automatic-styles>
  <office:body>
    <office:spreadsheet>
      <table:table table:name="Overview with country selector" table:style-name="ta1" table:print="false">
        <office:forms form:automatic-focus="false" form:apply-design-mode="false"/>
        <table:table-column table:style-name="co2" table:number-columns-repeated="2" table:default-cell-style-name="ce15" table:visibility="collapse"/>
        <table:table-column table:style-name="co3" table:default-cell-style-name="ce15"/>
        <table:table-column table:style-name="co4" table:default-cell-style-name="ce15"/>
        <table:table-column table:style-name="co1" table:default-cell-style-name="ce15" table:number-columns-repeated="252"/>
        <table:table-row table:style-name="ro2">
          <table:table-cell table:style-name="ce21"/>
          <table:table-cell table:style-name="ce22" table:formula="of:=VLOOKUP([.D1];[.A4:.B34];2;FALSE)" office:value-type="string">
            <text:p>$S:S</text:p>
          </table:table-cell>
          <table:table-cell table:style-name="ce23" office:value-type="string">
            <text:p>Select Country</text:p>
          </table:table-cell>
          <table:table-cell table:style-name="ce23" office:value-type="string">
            <text:p>Luxembourg</text:p>
          </table:table-cell>
          <table:table-cell table:style-name="ce24"/>
          <table:table-cell table:style-name="ce21" office:value-type="string">
            <text:p>DO NOT CHANGE DATA IN THIS SHEET, CHANGE IT PER EXCEPTION</text:p>
          </table:table-cell>
          <table:table-cell table:number-columns-repeated="19" table:style-name="ce21"/>
        </table:table-row>
        <table:table-row table:style-name="ro2">
          <table:table-cell table:style-name="ce25"/>
          <table:table-cell table:number-columns-repeated="2" table:style-name="ce26"/>
          <table:table-cell table:style-name="ce25" office:value-type="string">
            <text:p>Art. 5.1</text:p>
          </table:table-cell>
          <table:table-cell table:style-name="ce27" office:value-type="string">
            <text:p>Art. 5.2(a)</text:p>
          </table:table-cell>
          <table:table-cell table:style-name="ce25" office:value-type="string">
            <text:p>Art. 5.2(b)</text:p>
          </table:table-cell>
          <table:table-cell table:style-name="ce25" office:value-type="string">
            <text:p>Art. 5.2(c)</text:p>
          </table:table-cell>
          <table:table-cell table:style-name="ce25" office:value-type="string">
            <text:p>Art. 5.2(d)</text:p>
          </table:table-cell>
          <table:table-cell table:style-name="ce25" office:value-type="string">
            <text:p>Art. 5.2(e)</text:p>
          </table:table-cell>
          <table:table-cell table:style-name="ce25" office:value-type="string">
            <text:p>Art. 5.3(a)</text:p>
          </table:table-cell>
          <table:table-cell table:style-name="ce25" office:value-type="string">
            <text:p>Art. 5.3(b)</text:p>
          </table:table-cell>
          <table:table-cell table:style-name="ce25" office:value-type="string">
            <text:p>Art. 5.3(c)</text:p>
          </table:table-cell>
          <table:table-cell table:style-name="ce25" office:value-type="string">
            <text:p>Art. 5.3(d)</text:p>
          </table:table-cell>
          <table:table-cell table:style-name="ce25" office:value-type="string">
            <text:p>Art. 5.3(e)</text:p>
          </table:table-cell>
          <table:table-cell table:style-name="ce25" office:value-type="string">
            <text:p>Art. 5.3(f)</text:p>
          </table:table-cell>
          <table:table-cell table:style-name="ce25" office:value-type="string">
            <text:p>Art. 5.3(g)</text:p>
          </table:table-cell>
          <table:table-cell table:style-name="ce25" office:value-type="string">
            <text:p>Art. 5.3(h)</text:p>
          </table:table-cell>
          <table:table-cell table:style-name="ce25" office:value-type="string">
            <text:p>Art. 5.3(i)</text:p>
          </table:table-cell>
          <table:table-cell table:style-name="ce25" office:value-type="string">
            <text:p>Art. 5.3(j)</text:p>
          </table:table-cell>
          <table:table-cell table:style-name="ce25" office:value-type="string">
            <text:p>Art. 5.3(k)</text:p>
          </table:table-cell>
          <table:table-cell table:style-name="ce25" office:value-type="string">
            <text:p>Art. 5.3(l)</text:p>
          </table:table-cell>
          <table:table-cell table:style-name="ce25" office:value-type="string">
            <text:p>Art. 5.3(m)</text:p>
          </table:table-cell>
          <table:table-cell table:style-name="ce25" office:value-type="string">
            <text:p>Art. 5.3(n)</text:p>
          </table:table-cell>
          <table:table-cell table:style-name="ce25" office:value-type="string">
            <text:p>Art. 5.3(o)</text:p>
          </table:table-cell>
          <table:table-cell table:style-name="ce25" office:value-type="string">
            <text:p>Orphan Works</text:p>
          </table:table-cell>
        </table:table-row>
        <table:table-row table:style-name="ro2" table:visibility="collapse">
          <table:table-cell table:number-columns-repeated="2" table:style-name="ce22"/>
          <table:table-cell table:style-name="ce28"/>
          <table:table-cell table:style-name="ce22" table:formula="of:=INDIRECT(&quot;'Art. 5.1'!&quot;&amp;[.$B$1])" office:value-type="string">
            <text:p>Luxembourg</text:p>
          </table:table-cell>
          <table:table-cell table:style-name="ce22" table:formula="of:=INDIRECT(&quot;'Art. 5.2(a)'!&quot;&amp;[.$B$1])" office:value-type="string">
            <text:p>Luxembourg</text:p>
          </table:table-cell>
          <table:table-cell table:style-name="ce22" table:formula="of:=INDIRECT(&quot;'Art. 5.2(b)'!&quot;&amp;[.$B$1])" office:value-type="string">
            <text:p>Luxembourg</text:p>
          </table:table-cell>
          <table:table-cell table:style-name="ce22" table:formula="of:=INDIRECT(&quot;'Art. 5.2(c)'!&quot;&amp;[.$B$1])" office:value-type="string">
            <text:p>Luxembourg</text:p>
          </table:table-cell>
          <table:table-cell table:style-name="ce22" table:formula="of:=INDIRECT(&quot;'Art. 5.2(d)'!&quot;&amp;[.$B$1])" office:value-type="string">
            <text:p>Luxembourg</text:p>
          </table:table-cell>
          <table:table-cell table:style-name="ce22" table:formula="of:=INDIRECT(&quot;'Art. 5.2(e)'!&quot;&amp;[.$B$1])" office:value-type="string">
            <text:p>Luxembourg</text:p>
          </table:table-cell>
          <table:table-cell table:style-name="ce22" table:formula="of:=INDIRECT(&quot;'Art. 5.3(a)'!&quot;&amp;[.$B$1])" office:value-type="string">
            <text:p>Luxembourg</text:p>
          </table:table-cell>
          <table:table-cell table:style-name="ce22" table:formula="of:=INDIRECT(&quot;'Art. 5.3(b)'!&quot;&amp;[.$B$1])" office:value-type="string">
            <text:p>Luxembourg</text:p>
          </table:table-cell>
          <table:table-cell table:style-name="ce22" table:formula="of:=INDIRECT(&quot;'Art. 5.3(c)'!&quot;&amp;[.$B$1])" office:value-type="string">
            <text:p>Luxembourg</text:p>
          </table:table-cell>
          <table:table-cell table:style-name="ce22" table:formula="of:=INDIRECT(&quot;'Art. 5.3(d)'!&quot;&amp;[.$B$1])" office:value-type="string">
            <text:p>Luxembourg</text:p>
          </table:table-cell>
          <table:table-cell table:style-name="ce22" table:formula="of:=INDIRECT(&quot;'Art. 5.3(e)'!&quot;&amp;[.$B$1])" office:value-type="string">
            <text:p>Luxembourg</text:p>
          </table:table-cell>
          <table:table-cell table:style-name="ce22" table:formula="of:=INDIRECT(&quot;'Art. 5.3(f)'!&quot;&amp;[.$B$1])" office:value-type="string">
            <text:p>Luxembourg</text:p>
          </table:table-cell>
          <table:table-cell table:style-name="ce22" table:formula="of:=INDIRECT(&quot;'Art. 5.3(g)'!&quot;&amp;[.$B$1])" office:value-type="string">
            <text:p>Luxembourg</text:p>
          </table:table-cell>
          <table:table-cell table:style-name="ce22" table:formula="of:=INDIRECT(&quot;'Art. 5.3(h)'!&quot;&amp;[.$B$1])" office:value-type="string">
            <text:p>Luxembourg</text:p>
          </table:table-cell>
          <table:table-cell table:style-name="ce22" table:formula="of:=INDIRECT(&quot;'Art. 5.3(i)'!&quot;&amp;[.$B$1])" office:value-type="string">
            <text:p>Luxembourg</text:p>
          </table:table-cell>
          <table:table-cell table:style-name="ce22" table:formula="of:=INDIRECT(&quot;'Art. 5.3(j)'!&quot;&amp;[.$B$1])" office:value-type="string">
            <text:p>Luxembourg</text:p>
          </table:table-cell>
          <table:table-cell table:style-name="ce22" table:formula="of:=INDIRECT(&quot;'Art. 5.3(k)'!&quot;&amp;[.$B$1])" office:value-type="string">
            <text:p>Luxembourg</text:p>
          </table:table-cell>
          <table:table-cell table:style-name="ce22" table:formula="of:=INDIRECT(&quot;'Art. 5.3(l)'!&quot;&amp;[.$B$1])" office:value-type="string">
            <text:p>Luxembourg</text:p>
          </table:table-cell>
          <table:table-cell table:style-name="ce22" table:formula="of:=INDIRECT(&quot;'Art. 5.3(m)'!&quot;&amp;[.$B$1])" office:value-type="string">
            <text:p>Luxembourg</text:p>
          </table:table-cell>
          <table:table-cell table:style-name="ce22" table:formula="of:=INDIRECT(&quot;'Art. 5.3(n)'!&quot;&amp;[.$B$1])" office:value-type="string">
            <text:p>Luxembourg</text:p>
          </table:table-cell>
          <table:table-cell table:style-name="ce22" table:formula="of:=INDIRECT(&quot;'Art. 5.3(o)'!&quot;&amp;[.$B$1])" office:value-type="string">
            <text:p>Luxembourg</text:p>
          </table:table-cell>
          <table:table-cell table:style-name="ce22" table:formula="of:=INDIRECT(&quot;'Orphan Works'!&quot;&amp;[.$B$1])" office:value-type="string">
            <text:p>Luxembourg</text:p>
          </table:table-cell>
        </table:table-row>
        <table:table-row table:style-name="ro2">
          <table:table-cell table:style-name="ce21" office:value-type="string">
            <text:p>Austria</text:p>
          </table:table-cell>
          <table:table-cell table:style-name="ce21" office:value-type="string">
            <text:p>$B:B</text:p>
          </table:table-cell>
          <table:table-cell table:style-name="ce29" office:value-type="string">
            <text:p>Implemented</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cell table:style-name="ce22" office:value-type="string">
            <text:p>No</text:p>
          </table:table-cell>
          <table:table-cell table:style-name="ce22" office:value-type="string">
            <text:p>No</text:p>
          </table:table-cell>
          <table:table-cell table:style-name="ce22" office:value-type="string">
            <text:p>Yes</text:p>
          </table:table-cell>
          <table:table-cell table:style-name="ce22" office:value-type="string">
            <text:p>No</text:p>
          </table:table-cell>
          <table:table-cell table:style-name="ce22" office:value-type="string">
            <text:p>No</text:p>
          </table:table-cell>
          <table:table-cell table:style-name="ce22" office:value-type="string">
            <text:p>Yes</text:p>
          </table:table-cell>
          <table:table-cell table:style-name="ce22" office:value-type="string">
            <text:p>No</text:p>
          </table:table-cell>
          <table:table-cell table:style-name="ce22" office:value-type="string">
            <text:p>Yes</text:p>
          </table:table-cell>
        </table:table-row>
        <table:table-row table:style-name="ro2">
          <table:table-cell table:style-name="ce21" office:value-type="string">
            <text:p>Belgium</text:p>
          </table:table-cell>
          <table:table-cell table:style-name="ce21" office:value-type="string">
            <text:p>$C:C</text:p>
          </table:table-cell>
          <table:table-cell table:style-name="ce29" office:value-type="string">
            <text:p>Remuneration</text:p>
          </table:table-cell>
          <table:table-cell table:style-name="ce22" office:value-type="string">
            <text:p>No</text:p>
          </table:table-cell>
          <table:table-cell table:style-name="ce22"/>
          <table:table-cell table:style-name="ce22" office:value-type="string">
            <text:p>Yes</text:p>
          </table:table-cell>
          <table:table-cell table:style-name="ce22" office:value-type="string">
            <text:p>No</text:p>
          </table:table-cell>
          <table:table-cell table:style-name="ce22" office:value-type="string">
            <text:p>No</text:p>
          </table:table-cell>
          <table:table-cell table:style-name="ce22"/>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table:table-cell table:style-name="ce22" office:value-type="string">
            <text:p>No</text:p>
          </table:table-cell>
          <table:table-cell table:number-columns-repeated="2" table:style-name="ce22"/>
          <table:table-cell table:style-name="ce22" office:value-type="string">
            <text:p>No</text:p>
          </table:table-cell>
          <table:table-cell table:number-columns-repeated="2" table:style-name="ce22"/>
          <table:table-cell table:style-name="ce22" office:value-type="string">
            <text:p>No</text:p>
          </table:table-cell>
          <table:table-cell table:number-columns-repeated="2" table:style-name="ce22"/>
        </table:table-row>
        <table:table-row table:style-name="ro2">
          <table:table-cell table:style-name="ce30" office:value-type="string">
            <text:p>Bulgaria</text:p>
          </table:table-cell>
          <table:table-cell table:style-name="ce30" office:value-type="string">
            <text:p>$D:D</text:p>
          </table:table-cell>
          <table:table-cell table:style-name="ce31" office:value-type="string">
            <text:p>Time in effect (YYYY-MM-DD)</text:p>
          </table:table-cell>
          <table:table-cell table:style-name="ce32" office:value-type="string">
            <text:p>2004-01-18</text:p>
          </table:table-cell>
          <table:table-cell table:style-name="ce32"/>
          <table:table-cell table:style-name="ce32" office:value-type="string">
            <text:p>2004-04-18</text:p>
          </table:table-cell>
          <table:table-cell table:style-name="ce32" office:value-type="string">
            <text:p>2004-04-18</text:p>
          </table:table-cell>
          <table:table-cell table:style-name="ce32" office:value-type="string">
            <text:p>2004-04-18</text:p>
          </table:table-cell>
          <table:table-cell table:style-name="ce32"/>
          <table:table-cell table:style-name="ce32" office:value-type="string">
            <text:p>2004-04-18</text:p>
          </table:table-cell>
          <table:table-cell table:style-name="ce32" office:value-type="string">
            <text:p>2004-04-18</text:p>
          </table:table-cell>
          <table:table-cell table:style-name="ce32" office:value-type="string">
            <text:p>2004-04-18</text:p>
          </table:table-cell>
          <table:table-cell table:style-name="ce32" office:value-type="string">
            <text:p>2004-04-18</text:p>
          </table:table-cell>
          <table:table-cell table:style-name="ce32" office:value-type="string">
            <text:p>2004-04-18</text:p>
          </table:table-cell>
          <table:table-cell table:style-name="ce32" office:value-type="string">
            <text:p>2004-04-18</text:p>
          </table:table-cell>
          <table:table-cell table:style-name="ce32"/>
          <table:table-cell table:style-name="ce32" office:value-type="string">
            <text:p>2004-04-18</text:p>
          </table:table-cell>
          <table:table-cell table:number-columns-repeated="2" table:style-name="ce32"/>
          <table:table-cell table:style-name="ce32" office:value-type="string">
            <text:p>2004-04-18</text:p>
          </table:table-cell>
          <table:table-cell table:number-columns-repeated="2" table:style-name="ce32"/>
          <table:table-cell table:style-name="ce32" office:value-type="string">
            <text:p>2004-04-18</text:p>
          </table:table-cell>
          <table:table-cell table:style-name="ce32"/>
          <table:table-cell table:style-name="ce32" office:value-type="string">
            <text:p>2015-12-03</text:p>
          </table:table-cell>
        </table:table-row>
        <table:table-row table:style-name="ro2">
          <table:table-cell table:style-name="ce21" office:value-type="string">
            <text:p>Croatia</text:p>
          </table:table-cell>
          <table:table-cell table:style-name="ce21" office:value-type="string">
            <text:p>$E:E</text:p>
          </table:table-cell>
          <table:table-cell table:style-name="ce29" office:value-type="string">
            <text:p>Article Number in local act (TEXT)</text:p>
          </table:table-cell>
          <table:table-cell table:style-name="ce22" office:value-type="string">
            <text:p>Art. 10 (5)</text:p>
          </table:table-cell>
          <table:table-cell table:style-name="ce22"/>
          <table:table-cell table:style-name="ce22" office:value-type="string">
            <text:p>Art. 10 (4)</text:p>
          </table:table-cell>
          <table:table-cell table:style-name="ce22" office:value-type="string">
            <text:p>Art.10 (10)</text:p>
          </table:table-cell>
          <table:table-cell table:style-name="ce22" office:value-type="string">
            <text:p>Art.10 (9)</text:p>
          </table:table-cell>
          <table:table-cell table:style-name="ce22"/>
          <table:table-cell table:style-name="ce22" office:value-type="string">
            <text:p>Art 10 (2)</text:p>
          </table:table-cell>
          <table:table-cell table:style-name="ce22" office:value-type="string">
            <text:p>Art 10 (11)</text:p>
          </table:table-cell>
          <table:table-cell table:style-name="ce22" office:value-type="string">
            <text:p>Art. 10 (3)</text:p>
          </table:table-cell>
          <table:table-cell table:style-name="ce22" office:value-type="string">
            <text:p>Art. 10 (1)</text:p>
          </table:table-cell>
          <table:table-cell table:style-name="ce22" office:value-type="string">
            <text:p>Art. 10 (12)</text:p>
          </table:table-cell>
          <table:table-cell table:style-name="ce22" office:value-type="string">
            <text:p>Art. 10 (8)</text:p>
          </table:table-cell>
          <table:table-cell table:style-name="ce22"/>
          <table:table-cell table:style-name="ce22" office:value-type="string">
            <text:p>Art. 10 (7)</text:p>
          </table:table-cell>
          <table:table-cell table:number-columns-repeated="2" table:style-name="ce22"/>
          <table:table-cell table:style-name="ce22" office:value-type="string">
            <text:p>Art. 10 (6)</text:p>
          </table:table-cell>
          <table:table-cell table:number-columns-repeated="2" table:style-name="ce22"/>
          <table:table-cell table:style-name="ce22" office:value-type="string">
            <text:p>Art. 10 (14)</text:p>
          </table:table-cell>
          <table:table-cell table:number-columns-repeated="2" table:style-name="ce22"/>
        </table:table-row>
        <table:table-row table:style-name="ro2">
          <table:table-cell table:style-name="ce21" office:value-type="string">
            <text:p>Republic of Cyprus</text:p>
          </table:table-cell>
          <table:table-cell table:style-name="ce21" office:value-type="string">
            <text:p>$F:F</text:p>
          </table:table-cell>
          <table:table-cell table:style-name="ce29" office:value-type="string">
            <text:p>Link to article (URL)</text:p>
          </table:table-cell>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22"/>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22"/>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22"/>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number-columns-repeated="2" table:style-name="ce22"/>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number-columns-repeated="2" table:style-name="ce22"/>
          <table:table-cell table:style-name="ce33" office:value-type="string" office:value="http://www.legilux.public.lu/leg/a/archives/2001/0050/2001A10421.html">
            <text:p><text:a xlink:href="http://www.legilux.public.lu/leg/a/archives/2001/0050/2001A10421.html">http://www.legilux.public.lu/leg/a/archives/2001/0050/2001A10421.html</text:a></text:p>
          </table:table-cell>
          <table:table-cell table:style-name="ce22"/>
          <table:table-cell table:style-name="ce33" office:value-type="string" office:value="http://www.legilux.public.lu/leg/a/archives/2015/0227/2015A4860A.html">
            <text:p><text:a xlink:href="http://www.legilux.public.lu/leg/a/archives/2015/0227/2015A4860A.html">http://www.legilux.public.lu/leg/a/archives/2015/0227/2015A4860A.html</text:a></text:p>
          </table:table-cell>
        </table:table-row>
        <table:table-row table:style-name="ro2">
          <table:table-cell table:style-name="ce21" office:value-type="string">
            <text:p>Czech Republic</text:p>
          </table:table-cell>
          <table:table-cell table:style-name="ce21" office:value-type="string">
            <text:p>$G:G</text:p>
          </table:table-cell>
          <table:table-cell table:style-name="ce29" office:value-type="string">
            <text:p>Link to WIPO LEX (URL)</text:p>
          </table:table-cell>
          <table:table-cell table:style-name="ce33" office:value-type="string" office:value="http://www.wipo.int/wipolex/en/text.jsp?file_id=128654">
            <text:p><text:a xlink:href="http://www.wipo.int/wipolex/en/text.jsp?file_id=128654">http://www.wipo.int/wipolex/en/text.jsp?file_id=128654</text:a></text:p>
          </table:table-cell>
          <table:table-cell table:style-name="ce22"/>
          <table:table-cell table:style-name="ce33" office:value-type="string" office:value="http://www.wipo.int/wipolex/en/text.jsp?file_id=128654">
            <text:p><text:a xlink:href="http://www.wipo.int/wipolex/en/text.jsp?file_id=128654">http://www.wipo.int/wipolex/en/text.jsp?file_id=128654</text:a></text:p>
          </table:table-cell>
          <table:table-cell table:style-name="ce33" office:value-type="string" office:value="http://www.wipo.int/wipolex/en/text.jsp?file_id=128654">
            <text:p><text:a xlink:href="http://www.wipo.int/wipolex/en/text.jsp?file_id=128654">http://www.wipo.int/wipolex/en/text.jsp?file_id=128654</text:a></text:p>
          </table:table-cell>
          <table:table-cell table:style-name="ce33" office:value-type="string" office:value="http://www.wipo.int/wipolex/en/text.jsp?file_id=128654">
            <text:p><text:a xlink:href="http://www.wipo.int/wipolex/en/text.jsp?file_id=128654">http://www.wipo.int/wipolex/en/text.jsp?file_id=128654</text:a></text:p>
          </table:table-cell>
          <table:table-cell table:style-name="ce22"/>
          <table:table-cell table:style-name="ce33" office:value-type="string" office:value="http://www.wipo.int/wipolex/en/text.jsp?file_id=128654">
            <text:p><text:a xlink:href="http://www.wipo.int/wipolex/en/text.jsp?file_id=128654">http://www.wipo.int/wipolex/en/text.jsp?file_id=128654</text:a></text:p>
          </table:table-cell>
          <table:table-cell table:style-name="ce33" office:value-type="string" office:value="http://www.wipo.int/wipolex/en/text.jsp?file_id=128654">
            <text:p><text:a xlink:href="http://www.wipo.int/wipolex/en/text.jsp?file_id=128654">http://www.wipo.int/wipolex/en/text.jsp?file_id=128654</text:a></text:p>
          </table:table-cell>
          <table:table-cell table:style-name="ce33" office:value-type="string" office:value="http://www.wipo.int/wipolex/en/text.jsp?file_id=128654">
            <text:p><text:a xlink:href="http://www.wipo.int/wipolex/en/text.jsp?file_id=128654">http://www.wipo.int/wipolex/en/text.jsp?file_id=128654</text:a></text:p>
          </table:table-cell>
          <table:table-cell table:style-name="ce33" office:value-type="string" office:value="http://www.wipo.int/wipolex/en/text.jsp?file_id=128654">
            <text:p><text:a xlink:href="http://www.wipo.int/wipolex/en/text.jsp?file_id=128654">http://www.wipo.int/wipolex/en/text.jsp?file_id=128654</text:a></text:p>
          </table:table-cell>
          <table:table-cell table:style-name="ce33" office:value-type="string" office:value="http://www.wipo.int/wipolex/en/text.jsp?file_id=128654">
            <text:p><text:a xlink:href="http://www.wipo.int/wipolex/en/text.jsp?file_id=128654">http://www.wipo.int/wipolex/en/text.jsp?file_id=128654</text:a></text:p>
          </table:table-cell>
          <table:table-cell table:style-name="ce33" office:value-type="string" office:value="http://www.wipo.int/wipolex/en/text.jsp?file_id=128654">
            <text:p><text:a xlink:href="http://www.wipo.int/wipolex/en/text.jsp?file_id=128654">http://www.wipo.int/wipolex/en/text.jsp?file_id=128654</text:a></text:p>
          </table:table-cell>
          <table:table-cell table:style-name="ce22"/>
          <table:table-cell table:style-name="ce33" office:value-type="string" office:value="http://www.wipo.int/wipolex/en/text.jsp?file_id=128654">
            <text:p><text:a xlink:href="http://www.wipo.int/wipolex/en/text.jsp?file_id=128654">http://www.wipo.int/wipolex/en/text.jsp?file_id=128654</text:a></text:p>
          </table:table-cell>
          <table:table-cell table:number-columns-repeated="2" table:style-name="ce22"/>
          <table:table-cell table:style-name="ce33" office:value-type="string" office:value="http://www.wipo.int/wipolex/en/text.jsp?file_id=128654">
            <text:p><text:a xlink:href="http://www.wipo.int/wipolex/en/text.jsp?file_id=128654">http://www.wipo.int/wipolex/en/text.jsp?file_id=128654</text:a></text:p>
          </table:table-cell>
          <table:table-cell table:number-columns-repeated="2" table:style-name="ce22"/>
          <table:table-cell table:style-name="ce33" office:value-type="string" office:value="http://www.wipo.int/wipolex/en/text.jsp?file_id=128654">
            <text:p><text:a xlink:href="http://www.wipo.int/wipolex/en/text.jsp?file_id=128654">http://www.wipo.int/wipolex/en/text.jsp?file_id=128654</text:a></text:p>
          </table:table-cell>
          <table:table-cell table:number-columns-repeated="2" table:style-name="ce22"/>
        </table:table-row>
        <table:table-row table:style-name="ro2">
          <table:table-cell table:style-name="ce21" office:value-type="string">
            <text:p>Denmark</text:p>
          </table:table-cell>
          <table:table-cell table:style-name="ce21" office:value-type="string">
            <text:p>$H:H</text:p>
          </table:table-cell>
          <table:table-cell table:style-name="ce23" office:value-type="string">
            <text:p>Last updated</text:p>
          </table:table-cell>
          <table:table-cell table:number-columns-repeated="22" table:style-name="ce22"/>
        </table:table-row>
        <table:table-row table:style-name="ro2">
          <table:table-cell table:style-name="ce21" office:value-type="string">
            <text:p>Estonia</text:p>
          </table:table-cell>
          <table:table-cell table:style-name="ce21" office:value-type="string">
            <text:p>$I:I</text:p>
          </table:table-cell>
          <table:table-cell table:style-name="ce23" office:value-type="string">
            <text:p>Remarks</text:p>
          </table:table-cell>
          <table:table-cell table:style-name="ce22" office:value-type="string">
            <text:p>This exception applies insofar as the work has been lawfully made available to the public</text:p>
          </table:table-cell>
          <table:table-cell table:style-name="ce22"/>
          <table:table-cell table:style-name="ce22" office:value-type="string">
            <text:p>This exception applies insofar as the work has been lawfully made available to the public. Luxembourg law provides for fair compensation but no implementing regulation has been enacted so far in this respect. As a result, there is no private copying levy in practice.</text:p>
          </table:table-cell>
          <table:table-cell table:style-name="ce22" office:value-type="string">
            <text:p>This exception applies provided that (i) the work has been lawfully made available to the public, (ii) for the sole purpose of preserving the heritage and carry out all work reasonably necessary to safeguard this work, (iii) not to  be detrimental to the normal exploitation of such works and (iv) not to prejudice to the legitimate interests of authors. Also, the author cannot prohibit the public communication of audiovisual works by these institutions in order to promote cultural heritage, provided that such communication is analog and takes place in the premises of the institution.</text:p>
          </table:table-cell>
          <table:table-cell table:style-name="ce22" office:value-type="string">
            <text:p>This exception applies insofar as the work has been lawfully made available to the public.</text:p>
          </table:table-cell>
          <table:table-cell table:style-name="ce22"/>
          <table:table-cell table:style-name="ce22" office:value-type="string">
            <text:p>This exception applies provided that (i) the work has been lawfully made available to the public, and (ii) only short excerpts of works are used.</text:p>
          </table:table-cell>
          <table:table-cell table:style-name="ce22" office:value-type="string">
            <text:p>This exception applies insofar as the work has been lawfully made available to the public.</text:p>
          </table:table-cell>
          <table:table-cell table:style-name="ce22" office:value-type="string">
            <text:p>This exception applies insofar as the work has been lawfully made available to the public. The exception is not limited to written or broadcast works on current economic, political or religious topics. It applies to any kind of work provided that only short excerpt of works are used (except for visual works that can be used in their entirety)</text:p>
          </table:table-cell>
          <table:table-cell table:style-name="ce22" office:value-type="string">
            <text:p>This exception applies insofar as the work has been lawfully made available to the public. It only applies to  short quotations (in original version or translated) that are justified by the critical, polemic, educational, scientific or information purposes of the work in which they are incorporated, comply with fair practice, do not pursue a commercial purpose,  are justified by the specific purpose and are not detrimental to the work or its exploitation.</text:p>
          </table:table-cell>
          <table:table-cell table:style-name="ce22" office:value-type="string">
            <text:p>This exception applies insofar as the work has been lawfully made available to the public.</text:p>
          </table:table-cell>
          <table:table-cell table:style-name="ce22" office:value-type="string">
            <text:p>This exception applies insofar as the work has been lawfully made available to the public. It also applies to formal acts of public authorities and their official translations, speeches in  deliberating assemblies, in public court proceedings or in political meetings. However, the author has the only right to print his speeches. This exception does not require an information purpose.</text:p>
          </table:table-cell>
          <table:table-cell table:style-name="ce22"/>
          <table:table-cell table:style-name="ce22" office:value-type="string">
            <text:p>This exception applies insofar as the work has been lawfully made available to the public and provided that the work is not the main topic of the reproduction or communication.</text:p>
          </table:table-cell>
          <table:table-cell table:number-columns-repeated="2" table:style-name="ce22"/>
          <table:table-cell table:style-name="ce22" office:value-type="string">
            <text:p>This exception applies insofar as the work has been lawfully made available to the public. It applies provided that the caricature complies with fair practice in the matter, use the elements of the work strictly needed and do not denigrate the work.</text:p>
          </table:table-cell>
          <table:table-cell table:number-columns-repeated="2" table:style-name="ce22"/>
          <table:table-cell table:style-name="ce22" office:value-type="string">
            <text:p>This exception applies insofar as the work has been lawfully made available to the public.</text:p>
          </table:table-cell>
          <table:table-cell table:number-columns-repeated="2" table:style-name="ce22"/>
        </table:table-row>
        <table:table-row table:style-name="ro2">
          <table:table-cell table:style-name="ce21" office:value-type="string">
            <text:p>Finland</text:p>
          </table:table-cell>
          <table:table-cell table:style-name="ce21" office:value-type="string">
            <text:p>$J:J</text:p>
          </table:table-cell>
          <table:table-cell table:style-name="ce23" office:value-type="string">
            <text:p>Contested</text:p>
          </table:table-cell>
          <table:table-cell table:number-columns-repeated="10" table:style-name="ce22"/>
          <table:table-cell table:style-name="ce22" office:value-type="string">
            <text:p>No</text:p>
          </table:table-cell>
          <table:table-cell table:style-name="ce22"/>
          <table:table-cell table:style-name="ce22" office:value-type="string">
            <text:p>No</text:p>
          </table:table-cell>
          <table:table-cell table:style-name="ce22"/>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style-name="ce22" office:value-type="string">
            <text:p>No</text:p>
          </table:table-cell>
          <table:table-cell table:number-columns-repeated="2" table:style-name="ce22"/>
        </table:table-row>
        <table:table-row table:style-name="ro2">
          <table:table-cell table:style-name="ce21" office:value-type="string">
            <text:p>France</text:p>
          </table:table-cell>
          <table:table-cell table:style-name="ce21" office:value-type="string">
            <text:p>$K:K</text:p>
          </table:table-cell>
          <table:table-cell table:style-name="ce23"/>
          <table:table-cell table:number-columns-repeated="22" table:style-name="ce22"/>
        </table:table-row>
        <table:table-row table:style-name="ro2">
          <table:table-cell table:style-name="ce21" office:value-type="string">
            <text:p>Germany</text:p>
          </table:table-cell>
          <table:table-cell table:style-name="ce21" office:value-type="string">
            <text:p>$L:L</text:p>
          </table:table-cell>
          <table:table-cell table:style-name="ce23"/>
          <table:table-cell table:number-columns-repeated="22" table:style-name="ce22"/>
        </table:table-row>
        <table:table-row table:style-name="ro2">
          <table:table-cell table:style-name="ce21" office:value-type="string">
            <text:p>Greece</text:p>
          </table:table-cell>
          <table:table-cell table:style-name="ce21" office:value-type="string">
            <text:p>$M:M</text:p>
          </table:table-cell>
          <table:table-cell table:style-name="ce23"/>
          <table:table-cell table:number-columns-repeated="22" table:style-name="ce22"/>
        </table:table-row>
        <table:table-row table:style-name="ro2">
          <table:table-cell table:style-name="ce21" office:value-type="string">
            <text:p>Hungary</text:p>
          </table:table-cell>
          <table:table-cell table:style-name="ce21" office:value-type="string">
            <text:p>$N:N</text:p>
          </table:table-cell>
          <table:table-cell table:style-name="ce23"/>
          <table:table-cell table:number-columns-repeated="22" table:style-name="ce22"/>
        </table:table-row>
        <table:table-row table:style-name="ro2">
          <table:table-cell table:style-name="ce21" office:value-type="string">
            <text:p>Ireland</text:p>
          </table:table-cell>
          <table:table-cell table:style-name="ce21" office:value-type="string">
            <text:p>$O:O</text:p>
          </table:table-cell>
          <table:table-cell table:style-name="ce23"/>
          <table:table-cell table:number-columns-repeated="22" table:style-name="ce22"/>
        </table:table-row>
        <table:table-row table:style-name="ro2">
          <table:table-cell table:style-name="ce21" office:value-type="string">
            <text:p>Italy</text:p>
          </table:table-cell>
          <table:table-cell table:style-name="ce21" office:value-type="string">
            <text:p>$P:P</text:p>
          </table:table-cell>
          <table:table-cell table:style-name="ce23"/>
          <table:table-cell table:number-columns-repeated="22" table:style-name="ce22"/>
        </table:table-row>
        <table:table-row table:style-name="ro2">
          <table:table-cell table:style-name="ce21" office:value-type="string">
            <text:p>Latvia</text:p>
          </table:table-cell>
          <table:table-cell table:style-name="ce21" office:value-type="string">
            <text:p>$Q:Q</text:p>
          </table:table-cell>
          <table:table-cell table:style-name="ce23"/>
          <table:table-cell table:number-columns-repeated="22" table:style-name="ce22"/>
        </table:table-row>
        <table:table-row table:style-name="ro2">
          <table:table-cell table:style-name="ce21" office:value-type="string">
            <text:p>Lithuania</text:p>
          </table:table-cell>
          <table:table-cell table:style-name="ce21" office:value-type="string">
            <text:p>$R:R</text:p>
          </table:table-cell>
          <table:table-cell table:style-name="ce23"/>
          <table:table-cell table:number-columns-repeated="22" table:style-name="ce22"/>
        </table:table-row>
        <table:table-row table:style-name="ro2">
          <table:table-cell table:style-name="ce21" office:value-type="string">
            <text:p>Luxembourg</text:p>
          </table:table-cell>
          <table:table-cell table:style-name="ce21" office:value-type="string">
            <text:p>$S:S</text:p>
          </table:table-cell>
          <table:table-cell table:style-name="ce23"/>
          <table:table-cell table:number-columns-repeated="22" table:style-name="ce22"/>
        </table:table-row>
        <table:table-row table:style-name="ro2">
          <table:table-cell table:style-name="ce21" office:value-type="string">
            <text:p>Malta</text:p>
          </table:table-cell>
          <table:table-cell table:style-name="ce21" office:value-type="string">
            <text:p>$T:T</text:p>
          </table:table-cell>
          <table:table-cell table:style-name="ce23"/>
          <table:table-cell table:number-columns-repeated="22" table:style-name="ce22"/>
        </table:table-row>
        <table:table-row table:style-name="ro2">
          <table:table-cell table:style-name="ce21" office:value-type="string">
            <text:p>Netherlands</text:p>
          </table:table-cell>
          <table:table-cell table:style-name="ce21" office:value-type="string">
            <text:p>$U:U</text:p>
          </table:table-cell>
          <table:table-cell table:style-name="ce23"/>
          <table:table-cell table:number-columns-repeated="22" table:style-name="ce22"/>
        </table:table-row>
        <table:table-row table:style-name="ro2">
          <table:table-cell table:style-name="ce21" office:value-type="string">
            <text:p>Poland</text:p>
          </table:table-cell>
          <table:table-cell table:style-name="ce21" office:value-type="string">
            <text:p>$V:V</text:p>
          </table:table-cell>
          <table:table-cell table:style-name="ce23"/>
          <table:table-cell table:number-columns-repeated="22" table:style-name="ce22"/>
        </table:table-row>
        <table:table-row table:style-name="ro2">
          <table:table-cell table:style-name="ce21" office:value-type="string">
            <text:p>Portugal</text:p>
          </table:table-cell>
          <table:table-cell table:style-name="ce21" office:value-type="string">
            <text:p>$W:W</text:p>
          </table:table-cell>
          <table:table-cell table:style-name="ce23"/>
          <table:table-cell table:number-columns-repeated="22" table:style-name="ce22"/>
        </table:table-row>
        <table:table-row table:style-name="ro2">
          <table:table-cell table:style-name="ce21" office:value-type="string">
            <text:p>Romania</text:p>
          </table:table-cell>
          <table:table-cell table:style-name="ce21" office:value-type="string">
            <text:p>$X:X</text:p>
          </table:table-cell>
          <table:table-cell table:style-name="ce23"/>
          <table:table-cell table:number-columns-repeated="22" table:style-name="ce22"/>
        </table:table-row>
        <table:table-row table:style-name="ro2">
          <table:table-cell table:style-name="ce21" office:value-type="string">
            <text:p>Slovakia</text:p>
          </table:table-cell>
          <table:table-cell table:style-name="ce21" office:value-type="string">
            <text:p>$Y:Y</text:p>
          </table:table-cell>
          <table:table-cell table:style-name="ce23"/>
          <table:table-cell table:number-columns-repeated="22" table:style-name="ce22"/>
        </table:table-row>
        <table:table-row table:style-name="ro2">
          <table:table-cell table:style-name="ce21" office:value-type="string">
            <text:p>Slovenia</text:p>
          </table:table-cell>
          <table:table-cell table:style-name="ce21" office:value-type="string">
            <text:p>$Z:Z</text:p>
          </table:table-cell>
          <table:table-cell table:style-name="ce23"/>
          <table:table-cell table:number-columns-repeated="22" table:style-name="ce22"/>
        </table:table-row>
        <table:table-row table:style-name="ro2">
          <table:table-cell table:style-name="ce21" office:value-type="string">
            <text:p>Spain</text:p>
          </table:table-cell>
          <table:table-cell table:style-name="ce21" office:value-type="string">
            <text:p>$AA:AA</text:p>
          </table:table-cell>
          <table:table-cell table:style-name="ce23"/>
          <table:table-cell table:number-columns-repeated="22" table:style-name="ce22"/>
        </table:table-row>
        <table:table-row table:style-name="ro2">
          <table:table-cell table:style-name="ce21" office:value-type="string">
            <text:p>Sweden</text:p>
          </table:table-cell>
          <table:table-cell table:style-name="ce21" office:value-type="string">
            <text:p>$AB:AB</text:p>
          </table:table-cell>
          <table:table-cell table:style-name="ce23"/>
          <table:table-cell table:number-columns-repeated="22" table:style-name="ce22"/>
        </table:table-row>
        <table:table-row table:style-name="ro2">
          <table:table-cell table:style-name="ce21" office:value-type="string">
            <text:p>United Kingdom</text:p>
          </table:table-cell>
          <table:table-cell table:style-name="ce21" office:value-type="string">
            <text:p>$AC:AC</text:p>
          </table:table-cell>
          <table:table-cell table:style-name="ce23"/>
          <table:table-cell table:number-columns-repeated="22" table:style-name="ce22"/>
        </table:table-row>
        <table:table-row table:style-name="ro2">
          <table:table-cell table:style-name="ce21" office:value-type="string">
            <text:p>Norway</text:p>
          </table:table-cell>
          <table:table-cell table:style-name="ce21" office:value-type="string">
            <text:p>$AD:AD</text:p>
          </table:table-cell>
          <table:table-cell table:style-name="ce23"/>
          <table:table-cell table:number-columns-repeated="22" table:style-name="ce22"/>
        </table:table-row>
        <table:table-row table:style-name="ro2">
          <table:table-cell table:style-name="ce21" office:value-type="string">
            <text:p>Switzerland</text:p>
          </table:table-cell>
          <table:table-cell table:style-name="ce21" office:value-type="string">
            <text:p>$AE:AE</text:p>
          </table:table-cell>
          <table:table-cell table:style-name="ce23"/>
          <table:table-cell table:number-columns-repeated="22" table:style-name="ce22"/>
        </table:table-row>
        <table:table-row table:style-name="ro2">
          <table:table-cell table:style-name="ce21" office:value-type="string">
            <text:p>Iceland</text:p>
          </table:table-cell>
          <table:table-cell table:style-name="ce21" office:value-type="string">
            <text:p>$AF:AF</text:p>
          </table:table-cell>
          <table:table-cell table:style-name="ce23"/>
          <table:table-cell table:number-columns-repeated="22" table:style-name="ce22"/>
        </table:table-row>
      </table:table>
      <table:table table:name="Summary" table:style-name="ta2" table:print="false">
        <office:forms form:automatic-focus="false" form:apply-design-mode="false"/>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8" table:default-cell-style-name="ce15"/>
        <table:table-column table:style-name="co10" table:default-cell-style-name="ce15"/>
        <table:table-column table:style-name="co11" table:default-cell-style-name="ce15"/>
        <table:table-column table:style-name="co12" table:default-cell-style-name="ce15"/>
        <table:table-column table:style-name="co13" table:number-columns-repeated="2" table:default-cell-style-name="ce15"/>
        <table:table-column table:style-name="co7" table:default-cell-style-name="ce15"/>
        <table:table-column table:style-name="co12" table:default-cell-style-name="ce15"/>
        <table:table-column table:style-name="co13" table:default-cell-style-name="ce15"/>
        <table:table-column table:style-name="co14" table:default-cell-style-name="ce15"/>
        <table:table-column table:style-name="co7" table:default-cell-style-name="ce15"/>
        <table:table-column table:style-name="co15" table:default-cell-style-name="ce15"/>
        <table:table-column table:style-name="co16" table:default-cell-style-name="ce15"/>
        <table:table-column table:style-name="co12" table:default-cell-style-name="ce15"/>
        <table:table-column table:style-name="co17" table:default-cell-style-name="ce15"/>
        <table:table-column table:style-name="co18" table:default-cell-style-name="ce15"/>
        <table:table-column table:style-name="co19" table:default-cell-style-name="ce15"/>
        <table:table-column table:style-name="co7" table:default-cell-style-name="ce15"/>
        <table:table-column table:style-name="co9" table:default-cell-style-name="ce15"/>
        <table:table-column table:style-name="co20" table:default-cell-style-name="ce15"/>
        <table:table-column table:style-name="co14" table:default-cell-style-name="ce15"/>
        <table:table-column table:style-name="co21" table:default-cell-style-name="ce15"/>
        <table:table-column table:style-name="co22" table:default-cell-style-name="ce15"/>
        <table:table-column table:style-name="co8" table:default-cell-style-name="ce15"/>
        <table:table-column table:style-name="co23" table:default-cell-style-name="ce15"/>
        <table:table-column table:style-name="co24" table:default-cell-style-name="ce15"/>
        <table:table-column table:style-name="co25" table:default-cell-style-name="ce15"/>
        <table:table-column table:style-name="co8" table:default-cell-style-name="ce15"/>
        <table:table-column table:style-name="co5" table:default-cell-style-name="ce15" table:number-columns-repeated="224"/>
        <table:table-row table:style-name="ro3">
          <table:table-cell table:style-name="ce34" office:value-type="string">
            <text:p>Data based on Infosoc report</text:p>
          </table:table-cell>
          <table:table-cell table:number-columns-repeated="31" table:style-name="ce35"/>
        </table:table-row>
        <table:table-row table:style-name="ro3">
          <table:table-cell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34" office:value-type="string">
            <text:p>Art. 5.1</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Unknown</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Yes</text:p>
          </table:table-cell>
          <table:table-cell table:formula="of:=['Art. 5.1'.2:.2]" office:value-type="string">
            <text:p>Unknown</text:p>
          </table:table-cell>
          <table:table-cell table:formula="of:=['Art. 5.1'.2:.2]" office:value-type="string">
            <text:p>Unknown</text:p>
          </table:table-cell>
        </table:table-row>
        <table:table-row table:style-name="ro2">
          <table:table-cell table:style-name="ce34" office:value-type="string">
            <text:p>Art. 5.2(a)</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Partly</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No</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Yes</text:p>
          </table:table-cell>
          <table:table-cell table:formula="of:=['Art. 5.2(a)'.$2:.$2]" office:value-type="string">
            <text:p>No</text:p>
          </table:table-cell>
          <table:table-cell table:formula="of:=['Art. 5.2(a)'.$2:.$2]" office:value-type="string">
            <text:p>Yes</text:p>
          </table:table-cell>
          <table:table-cell table:formula="of:=['Art. 5.2(a)'.$2:.$2]" office:value-type="string">
            <text:p>Unknown</text:p>
          </table:table-cell>
          <table:table-cell table:formula="of:=['Art. 5.2(a)'.$2:.$2]" office:value-type="string">
            <text:p>Unknown</text:p>
          </table:table-cell>
        </table:table-row>
        <table:table-row table:style-name="ro2">
          <table:table-cell table:style-name="ce34" office:value-type="string">
            <text:p>Art. 5.2(b)</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Partly</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Yes</text:p>
          </table:table-cell>
          <table:table-cell table:formula="of:=['Art. 5.2(b)'.$2:.$2]" office:value-type="string">
            <text:p>No</text:p>
          </table:table-cell>
          <table:table-cell table:formula="of:=['Art. 5.2(b)'.$2:.$2]" office:value-type="string">
            <text:p>Yes</text:p>
          </table:table-cell>
          <table:table-cell table:formula="of:=['Art. 5.2(b)'.$2:.$2]" office:value-type="string">
            <text:p>Unknown</text:p>
          </table:table-cell>
          <table:table-cell table:formula="of:=['Art. 5.2(b)'.$2:.$2]" office:value-type="string">
            <text:p>Unknown</text:p>
          </table:table-cell>
        </table:table-row>
        <table:table-row table:style-name="ro2">
          <table:table-cell table:style-name="ce34" office:value-type="string">
            <text:p>Art. 5.2(c)</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Partly</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Yes</text:p>
          </table:table-cell>
          <table:table-cell table:formula="of:=['Art. 5.2(c)'.$2:.$2]" office:value-type="string">
            <text:p>Unknown</text:p>
          </table:table-cell>
          <table:table-cell table:formula="of:=['Art. 5.2(c)'.$2:.$2]" office:value-type="string">
            <text:p>Unknown</text:p>
          </table:table-cell>
        </table:table-row>
        <table:table-row table:style-name="ro2">
          <table:table-cell table:style-name="ce34" office:value-type="string">
            <text:p>Art. 5.2(d)</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No</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Partly</text:p>
          </table:table-cell>
          <table:table-cell table:formula="of:=['Art. 5.2(d)'.$2:.$2]" office:value-type="string">
            <text:p>Partly</text:p>
          </table:table-cell>
          <table:table-cell table:formula="of:=['Art. 5.2(d)'.$2:.$2]" office:value-type="string">
            <text:p>Yes</text:p>
          </table:table-cell>
          <table:table-cell table:formula="of:=['Art. 5.2(d)'.$2:.$2]" office:value-type="string">
            <text:p>Yes</text:p>
          </table:table-cell>
          <table:table-cell table:formula="of:=['Art. 5.2(d)'.$2:.$2]" office:value-type="string">
            <text:p>Yes</text:p>
          </table:table-cell>
          <table:table-cell table:formula="of:=['Art. 5.2(d)'.$2:.$2]" office:value-type="string">
            <text:p>Unknown</text:p>
          </table:table-cell>
          <table:table-cell table:formula="of:=['Art. 5.2(d)'.$2:.$2]" office:value-type="string">
            <text:p>Unknown</text:p>
          </table:table-cell>
        </table:table-row>
        <table:table-row table:style-name="ro2">
          <table:table-cell table:style-name="ce34" office:value-type="string">
            <text:p>Art. 5.2(e)</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Partly</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No</text:p>
          </table:table-cell>
          <table:table-cell table:formula="of:=['Art. 5.2(e)'.$2:.$2]" office:value-type="string">
            <text:p>Yes</text:p>
          </table:table-cell>
          <table:table-cell table:formula="of:=['Art. 5.2(e)'.$2:.$2]" office:value-type="string">
            <text:p>Yes</text:p>
          </table:table-cell>
          <table:table-cell table:formula="of:=['Art. 5.2(e)'.$2:.$2]" office:value-type="string">
            <text:p>Unknown</text:p>
          </table:table-cell>
          <table:table-cell table:formula="of:=['Art. 5.2(e)'.$2:.$2]" office:value-type="string">
            <text:p>Unknown</text:p>
          </table:table-cell>
        </table:table-row>
        <table:table-row table:style-name="ro2">
          <table:table-cell table:style-name="ce34" office:value-type="string">
            <text:p>Art. 5.3(a)</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Partly</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Partly</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Yes</text:p>
          </table:table-cell>
          <table:table-cell table:formula="of:=['Art. 5.3(a)'.$2:.$2]" office:value-type="string">
            <text:p>Unknown</text:p>
          </table:table-cell>
          <table:table-cell table:formula="of:=['Art. 5.3(a)'.$2:.$2]" office:value-type="string">
            <text:p>Unknown</text:p>
          </table:table-cell>
        </table:table-row>
        <table:table-row table:style-name="ro2">
          <table:table-cell table:style-name="ce34" office:value-type="string">
            <text:p>Art. 5.3(b)</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Yes</text:p>
          </table:table-cell>
          <table:table-cell table:formula="of:=['Art. 5.3(b)'.$2:.$2]" office:value-type="string">
            <text:p>Unknown</text:p>
          </table:table-cell>
          <table:table-cell table:formula="of:=['Art. 5.3(b)'.$2:.$2]" office:value-type="string">
            <text:p>Unknown</text:p>
          </table:table-cell>
        </table:table-row>
        <table:table-row table:style-name="ro2">
          <table:table-cell table:style-name="ce34" office:value-type="string">
            <text:p>Art. 5.3(c)</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Partly</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Partly</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Yes</text:p>
          </table:table-cell>
          <table:table-cell table:formula="of:=['Art. 5.3(c)'.$2:.$2]" office:value-type="string">
            <text:p>Unknown</text:p>
          </table:table-cell>
          <table:table-cell table:formula="of:=['Art. 5.3(c)'.$2:.$2]" office:value-type="string">
            <text:p>Unknown</text:p>
          </table:table-cell>
        </table:table-row>
        <table:table-row table:style-name="ro2">
          <table:table-cell table:style-name="ce34" office:value-type="string">
            <text:p>Art. 5.3(d)</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Partly</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No</text:p>
          </table:table-cell>
          <table:table-cell table:formula="of:=['Art. 5.3(d)'.$2:.$2]" office:value-type="string">
            <text:p>Partly</text:p>
          </table:table-cell>
          <table:table-cell table:formula="of:=['Art. 5.3(d)'.$2:.$2]" office:value-type="string">
            <text:p>Yes</text:p>
          </table:table-cell>
          <table:table-cell table:formula="of:=['Art. 5.3(d)'.$2:.$2]" office:value-type="string">
            <text:p>Yes</text:p>
          </table:table-cell>
          <table:table-cell table:formula="of:=['Art. 5.3(d)'.$2:.$2]" office:value-type="string">
            <text:p>Yes</text:p>
          </table:table-cell>
          <table:table-cell table:formula="of:=['Art. 5.3(d)'.$2:.$2]" office:value-type="string">
            <text:p>Unknown</text:p>
          </table:table-cell>
          <table:table-cell table:formula="of:=['Art. 5.3(d)'.$2:.$2]" office:value-type="string">
            <text:p>Unknown</text:p>
          </table:table-cell>
        </table:table-row>
        <table:table-row table:style-name="ro2">
          <table:table-cell table:style-name="ce34" office:value-type="string">
            <text:p>Art. 5.3(e)</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No</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Partly</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Yes</text:p>
          </table:table-cell>
          <table:table-cell table:formula="of:=['Art. 5.3(e)'.$2:.$2]" office:value-type="string">
            <text:p>No</text:p>
          </table:table-cell>
          <table:table-cell table:formula="of:=['Art. 5.3(e)'.$2:.$2]" office:value-type="string">
            <text:p>Unknown</text:p>
          </table:table-cell>
          <table:table-cell table:formula="of:=['Art. 5.3(e)'.$2:.$2]" office:value-type="string">
            <text:p>Unknown</text:p>
          </table:table-cell>
        </table:table-row>
        <table:table-row table:style-name="ro2">
          <table:table-cell table:style-name="ce34" office:value-type="string">
            <text:p>Art. 5.3(f)</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Partly</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Yes</text:p>
          </table:table-cell>
          <table:table-cell table:formula="of:=['Art. 5.3(f)'.$2:.$2]" office:value-type="string">
            <text:p>Unknown</text:p>
          </table:table-cell>
          <table:table-cell table:formula="of:=['Art. 5.3(f)'.$2:.$2]" office:value-type="string">
            <text:p>Unknown</text:p>
          </table:table-cell>
        </table:table-row>
        <table:table-row table:style-name="ro2">
          <table:table-cell table:style-name="ce34" office:value-type="string">
            <text:p>Art. 5.3(g)</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Partly</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Yes</text:p>
          </table:table-cell>
          <table:table-cell table:formula="of:=['Art. 5.3(g)'.$2:.$2]" office:value-type="string">
            <text:p>Yes</text:p>
          </table:table-cell>
          <table:table-cell table:formula="of:=['Art. 5.3(g)'.$2:.$2]" office:value-type="string">
            <text:p>Yes</text:p>
          </table:table-cell>
          <table:table-cell table:formula="of:=['Art. 5.3(g)'.$2:.$2]" office:value-type="string">
            <text:p>No</text:p>
          </table:table-cell>
          <table:table-cell table:formula="of:=['Art. 5.3(g)'.$2:.$2]" office:value-type="string">
            <text:p>Unknown</text:p>
          </table:table-cell>
          <table:table-cell table:formula="of:=['Art. 5.3(g)'.$2:.$2]" office:value-type="string">
            <text:p>Unknown</text:p>
          </table:table-cell>
        </table:table-row>
        <table:table-row table:style-name="ro2">
          <table:table-cell table:style-name="ce34" office:value-type="string">
            <text:p>Art. 5.3(h)</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No</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No</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Partly</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Yes</text:p>
          </table:table-cell>
          <table:table-cell table:formula="of:=['Art. 5.3(h)'.$2:.$2]" office:value-type="string">
            <text:p>Unknown</text:p>
          </table:table-cell>
          <table:table-cell table:formula="of:=['Art. 5.3(h)'.$2:.$2]" office:value-type="string">
            <text:p>Unknown</text:p>
          </table:table-cell>
        </table:table-row>
        <table:table-row table:style-name="ro2">
          <table:table-cell table:style-name="ce34" office:value-type="string">
            <text:p>Art. 5.3(i)</text:p>
          </table:table-cell>
          <table:table-cell table:formula="of:=['Art. 5.3(i)'.$2:.$2]" office:value-type="string">
            <text:p>Yes</text:p>
          </table:table-cell>
          <table:table-cell table:formula="of:=['Art. 5.3(i)'.$2:.$2]" office:value-type="string">
            <text:p>No</text:p>
          </table:table-cell>
          <table:table-cell table:formula="of:=['Art. 5.3(i)'.$2:.$2]" office:value-type="string">
            <text:p>No</text:p>
          </table:table-cell>
          <table:table-cell table:formula="of:=['Art. 5.3(i)'.$2:.$2]" office:value-type="string">
            <text:p>No</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Unknown</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Partly</text:p>
          </table:table-cell>
          <table:table-cell table:formula="of:=['Art. 5.3(i)'.$2:.$2]" office:value-type="string">
            <text:p>Yes</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No</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Yes</text:p>
          </table:table-cell>
          <table:table-cell table:formula="of:=['Art. 5.3(i)'.$2:.$2]" office:value-type="string">
            <text:p>Unknown</text:p>
          </table:table-cell>
          <table:table-cell table:formula="of:=['Art. 5.3(i)'.$2:.$2]" office:value-type="string">
            <text:p>Unknown</text:p>
          </table:table-cell>
        </table:table-row>
        <table:table-row table:style-name="ro2">
          <table:table-cell table:style-name="ce34" office:value-type="string">
            <text:p>Art. 5.3(j)</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No</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Yes</text:p>
          </table:table-cell>
          <table:table-cell table:formula="of:=['Art. 5.3(j)'.$2:.$2]" office:value-type="string">
            <text:p>No</text:p>
          </table:table-cell>
          <table:table-cell table:formula="of:=['Art. 5.3(j)'.$2:.$2]" office:value-type="string">
            <text:p>Yes</text:p>
          </table:table-cell>
          <table:table-cell table:formula="of:=['Art. 5.3(j)'.$2:.$2]" office:value-type="string">
            <text:p>Partly</text:p>
          </table:table-cell>
          <table:table-cell table:formula="of:=['Art. 5.3(j)'.$2:.$2]" office:value-type="string">
            <text:p>Yes</text:p>
          </table:table-cell>
          <table:table-cell table:formula="of:=['Art. 5.3(j)'.$2:.$2]" office:value-type="string">
            <text:p>Unknown</text:p>
          </table:table-cell>
          <table:table-cell table:formula="of:=['Art. 5.3(j)'.$2:.$2]" office:value-type="string">
            <text:p>Unknown</text:p>
          </table:table-cell>
        </table:table-row>
        <table:table-row table:style-name="ro2">
          <table:table-cell table:style-name="ce34" office:value-type="string">
            <text:p>Art. 5.3(k)</text:p>
          </table:table-cell>
          <table:table-cell table:formula="of:=['Art. 5.3(k)'.$2:.$2]" office:value-type="string">
            <text:p>Partly</text:p>
          </table:table-cell>
          <table:table-cell table:formula="of:=['Art. 5.3(k)'.$2:.$2]" office:value-type="string">
            <text:p>Yes</text:p>
          </table:table-cell>
          <table:table-cell table:formula="of:=['Art. 5.3(k)'.$2:.$2]" office:value-type="string">
            <text:p>No</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No</text:p>
          </table:table-cell>
          <table:table-cell table:formula="of:=['Art. 5.3(k)'.$2:.$2]" office:value-type="string">
            <text:p>No</text:p>
          </table:table-cell>
          <table:table-cell table:formula="of:=['Art. 5.3(k)'.$2:.$2]" office:value-type="string">
            <text:p>Partly</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Partly</text:p>
          </table:table-cell>
          <table:table-cell table:formula="of:=['Art. 5.3(k)'.$2:.$2]" office:value-type="string">
            <text:p>Yes</text:p>
          </table:table-cell>
          <table:table-cell table:formula="of:=['Art. 5.3(k)'.$2:.$2]" office:value-type="string">
            <text:p>No</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Yes</text:p>
          </table:table-cell>
          <table:table-cell table:formula="of:=['Art. 5.3(k)'.$2:.$2]" office:value-type="string">
            <text:p>Unknown</text:p>
          </table:table-cell>
          <table:table-cell table:formula="of:=['Art. 5.3(k)'.$2:.$2]" office:value-type="string">
            <text:p>Unknown</text:p>
          </table:table-cell>
        </table:table-row>
        <table:table-row table:style-name="ro2">
          <table:table-cell table:style-name="ce34" office:value-type="string">
            <text:p>Art. 5.3(l)</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Partly</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Yes</text:p>
          </table:table-cell>
          <table:table-cell table:formula="of:=['Art. 5.3(l)'.$2:.$2]" office:value-type="string">
            <text:p>No</text:p>
          </table:table-cell>
          <table:table-cell table:formula="of:=['Art. 5.3(l)'.$2:.$2]" office:value-type="string">
            <text:p>Yes</text:p>
          </table:table-cell>
          <table:table-cell table:formula="of:=['Art. 5.3(l)'.$2:.$2]" office:value-type="string">
            <text:p>Yes</text:p>
          </table:table-cell>
          <table:table-cell table:formula="of:=['Art. 5.3(l)'.$2:.$2]" office:value-type="string">
            <text:p>Yes</text:p>
          </table:table-cell>
          <table:table-cell table:formula="of:=['Art. 5.3(l)'.$2:.$2]" office:value-type="string">
            <text:p>Yes</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No</text:p>
          </table:table-cell>
          <table:table-cell table:formula="of:=['Art. 5.3(l)'.$2:.$2]" office:value-type="string">
            <text:p>Unknown</text:p>
          </table:table-cell>
          <table:table-cell table:formula="of:=['Art. 5.3(l)'.$2:.$2]" office:value-type="string">
            <text:p>Unknown</text:p>
          </table:table-cell>
        </table:table-row>
        <table:table-row table:style-name="ro2">
          <table:table-cell table:style-name="ce34" office:value-type="string">
            <text:p>Art. 5.3(m)</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Unknown</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Partly</text:p>
          </table:table-cell>
          <table:table-cell table:formula="of:=['Art. 5.3(m)'.$2:.$2]" office:value-type="string">
            <text:p>No</text:p>
          </table:table-cell>
          <table:table-cell table:formula="of:=['Art. 5.3(m)'.$2:.$2]" office:value-type="string">
            <text:p>No</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Yes</text:p>
          </table:table-cell>
          <table:table-cell table:formula="of:=['Art. 5.3(m)'.$2:.$2]" office:value-type="string">
            <text:p>No</text:p>
          </table:table-cell>
          <table:table-cell table:formula="of:=['Art. 5.3(m)'.$2:.$2]" office:value-type="string">
            <text:p>Yes</text:p>
          </table:table-cell>
          <table:table-cell table:formula="of:=['Art. 5.3(m)'.$2:.$2]" office:value-type="string">
            <text:p>Yes</text:p>
          </table:table-cell>
          <table:table-cell table:formula="of:=['Art. 5.3(m)'.$2:.$2]" office:value-type="string">
            <text:p>No</text:p>
          </table:table-cell>
          <table:table-cell table:formula="of:=['Art. 5.3(m)'.$2:.$2]" office:value-type="string">
            <text:p>Partly</text:p>
          </table:table-cell>
          <table:table-cell table:formula="of:=['Art. 5.3(m)'.$2:.$2]" office:value-type="string">
            <text:p>Yes</text:p>
          </table:table-cell>
          <table:table-cell table:formula="of:=['Art. 5.3(m)'.$2:.$2]" office:value-type="string">
            <text:p>Yes</text:p>
          </table:table-cell>
          <table:table-cell table:formula="of:=['Art. 5.3(m)'.$2:.$2]" office:value-type="string">
            <text:p>Unknown</text:p>
          </table:table-cell>
          <table:table-cell table:formula="of:=['Art. 5.3(m)'.$2:.$2]" office:value-type="string">
            <text:p>Unknown</text:p>
          </table:table-cell>
        </table:table-row>
        <table:table-row table:style-name="ro2">
          <table:table-cell table:style-name="ce34" office:value-type="string">
            <text:p>Art. 5.3(n)</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Partly</text:p>
          </table:table-cell>
          <table:table-cell table:formula="of:=['Art. 5.3(n)'.$2:.$2]" office:value-type="string">
            <text:p>Yes</text:p>
          </table:table-cell>
          <table:table-cell table:formula="of:=['Art. 5.3(n)'.$2:.$2]" office:value-type="string">
            <text:p>Partly</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Yes</text:p>
          </table:table-cell>
          <table:table-cell table:formula="of:=['Art. 5.3(n)'.$2:.$2]" office:value-type="string">
            <text:p>No</text:p>
          </table:table-cell>
          <table:table-cell table:formula="of:=['Art. 5.3(n)'.$2:.$2]" office:value-type="string">
            <text:p>Unknown</text:p>
          </table:table-cell>
          <table:table-cell table:formula="of:=['Art. 5.3(n)'.$2:.$2]" office:value-type="string">
            <text:p>Unknown</text:p>
          </table:table-cell>
        </table:table-row>
        <table:table-row table:style-name="ro2">
          <table:table-cell table:style-name="ce34" office:value-type="string">
            <text:p>Art. 5.3(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No</text:p>
          </table:table-cell>
          <table:table-cell table:formula="of:=['Art. 5.3(o)'.$2:.$2]" office:value-type="string">
            <text:p>No</text:p>
          </table:table-cell>
          <table:table-cell table:formula="of:=['Art. 5.3(o)'.$2:.$2]" office:value-type="string">
            <text:p>No</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Unknown</text:p>
          </table:table-cell>
          <table:table-cell table:formula="of:=['Art. 5.3(o)'.$2:.$2]" office:value-type="string">
            <text:p>Yes</text:p>
          </table:table-cell>
          <table:table-cell table:formula="of:=['Art. 5.3(o)'.$2:.$2]" office:value-type="string">
            <text:p>Yes</text:p>
          </table:table-cell>
          <table:table-cell table:formula="of:=['Art. 5.3(o)'.$2:.$2]" office:value-type="string">
            <text:p>No</text:p>
          </table:table-cell>
          <table:table-cell table:formula="of:=['Art. 5.3(o)'.$2:.$2]" office:value-type="string">
            <text:p>Unknown</text:p>
          </table:table-cell>
          <table:table-cell table:formula="of:=['Art. 5.3(o)'.$2:.$2]" office:value-type="string">
            <text:p>Unknown</text:p>
          </table:table-cell>
        </table:table-row>
        <table:table-row table:style-name="ro2">
          <table:table-cell table:style-name="ce34" office:value-type="string">
            <text:p>Orphan Work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Yes</text:p>
          </table:table-cell>
          <table:table-cell table:formula="of:=['Orphan Works'.$2:.$2]" office:value-type="string">
            <text:p>No</text:p>
          </table:table-cell>
          <table:table-cell table:formula="of:=['Orphan Works'.$2:.$2]" office:value-type="string">
            <text:p>Unknown</text:p>
          </table:table-cell>
        </table:table-row>
        <table:table-row table:number-rows-repeated="1" table:style-name="ro3"/>
        <table:table-row table:style-name="ro2">
          <table:table-cell table:style-name="ce34" office:value-type="string">
            <text:p>Total implemented</text:p>
          </table:table-cell>
          <table:table-cell table:formula="of:=COUNTIF([.B3:.B24];&quot;=Yes&quot;)" office:value-type="string">
            <text:p>17</text:p>
          </table:table-cell>
          <table:table-cell table:formula="of:=COUNTIF([.C3:.C24];&quot;=Yes&quot;)" office:value-type="string">
            <text:p>17</text:p>
          </table:table-cell>
          <table:table-cell table:formula="of:=COUNTIF([.D3:.D24];&quot;=Yes&quot;)" office:value-type="string">
            <text:p>16</text:p>
          </table:table-cell>
          <table:table-cell table:formula="of:=COUNTIF([.E3:.E24];&quot;=Yes&quot;)" office:value-type="string">
            <text:p>13</text:p>
          </table:table-cell>
          <table:table-cell table:formula="of:=COUNTIF([.F3:.F24];&quot;=Yes&quot;)" office:value-type="string">
            <text:p>17</text:p>
          </table:table-cell>
          <table:table-cell table:formula="of:=COUNTIF([.G3:.G24];&quot;=Yes&quot;)" office:value-type="string">
            <text:p>20</text:p>
          </table:table-cell>
          <table:table-cell table:formula="of:=COUNTIF([.H3:.H24];&quot;=Yes&quot;)" office:value-type="string">
            <text:p>21</text:p>
          </table:table-cell>
          <table:table-cell table:formula="of:=COUNTIF([.I3:.I24];&quot;=Yes&quot;)" office:value-type="string">
            <text:p>16</text:p>
          </table:table-cell>
          <table:table-cell table:formula="of:=COUNTIF([.J3:.J24];&quot;=Yes&quot;)" office:value-type="string">
            <text:p>18</text:p>
          </table:table-cell>
          <table:table-cell table:formula="of:=COUNTIF([.K3:.K24];&quot;=Yes&quot;)" office:value-type="string">
            <text:p>16</text:p>
          </table:table-cell>
          <table:table-cell table:formula="of:=COUNTIF([.L3:.L24];&quot;=Yes&quot;)" office:value-type="string">
            <text:p>18</text:p>
          </table:table-cell>
          <table:table-cell table:formula="of:=COUNTIF([.M3:.M24];&quot;=Yes&quot;)" office:value-type="string">
            <text:p>14</text:p>
          </table:table-cell>
          <table:table-cell table:formula="of:=COUNTIF([.N3:.N24];&quot;=Yes&quot;)" office:value-type="string">
            <text:p>17</text:p>
          </table:table-cell>
          <table:table-cell table:formula="of:=COUNTIF([.O3:.O24];&quot;=Yes&quot;)" office:value-type="string">
            <text:p>14</text:p>
          </table:table-cell>
          <table:table-cell table:formula="of:=COUNTIF([.P3:.P24];&quot;=Yes&quot;)" office:value-type="string">
            <text:p>15</text:p>
          </table:table-cell>
          <table:table-cell table:formula="of:=COUNTIF([.Q3:.Q24];&quot;=Yes&quot;)" office:value-type="string">
            <text:p>16</text:p>
          </table:table-cell>
          <table:table-cell table:formula="of:=COUNTIF([.R3:.R24];&quot;=Yes&quot;)" office:value-type="string">
            <text:p>20</text:p>
          </table:table-cell>
          <table:table-cell table:formula="of:=COUNTIF([.S3:.S24];&quot;=Yes&quot;)" office:value-type="string">
            <text:p>14</text:p>
          </table:table-cell>
          <table:table-cell table:formula="of:=COUNTIF([.T3:.T24];&quot;=Yes&quot;)" office:value-type="string">
            <text:p>22</text:p>
          </table:table-cell>
          <table:table-cell table:formula="of:=COUNTIF([.U3:.U24];&quot;=Yes&quot;)" office:value-type="string">
            <text:p>14</text:p>
          </table:table-cell>
          <table:table-cell table:formula="of:=COUNTIF([.V3:.V24];&quot;=Yes&quot;)" office:value-type="string">
            <text:p>18</text:p>
          </table:table-cell>
          <table:table-cell table:formula="of:=COUNTIF([.W3:.W24];&quot;=Yes&quot;)" office:value-type="string">
            <text:p>21</text:p>
          </table:table-cell>
          <table:table-cell table:formula="of:=COUNTIF([.X3:.X24];&quot;=Yes&quot;)" office:value-type="string">
            <text:p>18</text:p>
          </table:table-cell>
          <table:table-cell table:formula="of:=COUNTIF([.Y3:.Y24];&quot;=Yes&quot;)" office:value-type="string">
            <text:p>21</text:p>
          </table:table-cell>
          <table:table-cell table:formula="of:=COUNTIF([.Z3:.Z24];&quot;=Yes&quot;)" office:value-type="string">
            <text:p>13</text:p>
          </table:table-cell>
          <table:table-cell table:formula="of:=COUNTIF([.AA3:.AA24];&quot;=Yes&quot;)" office:value-type="string">
            <text:p>15</text:p>
          </table:table-cell>
          <table:table-cell table:formula="of:=COUNTIF([.AB3:.AB24];&quot;=Yes&quot;)" office:value-type="string">
            <text:p>18</text:p>
          </table:table-cell>
          <table:table-cell table:formula="of:=COUNTIF([.AC3:.AC24];&quot;=Yes&quot;)" office:value-type="string">
            <text:p>18</text:p>
          </table:table-cell>
          <table:table-cell table:formula="of:=COUNTIF([.AD3:.AD24];&quot;=Yes&quot;)" office:value-type="string">
            <text:p>17</text:p>
          </table:table-cell>
          <table:table-cell table:formula="of:=COUNTIF([.AE3:.AE24];&quot;=Yes&quot;)" office:value-type="string">
            <text:p>0</text:p>
          </table:table-cell>
          <table:table-cell table:formula="of:=COUNTIF([.AF3:.AF24];&quot;=Yes&quot;)" office:value-type="string">
            <text:p>0</text:p>
          </table:table-cell>
        </table:table-row>
      </table:table>
      <table:table table:name="WIPO links" table:style-name="ta3" table:print="false">
        <office:forms form:automatic-focus="false" form:apply-design-mode="false"/>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8" table:default-cell-style-name="ce15"/>
        <table:table-column table:style-name="co10" table:default-cell-style-name="ce15"/>
        <table:table-column table:style-name="co11" table:default-cell-style-name="ce15"/>
        <table:table-column table:style-name="co12" table:default-cell-style-name="ce15"/>
        <table:table-column table:style-name="co13" table:number-columns-repeated="2" table:default-cell-style-name="ce15"/>
        <table:table-column table:style-name="co7" table:default-cell-style-name="ce15"/>
        <table:table-column table:style-name="co12" table:default-cell-style-name="ce15"/>
        <table:table-column table:style-name="co13" table:default-cell-style-name="ce15"/>
        <table:table-column table:style-name="co14" table:default-cell-style-name="ce15"/>
        <table:table-column table:style-name="co7" table:default-cell-style-name="ce15"/>
        <table:table-column table:style-name="co15" table:default-cell-style-name="ce15"/>
        <table:table-column table:style-name="co16" table:default-cell-style-name="ce15"/>
        <table:table-column table:style-name="co12" table:default-cell-style-name="ce15"/>
        <table:table-column table:style-name="co17" table:default-cell-style-name="ce15"/>
        <table:table-column table:style-name="co18" table:default-cell-style-name="ce15"/>
        <table:table-column table:style-name="co19" table:default-cell-style-name="ce15"/>
        <table:table-column table:style-name="co7" table:default-cell-style-name="ce15"/>
        <table:table-column table:style-name="co9" table:default-cell-style-name="ce15"/>
        <table:table-column table:style-name="co20" table:default-cell-style-name="ce15"/>
        <table:table-column table:style-name="co14" table:default-cell-style-name="ce15"/>
        <table:table-column table:style-name="co21" table:default-cell-style-name="ce15"/>
        <table:table-column table:style-name="co22" table:default-cell-style-name="ce15"/>
        <table:table-column table:style-name="co8" table:default-cell-style-name="ce15"/>
        <table:table-column table:style-name="co23" table:default-cell-style-name="ce15"/>
        <table:table-column table:style-name="co24" table:default-cell-style-name="ce15"/>
        <table:table-column table:style-name="co25" table:default-cell-style-name="ce15"/>
        <table:table-column table:style-name="co8" table:default-cell-style-name="ce15"/>
        <table:table-column table:style-name="co26" table:default-cell-style-name="ce15" table:number-columns-repeated="224"/>
        <table:table-row table:style-name="ro4">
          <table:table-cell table:style-name="ce34" office:value-type="string">
            <text:p>Data based on Infosoc report</text:p>
          </table:table-cell>
          <table:table-cell table:number-columns-repeated="31" table:style-name="ce35"/>
        </table:table-row>
        <table:table-row table:style-name="ro4">
          <table:table-cell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34" office:value-type="string">
            <text:p>Art. 5.1</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style-name="ce36" table:formula="of:=['Art. 5.1'.$7:.$7]" office:value-type="string" office:value="http://www.wipo.int/wipolex/en/text.jsp?file_id=128654">
            <text:p><text:a xlink:href="http://www.wipo.int/wipolex/en/text.jsp?file_id=128654">http://www.wipo.int/wipolex/en/text.jsp?file_id=128654</text:a></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cell table:formula="of:=['Art. 5.1'.$7:.$7]" office:value-type="string">
            <text:p/>
          </table:table-cell>
        </table:table-row>
        <table:table-row table:style-name="ro2">
          <table:table-cell table:style-name="ce34" office:value-type="string">
            <text:p>Art. 5.2(a)</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cell table:formula="of:=['Art. 5.2(a)'.$7:.$7]" office:value-type="string">
            <text:p/>
          </table:table-cell>
        </table:table-row>
        <table:table-row table:style-name="ro2">
          <table:table-cell table:style-name="ce34" office:value-type="string">
            <text:p>Art. 5.2(b)</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style-name="ce36" table:formula="of:=['Art. 5.2(b)'.$7:.$7]" office:value-type="string" office:value="http://www.wipo.int/wipolex/en/text.jsp?file_id=128654">
            <text:p><text:a xlink:href="http://www.wipo.int/wipolex/en/text.jsp?file_id=128654">http://www.wipo.int/wipolex/en/text.jsp?file_id=128654</text:a></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cell table:formula="of:=['Art. 5.2(b)'.$7:.$7]" office:value-type="string">
            <text:p/>
          </table:table-cell>
        </table:table-row>
        <table:table-row table:style-name="ro2">
          <table:table-cell table:style-name="ce34" office:value-type="string">
            <text:p>Art. 5.2(c)</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style-name="ce36" table:formula="of:=['Art. 5.2(c)'.$7:.$7]" office:value-type="string" office:value="http://www.wipo.int/wipolex/en/text.jsp?file_id=128654">
            <text:p><text:a xlink:href="http://www.wipo.int/wipolex/en/text.jsp?file_id=128654">http://www.wipo.int/wipolex/en/text.jsp?file_id=128654</text:a></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cell table:formula="of:=['Art. 5.2(c)'.$7:.$7]" office:value-type="string">
            <text:p/>
          </table:table-cell>
        </table:table-row>
        <table:table-row table:style-name="ro2">
          <table:table-cell table:style-name="ce34" office:value-type="string">
            <text:p>Art. 5.2(d)</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style-name="ce36" table:formula="of:=['Art. 5.2(d)'.$7:.$7]" office:value-type="string" office:value="http://www.wipo.int/wipolex/en/text.jsp?file_id=128654">
            <text:p><text:a xlink:href="http://www.wipo.int/wipolex/en/text.jsp?file_id=128654">http://www.wipo.int/wipolex/en/text.jsp?file_id=128654</text:a></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cell table:formula="of:=['Art. 5.2(d)'.$7:.$7]" office:value-type="string">
            <text:p/>
          </table:table-cell>
        </table:table-row>
        <table:table-row table:style-name="ro2">
          <table:table-cell table:style-name="ce34" office:value-type="string">
            <text:p>Art. 5.2(e)</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cell table:formula="of:=['Art. 5.2(e)'.$7:.$7]" office:value-type="string">
            <text:p/>
          </table:table-cell>
        </table:table-row>
        <table:table-row table:style-name="ro2">
          <table:table-cell table:style-name="ce34" office:value-type="string">
            <text:p>Art. 5.3(a)</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style-name="ce36" table:formula="of:=['Art. 5.3(a)'.$7:.$7]" office:value-type="string" office:value="http://www.wipo.int/wipolex/en/text.jsp?file_id=128654">
            <text:p><text:a xlink:href="http://www.wipo.int/wipolex/en/text.jsp?file_id=128654">http://www.wipo.int/wipolex/en/text.jsp?file_id=128654</text:a></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cell table:formula="of:=['Art. 5.3(a)'.$7:.$7]" office:value-type="string">
            <text:p/>
          </table:table-cell>
        </table:table-row>
        <table:table-row table:style-name="ro2">
          <table:table-cell table:style-name="ce34" office:value-type="string">
            <text:p>Art. 5.3(b)</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style-name="ce36" table:formula="of:=['Art. 5.3(b)'.$7:.$7]" office:value-type="string" office:value="http://www.wipo.int/wipolex/en/text.jsp?file_id=128654">
            <text:p><text:a xlink:href="http://www.wipo.int/wipolex/en/text.jsp?file_id=128654">http://www.wipo.int/wipolex/en/text.jsp?file_id=128654</text:a></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cell table:formula="of:=['Art. 5.3(b)'.$7:.$7]" office:value-type="string">
            <text:p/>
          </table:table-cell>
        </table:table-row>
        <table:table-row table:style-name="ro2">
          <table:table-cell table:style-name="ce34" office:value-type="string">
            <text:p>Art. 5.3(c)</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style-name="ce36" table:formula="of:=['Art. 5.3(c)'.$7:.$7]" office:value-type="string" office:value="http://www.wipo.int/wipolex/en/text.jsp?file_id=128654">
            <text:p><text:a xlink:href="http://www.wipo.int/wipolex/en/text.jsp?file_id=128654">http://www.wipo.int/wipolex/en/text.jsp?file_id=128654</text:a></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cell table:formula="of:=['Art. 5.3(c)'.$7:.$7]" office:value-type="string">
            <text:p/>
          </table:table-cell>
        </table:table-row>
        <table:table-row table:style-name="ro2">
          <table:table-cell table:style-name="ce34" office:value-type="string">
            <text:p>Art. 5.3(d)</text:p>
          </table:table-cell>
          <table:table-cell table:style-name="ce36" table:formula="of:=['Art. 5.3(d)'.$7:.$7]" office:value-type="string" office:value="http://www.wipo.int/wipolex/en/text.jsp?file_id=124839">
            <text:p><text:a xlink:href="http://www.wipo.int/wipolex/en/text.jsp?file_id=124839">http://www.wipo.int/wipolex/en/text.jsp?file_id=124839</text:a></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style-name="ce36" table:formula="of:=['Art. 5.3(d)'.$7:.$7]" office:value-type="string" office:value="http://www.wipo.int/wipolex/en/text.jsp?file_id=128654">
            <text:p><text:a xlink:href="http://www.wipo.int/wipolex/en/text.jsp?file_id=128654">http://www.wipo.int/wipolex/en/text.jsp?file_id=128654</text:a></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cell table:formula="of:=['Art. 5.3(d)'.$7:.$7]" office:value-type="string">
            <text:p/>
          </table:table-cell>
        </table:table-row>
        <table:table-row table:style-name="ro2">
          <table:table-cell table:style-name="ce34" office:value-type="string">
            <text:p>Art. 5.3(e)</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style-name="ce36" table:formula="of:=['Art. 5.3(e)'.$7:.$7]" office:value-type="string" office:value="http://www.wipo.int/wipolex/en/text.jsp?file_id=128654">
            <text:p><text:a xlink:href="http://www.wipo.int/wipolex/en/text.jsp?file_id=128654">http://www.wipo.int/wipolex/en/text.jsp?file_id=128654</text:a></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cell table:formula="of:=['Art. 5.3(e)'.$7:.$7]" office:value-type="string">
            <text:p/>
          </table:table-cell>
        </table:table-row>
        <table:table-row table:style-name="ro2">
          <table:table-cell table:style-name="ce34" office:value-type="string">
            <text:p>Art. 5.3(f)</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style-name="ce36" table:formula="of:=['Art. 5.3(f)'.$7:.$7]" office:value-type="string" office:value="http://www.wipo.int/wipolex/en/text.jsp?file_id=128654">
            <text:p><text:a xlink:href="http://www.wipo.int/wipolex/en/text.jsp?file_id=128654">http://www.wipo.int/wipolex/en/text.jsp?file_id=128654</text:a></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cell table:formula="of:=['Art. 5.3(f)'.$7:.$7]" office:value-type="string">
            <text:p/>
          </table:table-cell>
        </table:table-row>
        <table:table-row table:style-name="ro2">
          <table:table-cell table:style-name="ce34" office:value-type="string">
            <text:p>Art. 5.3(g)</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cell table:formula="of:=['Art. 5.3(g)'.$7:.$7]" office:value-type="string">
            <text:p/>
          </table:table-cell>
        </table:table-row>
        <table:table-row table:style-name="ro2">
          <table:table-cell table:style-name="ce34" office:value-type="string">
            <text:p>Art. 5.3(h)</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style-name="ce36" table:formula="of:=['Art. 5.3(h)'.$7:.$7]" office:value-type="string" office:value="http://www.wipo.int/wipolex/en/text.jsp?file_id=128654">
            <text:p><text:a xlink:href="http://www.wipo.int/wipolex/en/text.jsp?file_id=128654">http://www.wipo.int/wipolex/en/text.jsp?file_id=128654</text:a></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cell table:formula="of:=['Art. 5.3(h)'.$7:.$7]" office:value-type="string">
            <text:p/>
          </table:table-cell>
        </table:table-row>
        <table:table-row table:style-name="ro2">
          <table:table-cell table:style-name="ce34" office:value-type="string">
            <text:p>Art. 5.3(i)</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cell table:formula="of:=['Art. 5.3(i)'.$7:.$7]" office:value-type="string">
            <text:p/>
          </table:table-cell>
        </table:table-row>
        <table:table-row table:style-name="ro2">
          <table:table-cell table:style-name="ce34" office:value-type="string">
            <text:p>Art. 5.3(j)</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cell table:formula="of:=['Art. 5.3(j)'.$7:.$7]" office:value-type="string">
            <text:p/>
          </table:table-cell>
        </table:table-row>
        <table:table-row table:style-name="ro2">
          <table:table-cell table:style-name="ce34" office:value-type="string">
            <text:p>Art. 5.3(k)</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style-name="ce36" table:formula="of:=['Art. 5.3(k)'.$7:.$7]" office:value-type="string" office:value="http://www.wipo.int/wipolex/en/text.jsp?file_id=128654">
            <text:p><text:a xlink:href="http://www.wipo.int/wipolex/en/text.jsp?file_id=128654">http://www.wipo.int/wipolex/en/text.jsp?file_id=128654</text:a></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cell table:formula="of:=['Art. 5.3(k)'.$7:.$7]" office:value-type="string">
            <text:p/>
          </table:table-cell>
        </table:table-row>
        <table:table-row table:style-name="ro2">
          <table:table-cell table:style-name="ce34" office:value-type="string">
            <text:p>Art. 5.3(l)</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cell table:formula="of:=['Art. 5.3(l)'.$7:.$7]" office:value-type="string">
            <text:p/>
          </table:table-cell>
        </table:table-row>
        <table:table-row table:style-name="ro2">
          <table:table-cell table:style-name="ce34" office:value-type="string">
            <text:p>Art. 5.3(m)</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cell table:formula="of:=['Art. 5.3(m)'.$7:.$7]" office:value-type="string">
            <text:p/>
          </table:table-cell>
        </table:table-row>
        <table:table-row table:style-name="ro2">
          <table:table-cell table:style-name="ce34" office:value-type="string">
            <text:p>Art. 5.3(n)</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style-name="ce36" table:formula="of:=['Art. 5.3(n)'.$7:.$7]" office:value-type="string" office:value="http://www.wipo.int/wipolex/en/text.jsp?file_id=191420">
            <text:p><text:a xlink:href="http://www.wipo.int/wipolex/en/text.jsp?file_id=191420">http://www.wipo.int/wipolex/en/text.jsp?file_id=191420</text:a></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style-name="ce36" table:formula="of:=['Art. 5.3(n)'.$7:.$7]" office:value-type="string" office:value="http://www.wipo.int/wipolex/en/text.jsp?file_id=128654">
            <text:p><text:a xlink:href="http://www.wipo.int/wipolex/en/text.jsp?file_id=128654">http://www.wipo.int/wipolex/en/text.jsp?file_id=128654</text:a></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cell table:formula="of:=['Art. 5.3(n)'.$7:.$7]" office:value-type="string">
            <text:p/>
          </table:table-cell>
        </table:table-row>
        <table:table-row table:style-name="ro2">
          <table:table-cell table:style-name="ce34" office:value-type="string">
            <text:p>Art. 5.3(o)</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cell table:formula="of:=['Art. 5.3(o)'.$7:.$7]" office:value-type="string">
            <text:p/>
          </table:table-cell>
        </table:table-row>
        <table:table-row table:style-name="ro2">
          <table:table-cell table:style-name="ce34" office:value-type="string">
            <text:p>Orphan Works</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formula="of:=['Orphan Works'.$7:.$7]" office:value-type="string">
            <text:p/>
          </table:table-cell>
          <table:table-cell table:style-name="ce36" table:formula="of:=['Orphan Works'.$7:.$7]" office:value-type="string" office:value="http://www.wipo.int/wipolex/en/details.jsp?id=15949">
            <text:p><text:a xlink:href="http://www.wipo.int/wipolex/en/details.jsp?id=15949">http://www.wipo.int/wipolex/en/details.jsp?id=15949</text:a></text:p>
          </table:table-cell>
          <table:table-cell table:formula="of:=['Orphan Works'.$7:.$7]" office:value-type="string">
            <text:p/>
          </table:table-cell>
          <table:table-cell table:formula="of:=['Orphan Works'.$7:.$7]" office:value-type="string">
            <text:p/>
          </table:table-cell>
        </table:table-row>
        <table:table-row table:number-rows-repeated="1" table:style-name="ro4"/>
        <table:table-row table:style-name="ro2">
          <table:table-cell table:style-name="ce34" office:value-type="string">
            <text:p>Total implemented</text:p>
          </table:table-cell>
          <table:table-cell table:formula="of:=COUNTIF([.B3:.B24];&quot;=Yes&quot;)" office:value-type="string">
            <text:p>0</text:p>
          </table:table-cell>
          <table:table-cell table:formula="of:=COUNTIF([.C3:.C24];&quot;=Yes&quot;)" office:value-type="string">
            <text:p>0</text:p>
          </table:table-cell>
          <table:table-cell table:formula="of:=COUNTIF([.D3:.D24];&quot;=Yes&quot;)" office:value-type="string">
            <text:p>0</text:p>
          </table:table-cell>
          <table:table-cell table:formula="of:=COUNTIF([.E3:.E24];&quot;=Yes&quot;)" office:value-type="string">
            <text:p>0</text:p>
          </table:table-cell>
          <table:table-cell table:formula="of:=COUNTIF([.F3:.F24];&quot;=Yes&quot;)" office:value-type="string">
            <text:p>0</text:p>
          </table:table-cell>
          <table:table-cell table:formula="of:=COUNTIF([.G3:.G24];&quot;=Yes&quot;)" office:value-type="string">
            <text:p>0</text:p>
          </table:table-cell>
          <table:table-cell table:formula="of:=COUNTIF([.H3:.H24];&quot;=Yes&quot;)" office:value-type="string">
            <text:p>0</text:p>
          </table:table-cell>
          <table:table-cell table:formula="of:=COUNTIF([.I3:.I24];&quot;=Yes&quot;)" office:value-type="string">
            <text:p>0</text:p>
          </table:table-cell>
          <table:table-cell table:formula="of:=COUNTIF([.J3:.J24];&quot;=Yes&quot;)" office:value-type="string">
            <text:p>0</text:p>
          </table:table-cell>
          <table:table-cell table:formula="of:=COUNTIF([.K3:.K24];&quot;=Yes&quot;)" office:value-type="string">
            <text:p>0</text:p>
          </table:table-cell>
          <table:table-cell table:formula="of:=COUNTIF([.L3:.L24];&quot;=Yes&quot;)" office:value-type="string">
            <text:p>0</text:p>
          </table:table-cell>
          <table:table-cell table:formula="of:=COUNTIF([.M3:.M24];&quot;=Yes&quot;)" office:value-type="string">
            <text:p>0</text:p>
          </table:table-cell>
          <table:table-cell table:formula="of:=COUNTIF([.N3:.N24];&quot;=Yes&quot;)" office:value-type="string">
            <text:p>0</text:p>
          </table:table-cell>
          <table:table-cell table:formula="of:=COUNTIF([.O3:.O24];&quot;=Yes&quot;)" office:value-type="string">
            <text:p>0</text:p>
          </table:table-cell>
          <table:table-cell table:formula="of:=COUNTIF([.P3:.P24];&quot;=Yes&quot;)" office:value-type="string">
            <text:p>0</text:p>
          </table:table-cell>
          <table:table-cell table:formula="of:=COUNTIF([.Q3:.Q24];&quot;=Yes&quot;)" office:value-type="string">
            <text:p>0</text:p>
          </table:table-cell>
          <table:table-cell table:formula="of:=COUNTIF([.R3:.R24];&quot;=Yes&quot;)" office:value-type="string">
            <text:p>0</text:p>
          </table:table-cell>
          <table:table-cell table:formula="of:=COUNTIF([.S3:.S24];&quot;=Yes&quot;)" office:value-type="string">
            <text:p>0</text:p>
          </table:table-cell>
          <table:table-cell table:formula="of:=COUNTIF([.T3:.T24];&quot;=Yes&quot;)" office:value-type="string">
            <text:p>0</text:p>
          </table:table-cell>
          <table:table-cell table:formula="of:=COUNTIF([.U3:.U24];&quot;=Yes&quot;)" office:value-type="string">
            <text:p>0</text:p>
          </table:table-cell>
          <table:table-cell table:formula="of:=COUNTIF([.V3:.V24];&quot;=Yes&quot;)" office:value-type="string">
            <text:p>0</text:p>
          </table:table-cell>
          <table:table-cell table:formula="of:=COUNTIF([.W3:.W24];&quot;=Yes&quot;)" office:value-type="string">
            <text:p>0</text:p>
          </table:table-cell>
          <table:table-cell table:formula="of:=COUNTIF([.X3:.X24];&quot;=Yes&quot;)" office:value-type="string">
            <text:p>0</text:p>
          </table:table-cell>
          <table:table-cell table:formula="of:=COUNTIF([.Y3:.Y24];&quot;=Yes&quot;)" office:value-type="string">
            <text:p>0</text:p>
          </table:table-cell>
          <table:table-cell table:formula="of:=COUNTIF([.Z3:.Z24];&quot;=Yes&quot;)" office:value-type="string">
            <text:p>0</text:p>
          </table:table-cell>
          <table:table-cell table:formula="of:=COUNTIF([.AA3:.AA24];&quot;=Yes&quot;)" office:value-type="string">
            <text:p>0</text:p>
          </table:table-cell>
          <table:table-cell table:formula="of:=COUNTIF([.AB3:.AB24];&quot;=Yes&quot;)" office:value-type="string">
            <text:p>0</text:p>
          </table:table-cell>
          <table:table-cell table:formula="of:=COUNTIF([.AC3:.AC24];&quot;=Yes&quot;)" office:value-type="string">
            <text:p>0</text:p>
          </table:table-cell>
          <table:table-cell table:formula="of:=COUNTIF([.AD3:.AD24];&quot;=Yes&quot;)" office:value-type="string">
            <text:p>0</text:p>
          </table:table-cell>
          <table:table-cell table:formula="of:=COUNTIF([.AE3:.AE24];&quot;=Yes&quot;)" office:value-type="string">
            <text:p>0</text:p>
          </table:table-cell>
          <table:table-cell table:formula="of:=COUNTIF([.AF3:.AF24];&quot;=Yes&quot;)" office:value-type="string">
            <text:p>0</text:p>
          </table:table-cell>
        </table:table-row>
      </table:table>
      <table:table table:name="Google DATA" table:style-name="ta4" table:print="false">
        <office:forms form:automatic-focus="false" form:apply-design-mode="false"/>
        <table:table-column table:style-name="co28" table:default-cell-style-name="ce15"/>
        <table:table-column table:style-name="co27" table:default-cell-style-name="ce15" table:number-columns-repeated="255"/>
        <table:table-row table:style-name="ro2">
          <table:table-cell table:style-name="ce37"/>
          <table:table-cell table:style-name="ce38" office:value-type="string">
            <text:p>Austria</text:p>
          </table:table-cell>
          <table:table-cell table:style-name="ce38" office:value-type="string">
            <text:p>Belgium</text:p>
          </table:table-cell>
          <table:table-cell table:style-name="ce39" office:value-type="string">
            <text:p>Bulgaria</text:p>
          </table:table-cell>
          <table:table-cell table:style-name="ce39" office:value-type="string">
            <text:p>Croatia</text:p>
          </table:table-cell>
          <table:table-cell table:style-name="ce39" office:value-type="string">
            <text:p>Cyprus</text:p>
          </table:table-cell>
          <table:table-cell table:style-name="ce38" office:value-type="string">
            <text:p>Czech Republic</text:p>
          </table:table-cell>
          <table:table-cell table:style-name="ce39" office:value-type="string">
            <text:p>Denmark</text:p>
          </table:table-cell>
          <table:table-cell table:style-name="ce39" office:value-type="string">
            <text:p>Estonia</text:p>
          </table:table-cell>
          <table:table-cell table:style-name="ce39" office:value-type="string">
            <text:p>Finland</text:p>
          </table:table-cell>
          <table:table-cell table:style-name="ce39" office:value-type="string">
            <text:p>France</text:p>
          </table:table-cell>
          <table:table-cell table:style-name="ce39" office:value-type="string">
            <text:p>Germany</text:p>
          </table:table-cell>
          <table:table-cell table:style-name="ce39" office:value-type="string">
            <text:p>Greece</text:p>
          </table:table-cell>
          <table:table-cell table:style-name="ce39" office:value-type="string">
            <text:p>Hungary</text:p>
          </table:table-cell>
          <table:table-cell table:style-name="ce39" office:value-type="string">
            <text:p>Ireland</text:p>
          </table:table-cell>
          <table:table-cell table:style-name="ce39" office:value-type="string">
            <text:p>Italy</text:p>
          </table:table-cell>
          <table:table-cell table:style-name="ce39" office:value-type="string">
            <text:p>Latvia</text:p>
          </table:table-cell>
          <table:table-cell table:style-name="ce39" office:value-type="string">
            <text:p>Lithuania</text:p>
          </table:table-cell>
          <table:table-cell table:style-name="ce38" office:value-type="string">
            <text:p>Luxembourg</text:p>
          </table:table-cell>
          <table:table-cell table:style-name="ce39" office:value-type="string">
            <text:p>Malta</text:p>
          </table:table-cell>
          <table:table-cell table:style-name="ce39" office:value-type="string">
            <text:p>Netherlands</text:p>
          </table:table-cell>
          <table:table-cell table:style-name="ce39" office:value-type="string">
            <text:p>Poland</text:p>
          </table:table-cell>
          <table:table-cell table:style-name="ce38" office:value-type="string">
            <text:p>Portugal</text:p>
          </table:table-cell>
          <table:table-cell table:style-name="ce39" office:value-type="string">
            <text:p>Romania</text:p>
          </table:table-cell>
          <table:table-cell table:style-name="ce39" office:value-type="string">
            <text:p>Slovakia</text:p>
          </table:table-cell>
          <table:table-cell table:style-name="ce39" office:value-type="string">
            <text:p>Slovenia</text:p>
          </table:table-cell>
          <table:table-cell table:style-name="ce38" office:value-type="string">
            <text:p>Spain</text:p>
          </table:table-cell>
          <table:table-cell table:style-name="ce39" office:value-type="string">
            <text:p>Sweden</text:p>
          </table:table-cell>
          <table:table-cell table:style-name="ce40" office:value-type="string">
            <text:p>United Kingdom</text:p>
          </table:table-cell>
        </table:table-row>
        <table:table-row table:style-name="ro5">
          <table:table-cell table:style-name="ce41" office:value-type="string">
            <text:p>Article 5, 2 (a) - Photocopying/photo-reproduction</text:p>
          </table:table-cell>
          <table:table-cell table:style-name="ce42"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4"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5" office:value-type="string">
            <text:p>PARTLY</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6"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4" office:value-type="string">
            <text:p>No</text:p>
          </table:table-cell>
          <table:table-cell table:style-name="ce44" office:value-type="string">
            <text:p>No</text:p>
          </table:table-cell>
        </table:table-row>
        <table:table-row table:style-name="ro5">
          <table:table-cell table:style-name="ce47" office:value-type="string">
            <text:p>Article 5, 2 (b) - Private copying</text:p>
          </table:table-cell>
          <table:table-cell table:style-name="ce48"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51"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47" office:value-type="string">
            <text:p>Article 5, 2 (c) - Library and archive use</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52"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53" office:value-type="string">
            <text:p>Yes</text:p>
          </table:table-cell>
          <table:table-cell table:style-name="ce49" office:value-type="string">
            <text:p>Yes</text:p>
          </table:table-cell>
        </table:table-row>
        <table:table-row table:style-name="ro5">
          <table:table-cell table:style-name="ce54" office:value-type="string">
            <text:p>Article 5, 2 (d) - Preservation of broadcasts by broadcasters for documentary purposes</text:p>
          </table:table-cell>
          <table:table-cell table:style-name="ce55" office:value-type="string">
            <text:p>No</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6" office:value-type="string">
            <text:p>PARTLY</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41" office:value-type="string">
            <text:p>Article 5, 2 (e) - Reproduction of broadcasts by social institutions</text:p>
          </table:table-cell>
          <table:table-cell table:style-name="ce57" office:value-type="string">
            <text:p>No</text:p>
          </table:table-cell>
          <table:table-cell table:style-name="ce42" office:value-type="string">
            <text:p>Yes</text:p>
          </table:table-cell>
          <table:table-cell table:style-name="ce44" office:value-type="string">
            <text:p>No</text:p>
          </table:table-cell>
          <table:table-cell table:style-name="ce44" office:value-type="string">
            <text:p>No</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4" office:value-type="string">
            <text:p>No</text:p>
          </table:table-cell>
          <table:table-cell table:style-name="ce58" office:value-type="string">
            <text:p>Yes</text:p>
          </table:table-cell>
          <table:table-cell table:style-name="ce44" office:value-type="string">
            <text:p>No</text:p>
          </table:table-cell>
          <table:table-cell table:style-name="ce57" office:value-type="string">
            <text:p>No</text:p>
          </table:table-cell>
          <table:table-cell table:style-name="ce44" office:value-type="string">
            <text:p>No</text:p>
          </table:table-cell>
          <table:table-cell table:style-name="ce44" office:value-type="string">
            <text:p>No</text:p>
          </table:table-cell>
          <table:table-cell table:style-name="ce43" office:value-type="string">
            <text:p>Yes</text:p>
          </table:table-cell>
          <table:table-cell table:style-name="ce43" office:value-type="string">
            <text:p>Yes</text:p>
          </table:table-cell>
          <table:table-cell table:style-name="ce44" office:value-type="string">
            <text:p>No</text:p>
          </table:table-cell>
          <table:table-cell table:style-name="ce44" office:value-type="string">
            <text:p>No</text:p>
          </table:table-cell>
          <table:table-cell table:style-name="ce42" office:value-type="string">
            <text:p>Yes</text:p>
          </table:table-cell>
          <table:table-cell table:style-name="ce43" office:value-type="string">
            <text:p>Yes</text:p>
          </table:table-cell>
          <table:table-cell table:style-name="ce44" office:value-type="string">
            <text:p>No</text:p>
          </table:table-cell>
          <table:table-cell table:style-name="ce44" office:value-type="string">
            <text:p>No</text:p>
          </table:table-cell>
          <table:table-cell table:style-name="ce43" office:value-type="string">
            <text:p>Yes</text:p>
          </table:table-cell>
          <table:table-cell table:style-name="ce43" office:value-type="string">
            <text:p>Yes</text:p>
          </table:table-cell>
          <table:table-cell table:style-name="ce59" office:value-type="string">
            <text:p>No</text:p>
          </table:table-cell>
          <table:table-cell table:style-name="ce44" office:value-type="string">
            <text:p>No</text:p>
          </table:table-cell>
          <table:table-cell table:style-name="ce57" office:value-type="string">
            <text:p>No</text:p>
          </table:table-cell>
          <table:table-cell table:style-name="ce44" office:value-type="string">
            <text:p>No</text:p>
          </table:table-cell>
          <table:table-cell table:style-name="ce43" office:value-type="string">
            <text:p>Yes</text:p>
          </table:table-cell>
        </table:table-row>
        <table:table-row table:style-name="ro5">
          <table:table-cell table:style-name="ce60" office:value-type="string">
            <text:p>Article 5, 3 (a) - Teaching/scientific research, Non-commercial</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61" office:value-type="string">
            <text:p>Article 5, 3 (b) - Disability, Non-commercial</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cell table:style-name="ce48" office:value-type="string">
            <text:p>Yes</text:p>
          </table:table-cell>
        </table:table-row>
        <table:table-row table:style-name="ro5">
          <table:table-cell table:style-name="ce41" office:value-type="string">
            <text:p>Article 5, 3 (c) - Press reproduction</text:p>
          </table:table-cell>
          <table:table-cell table:style-name="ce42"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62"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63" office:value-type="string">
            <text:p>Yes (But limited)</text:p>
          </table:table-cell>
          <table:table-cell table:style-name="ce44" office:value-type="string">
            <text:p>No</text:p>
          </table:table-cell>
        </table:table-row>
        <table:table-row table:style-name="ro5">
          <table:table-cell table:style-name="ce47" office:value-type="string">
            <text:p>Article 5, 3 (d) - Quotation for criticism or review</text:p>
          </table:table-cell>
          <table:table-cell table:style-name="ce55" office:value-type="string">
            <text:p>No</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47" office:value-type="string">
            <text:p>Article 5, 3 (e) - Public security</text:p>
          </table:table-cell>
          <table:table-cell table:style-name="ce48" office:value-type="string">
            <text:p>Yes</text:p>
          </table:table-cell>
          <table:table-cell table:style-name="ce55"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64" office:value-type="string">
            <text:p>No</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row>
        <table:table-row table:style-name="ro5">
          <table:table-cell table:style-name="ce41" office:value-type="string">
            <text:p>Article 5, 3 (f) - Use of political speeches, public lectures</text:p>
          </table:table-cell>
          <table:table-cell table:style-name="ce42" office:value-type="string">
            <text:p>Yes</text:p>
          </table:table-cell>
          <table:table-cell table:style-name="ce42" office:value-type="string">
            <text:p>Yes</text:p>
          </table:table-cell>
          <table:table-cell table:style-name="ce43" office:value-type="string">
            <text:p>Yes</text:p>
          </table:table-cell>
          <table:table-cell table:style-name="ce65" office:value-type="string">
            <text:p>PARTLY</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4" office:value-type="string">
            <text:p>No</text:p>
          </table:table-cell>
        </table:table-row>
        <table:table-row table:style-name="ro5">
          <table:table-cell table:style-name="ce47" office:value-type="string">
            <text:p>Article 5, 3 (g) - Religious/celebratory</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66" office:value-type="string">
            <text:p>PARTLY</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row>
        <table:table-row table:style-name="ro5">
          <table:table-cell table:style-name="ce41" office:value-type="string">
            <text:p>Article 5, 3 (h) - Architecture/sculpture for public structures</text:p>
          </table:table-cell>
          <table:table-cell table:style-name="ce57" office:value-type="string">
            <text:p>No</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65" office:value-type="string">
            <text:p>PARTLY</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2" office:value-type="string">
            <text:p>Yes</text:p>
          </table:table-cell>
          <table:table-cell table:style-name="ce43" office:value-type="string">
            <text:p>Yes</text:p>
          </table:table-cell>
          <table:table-cell table:style-name="ce43" office:value-type="string">
            <text:p>Yes</text:p>
          </table:table-cell>
        </table:table-row>
        <table:table-row table:style-name="ro5">
          <table:table-cell table:style-name="ce41" office:value-type="string">
            <text:p>Article 5, 3 (i) - Incidental inclusion</text:p>
          </table:table-cell>
          <table:table-cell table:style-name="ce42" office:value-type="string">
            <text:p>Yes</text:p>
          </table:table-cell>
          <table:table-cell table:style-name="ce57" office:value-type="string">
            <text:p>No</text:p>
          </table:table-cell>
          <table:table-cell table:style-name="ce57" office:value-type="string">
            <text:p>No</text:p>
          </table:table-cell>
          <table:table-cell table:style-name="ce57" office:value-type="string">
            <text:p>No</text:p>
          </table:table-cell>
          <table:table-cell table:style-name="ce43" office:value-type="string">
            <text:p>Yes</text:p>
          </table:table-cell>
          <table:table-cell table:style-name="ce43" office:value-type="string">
            <text:p>Yes</text:p>
          </table:table-cell>
          <table:table-cell table:style-name="ce43" office:value-type="string">
            <text:p>Yes</text:p>
          </table:table-cell>
          <table:table-cell table:style-name="ce44" office:value-type="string">
            <text:p>No</text:p>
          </table:table-cell>
          <table:table-cell table:style-name="ce58" office:value-type="string">
            <text:p>Yes</text:p>
          </table:table-cell>
          <table:table-cell table:style-name="ce44" office:value-type="string">
            <text:p>No</text:p>
          </table:table-cell>
          <table:table-cell table:style-name="ce42" office:value-type="string">
            <text:p>Yes</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4" office:value-type="string">
            <text:p>No</text:p>
          </table:table-cell>
          <table:table-cell table:style-name="ce44" office:value-type="string">
            <text:p>No</text:p>
          </table:table-cell>
          <table:table-cell table:style-name="ce43" office:value-type="string">
            <text:p>Yes</text:p>
          </table:table-cell>
          <table:table-cell table:style-name="ce57" office:value-type="string">
            <text:p>No</text:p>
          </table:table-cell>
          <table:table-cell table:style-name="ce43" office:value-type="string">
            <text:p>Yes</text:p>
          </table:table-cell>
          <table:table-cell table:style-name="ce43" office:value-type="string">
            <text:p>Yes</text:p>
          </table:table-cell>
          <table:table-cell table:style-name="ce57" office:value-type="string">
            <text:p>No</text:p>
          </table:table-cell>
          <table:table-cell table:style-name="ce43" office:value-type="string">
            <text:p>Yes</text:p>
          </table:table-cell>
          <table:table-cell table:style-name="ce44" office:value-type="string">
            <text:p>No</text:p>
          </table:table-cell>
          <table:table-cell table:style-name="ce43" office:value-type="string">
            <text:p>Yes</text:p>
          </table:table-cell>
          <table:table-cell table:style-name="ce44" office:value-type="string">
            <text:p>No</text:p>
          </table:table-cell>
          <table:table-cell table:style-name="ce57" office:value-type="string">
            <text:p>No</text:p>
          </table:table-cell>
          <table:table-cell table:style-name="ce43" office:value-type="string">
            <text:p>Yes</text:p>
          </table:table-cell>
          <table:table-cell table:style-name="ce43" office:value-type="string">
            <text:p>Yes</text:p>
          </table:table-cell>
        </table:table-row>
        <table:table-row table:style-name="ro5">
          <table:table-cell table:style-name="ce47" office:value-type="string">
            <text:p>Article 5, 3 (j) - Advertising exhibition or sale</text:p>
          </table:table-cell>
          <table:table-cell table:style-name="ce48" office:value-type="string">
            <text:p>Yes</text:p>
          </table:table-cell>
          <table:table-cell table:style-name="ce55" office:value-type="string">
            <text:p>No</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6" office:value-type="string">
            <text:p>PARTLY</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row>
        <table:table-row table:style-name="ro5">
          <table:table-cell table:style-name="ce47" office:value-type="string">
            <text:p>Article 5, 3 (k) - Caricature, parody or pastiche</text:p>
          </table:table-cell>
          <table:table-cell table:style-name="ce55" office:value-type="string">
            <text:p>No</text:p>
          </table:table-cell>
          <table:table-cell table:style-name="ce48" office:value-type="string">
            <text:p>Yes</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8"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row table:style-name="ro5">
          <table:table-cell table:style-name="ce47" office:value-type="string">
            <text:p>Article 5, 3 (l) - Demonstration/repair of equipment</text:p>
          </table:table-cell>
          <table:table-cell table:style-name="ce48" office:value-type="string">
            <text:p>Yes</text:p>
          </table:table-cell>
          <table:table-cell table:style-name="ce55"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8"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55" office:value-type="string">
            <text:p>No</text:p>
          </table:table-cell>
          <table:table-cell table:style-name="ce50" office:value-type="string">
            <text:p>No</text:p>
          </table:table-cell>
          <table:table-cell table:style-name="ce50" office:value-type="string">
            <text:p>No</text:p>
          </table:table-cell>
        </table:table-row>
        <table:table-row table:style-name="ro5">
          <table:table-cell table:style-name="ce47" office:value-type="string">
            <text:p>Article 5, 3 (m) - Building reconstruction</text:p>
          </table:table-cell>
          <table:table-cell table:style-name="ce55" office:value-type="string">
            <text:p>No</text:p>
          </table:table-cell>
          <table:table-cell table:style-name="ce55" office:value-type="string">
            <text:p>No</text:p>
          </table:table-cell>
          <table:table-cell table:style-name="ce49" office:value-type="string">
            <text:p>Yes</text:p>
          </table:table-cell>
          <table:table-cell table:style-name="ce55" office:value-type="string">
            <text:p>No</text:p>
          </table:table-cell>
          <table:table-cell table:style-name="ce56" office:value-type="string">
            <text:p>PARTLY</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5" office:value-type="string">
            <text:p>No</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row>
        <table:table-row table:style-name="ro5">
          <table:table-cell table:style-name="ce54" office:value-type="string">
            <text:p>Article 5, 3 (n) - Making available to the public of libraries/archives materials in terminal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8" office:value-type="string">
            <text:p>Yes</text:p>
          </table:table-cell>
          <table:table-cell table:style-name="ce50" office:value-type="string">
            <text:p>No</text:p>
          </table:table-cell>
          <table:table-cell table:style-name="ce49" office:value-type="string">
            <text:p>Yes</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48" office:value-type="string">
            <text:p>Yes</text:p>
          </table:table-cell>
          <table:table-cell table:style-name="ce48" office:value-type="string">
            <text:p>Yes</text:p>
          </table:table-cell>
          <table:table-cell table:style-name="ce50" office:value-type="string">
            <text:p>No</text:p>
          </table:table-cell>
          <table:table-cell table:style-name="ce67" office:value-type="string">
            <text:p>No</text:p>
          </table:table-cell>
          <table:table-cell table:style-name="ce50" office:value-type="string">
            <text:p>No</text:p>
          </table:table-cell>
          <table:table-cell table:style-name="ce48" office:value-type="string">
            <text:p>Yes</text:p>
          </table:table-cell>
          <table:table-cell table:style-name="ce50" office:value-type="string">
            <text:p>No</text:p>
          </table:table-cell>
          <table:table-cell table:style-name="ce49" office:value-type="string">
            <text:p>Yes</text:p>
          </table:table-cell>
        </table:table-row>
        <table:table-row table:style-name="ro5">
          <table:table-cell table:style-name="ce47" office:value-type="string">
            <text:p>Article 5, 3 (o) - Pre-existing exceptions</text:p>
          </table:table-cell>
          <table:table-cell table:style-name="ce55" office:value-type="string">
            <text:p>No</text:p>
          </table:table-cell>
          <table:table-cell table:style-name="ce48"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49" office:value-type="string">
            <text:p>Yes</text:p>
          </table:table-cell>
          <table:table-cell table:style-name="ce55"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48" office:value-type="string">
            <text:p>Yes</text:p>
          </table:table-cell>
          <table:table-cell table:style-name="ce50" office:value-type="string">
            <text:p>No</text:p>
          </table:table-cell>
          <table:table-cell table:style-name="ce49" office:value-type="string">
            <text:p>Yes</text:p>
          </table:table-cell>
          <table:table-cell table:style-name="ce48" office:value-type="string">
            <text:p>Yes</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cell table:style-name="ce50" office:value-type="string">
            <text:p>No</text:p>
          </table:table-cell>
          <table:table-cell table:style-name="ce48" office:value-type="string">
            <text:p>Yes</text:p>
          </table:table-cell>
          <table:table-cell table:style-name="ce49" office:value-type="string">
            <text:p>Yes</text:p>
          </table:table-cell>
          <table:table-cell table:style-name="ce49" office:value-type="string">
            <text:p>Yes</text:p>
          </table:table-cell>
        </table:table-row>
      </table:table>
      <table:table table:name="Comparing Google to Actual" table:style-name="ta5" table:print="false">
        <office:forms form:automatic-focus="false" form:apply-design-mode="false"/>
        <table:table-column table:style-name="co29" table:default-cell-style-name="ce15" table:number-columns-repeated="256"/>
        <table:table-row table:style-name="ro6">
          <table:table-cell table:style-name="ce35"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68" office:value-type="string">
            <text:p>Art. 5.2(a)</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TRUE</text:p>
          </table:table-cell>
          <table:table-cell table:formula="of:=EQ(['Art. 5.2(a)'.$2:.$2],['Google DATA'.2:.2])" office:value-type="string">
            <text:p>FALSE</text:p>
          </table:table-cell>
          <table:table-cell table:formula="of:=EQ(['Art. 5.2(a)'.$2:.$2],['Google DATA'.2:.2])"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b)</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FALS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TRUE</text:p>
          </table:table-cell>
          <table:table-cell table:formula="of:=EQ(['Art. 5.2(b)'.$2:.$2],['Google DATA'.$3:.$3])"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c)</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FALS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formula="of:=EQ(['Art. 5.2(c)'.$2:.$2],['Google DATA'.$4:.$4])"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d)</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FALS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TRUE</text:p>
          </table:table-cell>
          <table:table-cell table:formula="of:=EQ(['Art. 5.2(d)'.$2:.$2],['Google DATA'.$5:.$5])" office:value-type="string">
            <text:p>FALSE</text:p>
          </table:table-cell>
          <table:table-cell table:formula="of:=EQ(['Art. 5.2(d)'.$2:.$2],['Google DATA'.$5:.$5])" office:value-type="string">
            <text:p>TRUE</text:p>
          </table:table-cell>
          <table:table-cell table:formula="of:=EQ(['Art. 5.2(d)'.$2:.$2],['Google DATA'.$5:.$5])"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FALS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FALS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FALS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formula="of:=EQ(['Art. 5.2(e)'.$2:.$2],['Google DATA'.$6:.$6])"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a)</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FALS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FALS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formula="of:=EQ(['Art. 5.3(a)'.$2:.$2],['Google DATA'.7:.7])"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b)</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formula="of:=EQ(['Art. 5.3(b)'.$2:.$2],['Google DATA'.$8:.$8])"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c)</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TRUE</text:p>
          </table:table-cell>
          <table:table-cell table:formula="of:=EQ(['Art. 5.3(c)'.$2:.$2],['Google DATA'.9:.9])" office:value-type="string">
            <text:p>FALSE</text:p>
          </table:table-cell>
          <table:table-cell table:formula="of:=EQ(['Art. 5.3(c)'.$2:.$2],['Google DATA'.9:.9])"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d)</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TRUE</text:p>
          </table:table-cell>
          <table:table-cell table:formula="of:=EQ(['Art. 5.3(d)'.$2:.$2],['Google DATA'.10:.10])" office:value-type="string">
            <text:p>FALSE</text:p>
          </table:table-cell>
          <table:table-cell table:formula="of:=EQ(['Art. 5.3(d)'.$2:.$2],['Google DATA'.10:.10])" office:value-type="string">
            <text:p>FALSE</text:p>
          </table:table-cell>
          <table:table-cell table:formula="of:=EQ(['Art. 5.3(d)'.$2:.$2],['Google DATA'.10:.10])" office:value-type="string">
            <text:p>TRUE</text:p>
          </table:table-cell>
          <table:table-cell table:formula="of:=EQ(['Art. 5.3(d)'.$2:.$2],['Google DATA'.10:.10])"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TRUE</text:p>
          </table:table-cell>
          <table:table-cell table:formula="of:=EQ(['Art. 5.3(e)'.$2:.$2],['Google DATA'.11:.11])"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f)</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TRUE</text:p>
          </table:table-cell>
          <table:table-cell table:formula="of:=EQ(['Art. 5.3(f)'.$2:.$2],['Google DATA'.12:.12])"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g)</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TRUE</text:p>
          </table:table-cell>
          <table:table-cell table:formula="of:=EQ(['Art. 5.3(g)'.$2:.$2],['Google DATA'.13:.13])"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h)</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FALS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formula="of:=EQ(['Art. 5.3(h)'.$2:.$2],['Google DATA'.14:.14])"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i)</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TRUE</text:p>
          </table:table-cell>
          <table:table-cell table:formula="of:=EQ(['Art. 5.3(i)'.$2:.$2],['Google DATA'.$15:.$15])" office:value-type="string">
            <text:p>FALSE</text:p>
          </table:table-cell>
          <table:table-cell table:formula="of:=EQ(['Art. 5.3(i)'.$2:.$2],['Google DATA'.$15:.$15])" office:value-type="string">
            <text:p>TRUE</text:p>
          </table:table-cell>
          <table:table-cell table:formula="of:=EQ(['Art. 5.3(i)'.$2:.$2],['Google DATA'.$15:.$15])"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j)</text:p>
          </table:table-cell>
          <table:table-cell table:formula="of:=EQ(['Art. 5.3(j)'.$2:.$2],['Google DATA'.$16:.$16])" office:value-type="string">
            <text:p>TRUE</text:p>
          </table:table-cell>
          <table:table-cell table:formula="of:=EQ(['Art. 5.3(j)'.$2:.$2],['Google DATA'.$16:.$16])" office:value-type="string">
            <text:p>FALS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FALSE</text:p>
          </table:table-cell>
          <table:table-cell table:formula="of:=EQ(['Art. 5.3(j)'.$2:.$2],['Google DATA'.$16:.$16])" office:value-type="string">
            <text:p>TRUE</text:p>
          </table:table-cell>
          <table:table-cell table:formula="of:=EQ(['Art. 5.3(j)'.$2:.$2],['Google DATA'.$16:.$16])" office:value-type="string">
            <text:p>TRUE</text:p>
          </table:table-cell>
          <table:table-cell table:formula="of:=EQ(['Art. 5.3(j)'.$2:.$2],['Google DATA'.$16:.$16])" office:value-type="string">
            <text:p>FALS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k)</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FALS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formula="of:=EQ(['Art. 5.3(k)'.$2:.$2],['Google DATA'.$17:.$17])"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l)</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FALS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FALS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formula="of:=EQ(['Art. 5.3(l)'.$2:.$2],['Google DATA'.$18:.$18])"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m)</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TRUE</text:p>
          </table:table-cell>
          <table:table-cell table:formula="of:=EQ(['Art. 5.3(m)'.$2:.$2],['Google DATA'.$19:.$19])" office:value-type="string">
            <text:p>FALSE</text:p>
          </table:table-cell>
          <table:table-cell table:formula="of:=EQ(['Art. 5.3(m)'.$2:.$2],['Google DATA'.$19:.$19])"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n)</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FALS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formula="of:=EQ(['Art. 5.3(n)'.$2:.$2],['Google DATA'.$20:.$20])"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o)</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FALSE</text:p>
          </table:table-cell>
          <table:table-cell table:formula="of:=EQ(['Art. 5.3(o)'.$2:.$2],['Google DATA'.$21:.$21])" office:value-type="string">
            <text:p>FALS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TRUE</text:p>
          </table:table-cell>
          <table:table-cell table:formula="of:=EQ(['Art. 5.3(o)'.$2:.$2],['Google DATA'.$21:.$21])" office:value-type="string">
            <text:p>FALSE</text:p>
          </table:table-cell>
          <table:table-cell table:formula="of:=EQ(['Art. 5.3(o)'.$2:.$2],['Google DATA'.$21:.$21])" office:value-type="string">
            <text:p>TRUE</text:p>
          </table:table-cell>
          <table:table-cell table:formula="of:=EQ(['Art. 5.3(o)'.$2:.$2],['Google DATA'.$21:.$21])"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35"/>
        </table:table-row>
        <table:table-row table:style-name="ro2">
          <table:table-cell table:style-name="ce35"/>
          <table:table-cell table:formula="of:=COUNTIF([.B2:.B21];&quot;=FALSE&quot;)" office:value-type="string">
            <text:p>3</text:p>
          </table:table-cell>
          <table:table-cell table:formula="of:=COUNTIF([.C2:.C21];&quot;=FALSE&quot;)" office:value-type="string">
            <text:p>1</text:p>
          </table:table-cell>
          <table:table-cell table:formula="of:=COUNTIF([.D2:.D21];&quot;=FALSE&quot;)" office:value-type="string">
            <text:p>0</text:p>
          </table:table-cell>
          <table:table-cell table:formula="of:=COUNTIF([.E2:.E21];&quot;=FALSE&quot;)" office:value-type="string">
            <text:p>0</text:p>
          </table:table-cell>
          <table:table-cell table:formula="of:=COUNTIF([.F2:.F21];&quot;=FALSE&quot;)" office:value-type="string">
            <text:p>5</text:p>
          </table:table-cell>
          <table:table-cell table:formula="of:=COUNTIF([.G2:.G21];&quot;=FALSE&quot;)" office:value-type="string">
            <text:p>1</text:p>
          </table:table-cell>
          <table:table-cell table:formula="of:=COUNTIF([.H2:.H21];&quot;=FALSE&quot;)" office:value-type="string">
            <text:p>1</text:p>
          </table:table-cell>
          <table:table-cell table:formula="of:=COUNTIF([.I2:.I21];&quot;=FALSE&quot;)" office:value-type="string">
            <text:p>0</text:p>
          </table:table-cell>
          <table:table-cell table:formula="of:=COUNTIF([.J2:.J21];&quot;=FALSE&quot;)" office:value-type="string">
            <text:p>5</text:p>
          </table:table-cell>
          <table:table-cell table:formula="of:=COUNTIF([.K2:.K21];&quot;=FALSE&quot;)" office:value-type="string">
            <text:p>1</text:p>
          </table:table-cell>
          <table:table-cell table:formula="of:=COUNTIF([.L2:.L21];&quot;=FALSE&quot;)" office:value-type="string">
            <text:p>2</text:p>
          </table:table-cell>
          <table:table-cell table:formula="of:=COUNTIF([.M2:.M21];&quot;=FALSE&quot;)" office:value-type="string">
            <text:p>3</text:p>
          </table:table-cell>
          <table:table-cell table:formula="of:=COUNTIF([.N2:.N21];&quot;=FALSE&quot;)" office:value-type="string">
            <text:p>2</text:p>
          </table:table-cell>
          <table:table-cell table:formula="of:=COUNTIF([.O2:.O21];&quot;=FALSE&quot;)" office:value-type="string">
            <text:p>4</text:p>
          </table:table-cell>
          <table:table-cell table:formula="of:=COUNTIF([.P2:.P21];&quot;=FALSE&quot;)" office:value-type="string">
            <text:p>1</text:p>
          </table:table-cell>
          <table:table-cell table:formula="of:=COUNTIF([.Q2:.Q21];&quot;=FALSE&quot;)" office:value-type="string">
            <text:p>0</text:p>
          </table:table-cell>
          <table:table-cell table:formula="of:=COUNTIF([.R2:.R21];&quot;=FALSE&quot;)" office:value-type="string">
            <text:p>0</text:p>
          </table:table-cell>
          <table:table-cell table:formula="of:=COUNTIF([.S2:.S21];&quot;=FALSE&quot;)" office:value-type="string">
            <text:p>3</text:p>
          </table:table-cell>
          <table:table-cell table:formula="of:=COUNTIF([.T2:.T21];&quot;=FALSE&quot;)" office:value-type="string">
            <text:p>1</text:p>
          </table:table-cell>
          <table:table-cell table:formula="of:=COUNTIF([.U2:.U21];&quot;=FALSE&quot;)" office:value-type="string">
            <text:p>4</text:p>
          </table:table-cell>
          <table:table-cell table:formula="of:=COUNTIF([.V2:.V21];&quot;=FALSE&quot;)" office:value-type="string">
            <text:p>4</text:p>
          </table:table-cell>
          <table:table-cell table:formula="of:=COUNTIF([.W2:.W21];&quot;=FALSE&quot;)" office:value-type="string">
            <text:p>1</text:p>
          </table:table-cell>
          <table:table-cell table:formula="of:=COUNTIF([.X2:.X21];&quot;=FALSE&quot;)" office:value-type="string">
            <text:p>0</text:p>
          </table:table-cell>
          <table:table-cell table:formula="of:=COUNTIF([.Y2:.Y21];&quot;=FALSE&quot;)" office:value-type="string">
            <text:p>3</text:p>
          </table:table-cell>
          <table:table-cell table:formula="of:=COUNTIF([.Z2:.Z21];&quot;=FALSE&quot;)" office:value-type="string">
            <text:p>4</text:p>
          </table:table-cell>
          <table:table-cell table:formula="of:=COUNTIF([.AA2:.AA21];&quot;=FALSE&quot;)" office:value-type="string">
            <text:p>4</text:p>
          </table:table-cell>
          <table:table-cell table:formula="of:=COUNTIF([.AB2:.AB21];&quot;=FALSE&quot;)" office:value-type="string">
            <text:p>3</text:p>
          </table:table-cell>
          <table:table-cell table:formula="of:=COUNTIF([.AC2:.AC21];&quot;=FALSE&quot;)" office:value-type="string">
            <text:p>6</text:p>
          </table:table-cell>
          <table:table-cell table:formula="of:=COUNTIF([.AD2:.AD21];&quot;=FALSE&quot;)" office:value-type="string">
            <text:p>0</text:p>
          </table:table-cell>
          <table:table-cell table:formula="of:=COUNTIF([.AE2:.AE21];&quot;=FALSE&quot;)" office:value-type="string">
            <text:p>0</text:p>
          </table:table-cell>
          <table:table-cell table:formula="of:=COUNTIF([.AF2:.AF21];&quot;=FALSE&quot;)" office:value-type="string">
            <text:p>0</text:p>
          </table:table-cell>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
      <table:table table:name="Contested Data" table:style-name="ta6" table:print="false">
        <office:forms form:automatic-focus="false" form:apply-design-mode="false"/>
        <table:table-column table:style-name="co30" table:default-cell-style-name="ce15" table:number-columns-repeated="256"/>
        <table:table-row table:style-name="ro7">
          <table:table-cell table:style-name="ce35" table:formula="of:=['Art. 5.1'.1:.1]" office:value-type="string">
            <text:p/>
          </table:table-cell>
          <table:table-cell table:style-name="ce35" table:formula="of:=['Art. 5.1'.1:.1]" office:value-type="string">
            <text:p>Austria</text:p>
          </table:table-cell>
          <table:table-cell table:style-name="ce35" table:formula="of:=['Art. 5.1'.1:.1]" office:value-type="string">
            <text:p>Belgium</text:p>
          </table:table-cell>
          <table:table-cell table:style-name="ce35" table:formula="of:=['Art. 5.1'.1:.1]" office:value-type="string">
            <text:p>Bulgaria</text:p>
          </table:table-cell>
          <table:table-cell table:style-name="ce35" table:formula="of:=['Art. 5.1'.1:.1]" office:value-type="string">
            <text:p>Croatia</text:p>
          </table:table-cell>
          <table:table-cell table:style-name="ce35" table:formula="of:=['Art. 5.1'.1:.1]" office:value-type="string">
            <text:p>Republic of Cyprus</text:p>
          </table:table-cell>
          <table:table-cell table:style-name="ce35" table:formula="of:=['Art. 5.1'.1:.1]" office:value-type="string">
            <text:p>Czech Republic</text:p>
          </table:table-cell>
          <table:table-cell table:style-name="ce35" table:formula="of:=['Art. 5.1'.1:.1]" office:value-type="string">
            <text:p>Denmark</text:p>
          </table:table-cell>
          <table:table-cell table:style-name="ce35" table:formula="of:=['Art. 5.1'.1:.1]" office:value-type="string">
            <text:p>Estonia</text:p>
          </table:table-cell>
          <table:table-cell table:style-name="ce35" table:formula="of:=['Art. 5.1'.1:.1]" office:value-type="string">
            <text:p>Finland</text:p>
          </table:table-cell>
          <table:table-cell table:style-name="ce35" table:formula="of:=['Art. 5.1'.1:.1]" office:value-type="string">
            <text:p>France</text:p>
          </table:table-cell>
          <table:table-cell table:style-name="ce35" table:formula="of:=['Art. 5.1'.1:.1]" office:value-type="string">
            <text:p>Germany</text:p>
          </table:table-cell>
          <table:table-cell table:style-name="ce35" table:formula="of:=['Art. 5.1'.1:.1]" office:value-type="string">
            <text:p>Greece</text:p>
          </table:table-cell>
          <table:table-cell table:style-name="ce35" table:formula="of:=['Art. 5.1'.1:.1]" office:value-type="string">
            <text:p>Hungary</text:p>
          </table:table-cell>
          <table:table-cell table:style-name="ce35" table:formula="of:=['Art. 5.1'.1:.1]" office:value-type="string">
            <text:p>Ireland</text:p>
          </table:table-cell>
          <table:table-cell table:style-name="ce35" table:formula="of:=['Art. 5.1'.1:.1]" office:value-type="string">
            <text:p>Italy</text:p>
          </table:table-cell>
          <table:table-cell table:style-name="ce35" table:formula="of:=['Art. 5.1'.1:.1]" office:value-type="string">
            <text:p>Latvia</text:p>
          </table:table-cell>
          <table:table-cell table:style-name="ce35" table:formula="of:=['Art. 5.1'.1:.1]" office:value-type="string">
            <text:p>Lithuania</text:p>
          </table:table-cell>
          <table:table-cell table:style-name="ce35" table:formula="of:=['Art. 5.1'.1:.1]" office:value-type="string">
            <text:p>Luxembourg</text:p>
          </table:table-cell>
          <table:table-cell table:style-name="ce35" table:formula="of:=['Art. 5.1'.1:.1]" office:value-type="string">
            <text:p>Malta</text:p>
          </table:table-cell>
          <table:table-cell table:style-name="ce35" table:formula="of:=['Art. 5.1'.1:.1]" office:value-type="string">
            <text:p>Netherlands</text:p>
          </table:table-cell>
          <table:table-cell table:style-name="ce35" table:formula="of:=['Art. 5.1'.1:.1]" office:value-type="string">
            <text:p>Poland</text:p>
          </table:table-cell>
          <table:table-cell table:style-name="ce35" table:formula="of:=['Art. 5.1'.1:.1]" office:value-type="string">
            <text:p>Portugal</text:p>
          </table:table-cell>
          <table:table-cell table:style-name="ce35" table:formula="of:=['Art. 5.1'.1:.1]" office:value-type="string">
            <text:p>Romania</text:p>
          </table:table-cell>
          <table:table-cell table:style-name="ce35" table:formula="of:=['Art. 5.1'.1:.1]" office:value-type="string">
            <text:p>Slovakia</text:p>
          </table:table-cell>
          <table:table-cell table:style-name="ce35" table:formula="of:=['Art. 5.1'.1:.1]" office:value-type="string">
            <text:p>Slovenia</text:p>
          </table:table-cell>
          <table:table-cell table:style-name="ce35" table:formula="of:=['Art. 5.1'.1:.1]" office:value-type="string">
            <text:p>Spain</text:p>
          </table:table-cell>
          <table:table-cell table:style-name="ce35" table:formula="of:=['Art. 5.1'.1:.1]" office:value-type="string">
            <text:p>Sweden</text:p>
          </table:table-cell>
          <table:table-cell table:style-name="ce35" table:formula="of:=['Art. 5.1'.1:.1]" office:value-type="string">
            <text:p>United Kingdom</text:p>
          </table:table-cell>
          <table:table-cell table:style-name="ce35" table:formula="of:=['Art. 5.1'.1:.1]" office:value-type="string">
            <text:p>Norway</text:p>
          </table:table-cell>
          <table:table-cell table:style-name="ce35" table:formula="of:=['Art. 5.1'.1:.1]" office:value-type="string">
            <text:p>Switzerland</text:p>
          </table:table-cell>
          <table:table-cell table:style-name="ce35" table:formula="of:=['Art. 5.1'.1:.1]" office:value-type="string">
            <text:p>Iceland</text:p>
          </table:table-cell>
        </table:table-row>
        <table:table-row table:style-name="ro2">
          <table:table-cell table:style-name="ce68" office:value-type="string">
            <text:p>Art. 5.2(a)</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TRUE</text:p>
          </table:table-cell>
          <table:table-cell table:formula="of:=EQ(['Art. 5.2(a)'.$10:.$10],&quot;No&quot;)" office:value-type="string">
            <text:p>FALSE</text:p>
          </table:table-cell>
          <table:table-cell table:formula="of:=EQ(['Art. 5.2(a)'.$10:.$10],&quot;No&quot;)" office:value-type="string">
            <text:p>FALSE</text:p>
          </table:table-cell>
          <table:table-cell table:formula="of:=EQ(['Art. 5.2(a)'.$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b)</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FALSE</text:p>
          </table:table-cell>
          <table:table-cell table:formula="of:=EQ(['Art. 5.2(b)'.$10:.$10],&quot;No&quot;)" office:value-type="string">
            <text:p>FALSE</text:p>
          </table:table-cell>
          <table:table-cell table:formula="of:=EQ(['Art. 5.2(b)'.$10:.$10],&quot;No&quot;)" office:value-type="string">
            <text:p>TRUE</text:p>
          </table:table-cell>
          <table:table-cell table:formula="of:=EQ(['Art. 5.2(b)'.$10:.$10],&quot;No&quot;)" office:value-type="string">
            <text:p>TRUE</text:p>
          </table:table-cell>
          <table:table-cell table:formula="of:=EQ(['Art. 5.2(b)'.$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c)</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TRUE</text:p>
          </table:table-cell>
          <table:table-cell table:formula="of:=EQ(['Art. 5.2(c)'.$10:.$10],&quot;No&quot;)" office:value-type="string">
            <text:p>FALSE</text:p>
          </table:table-cell>
          <table:table-cell table:formula="of:=EQ(['Art. 5.2(c)'.$10:.$10],&quot;No&quot;)" office:value-type="string">
            <text:p>FALSE</text:p>
          </table:table-cell>
          <table:table-cell table:formula="of:=EQ(['Art. 5.2(c)'.$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d)</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FALSE</text:p>
          </table:table-cell>
          <table:table-cell table:formula="of:=EQ(['Art. 5.2(d)'.$10:.$10],&quot;No&quot;)" office:value-type="string">
            <text:p>TRUE</text:p>
          </table:table-cell>
          <table:table-cell table:formula="of:=EQ(['Art. 5.2(d)'.$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2(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FALSE</text:p>
          </table:table-cell>
          <table:table-cell table:formula="of:=EQ(['Art. 5.2(e)'.$10:.$10],&quot;No&quot;)" office:value-type="string">
            <text:p>FALS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formula="of:=EQ(['Art. 5.2(e)'.$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a)</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formula="of:=EQ(['Art. 5.3(a)'.$10:.$10],&quot;No&quot;)" office:value-type="string">
            <text:p>FALSE</text:p>
          </table:table-cell>
          <table:table-cell table:formula="of:=EQ(['Art. 5.3(a)'.$10:.$10],&quot;No&quot;)" office:value-type="string">
            <text:p>FALSE</text:p>
          </table:table-cell>
          <table:table-cell table:formula="of:=EQ(['Art. 5.3(a)'.$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b)</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TRU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FALSE</text:p>
          </table:table-cell>
          <table:table-cell table:formula="of:=EQ(['Art. 5.3(b)'.$10:.$10],&quot;No&quot;)" office:value-type="string">
            <text:p>TRUE</text:p>
          </table:table-cell>
          <table:table-cell table:formula="of:=EQ(['Art. 5.3(b)'.$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c)</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TRU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FALSE</text:p>
          </table:table-cell>
          <table:table-cell table:formula="of:=EQ(['Art. 5.3(c)'.$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d)</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FALSE</text:p>
          </table:table-cell>
          <table:table-cell table:formula="of:=EQ(['Art. 5.3(d)'.$10:.$10],&quot;No&quot;)" office:value-type="string">
            <text:p>TRUE</text:p>
          </table:table-cell>
          <table:table-cell table:formula="of:=EQ(['Art. 5.3(d)'.$10:.$10],&quot;No&quot;)" office:value-type="string">
            <text:p>TRUE</text:p>
          </table:table-cell>
          <table:table-cell table:formula="of:=EQ(['Art. 5.3(d)'.$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FALS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formula="of:=EQ(['Art. 5.3(e)'.$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f)</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FALS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formula="of:=EQ(['Art. 5.3(f)'.$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g)</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FALSE</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FALS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formula="of:=EQ(['Art. 5.3(g)'.$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h)</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FALSE</text:p>
          </table:table-cell>
          <table:table-cell table:formula="of:=EQ(['Art. 5.3(h)'.$10:.$10],&quot;No&quot;)" office:value-type="string">
            <text:p>TRUE</text:p>
          </table:table-cell>
          <table:table-cell table:formula="of:=EQ(['Art. 5.3(h)'.$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i)</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FALSE</text:p>
          </table:table-cell>
          <table:table-cell table:formula="of:=EQ(['Art. 5.3(i)'.$10:.$10],&quot;No&quot;)" office:value-type="string">
            <text:p>TRUE</text:p>
          </table:table-cell>
          <table:table-cell table:formula="of:=EQ(['Art. 5.3(i)'.$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j)</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FALS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formula="of:=EQ(['Art. 5.3(j)'.$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k)</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FALS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formula="of:=EQ(['Art. 5.3(k)'.$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l)</text:p>
          </table:table-cell>
          <table:table-cell table:formula="of:=EQ(['Art. 5.3(l)'.$10:.$10],&quot;No&quot;)" office:value-type="string">
            <text:p>FALS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FALS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FALS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formula="of:=EQ(['Art. 5.3(l)'.$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m)</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TRUE</text:p>
          </table:table-cell>
          <table:table-cell table:formula="of:=EQ(['Art. 5.3(m)'.$10:.$10],&quot;No&quot;)" office:value-type="string">
            <text:p>FALSE</text:p>
          </table:table-cell>
          <table:table-cell table:formula="of:=EQ(['Art. 5.3(m)'.$10:.$10],&quot;No&quot;)" office:value-type="string">
            <text:p>FALSE</text:p>
          </table:table-cell>
          <table:table-cell table:formula="of:=EQ(['Art. 5.3(m)'.$10:.$10],&quot;No&quot;)" office:value-type="string">
            <text:p>FALSE</text:p>
          </table:table-cell>
          <table:table-cell table:formula="of:=EQ(['Art. 5.3(m)'.$10:.$10],&quot;No&quot;)" office:value-type="string">
            <text:p>TRUE</text:p>
          </table:table-cell>
          <table:table-cell table:formula="of:=EQ(['Art. 5.3(m)'.$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n)</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FALS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formula="of:=EQ(['Art. 5.3(n)'.$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68" office:value-type="string">
            <text:p>Art. 5.3(o)</text:p>
          </table:table-cell>
          <table:table-cell table:formula="of:=EQ(['Art. 5.3(o)'.$10:.$10],&quot;No&quot;)" office:value-type="string">
            <text:p>FALS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FALS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TRUE</text:p>
          </table:table-cell>
          <table:table-cell table:formula="of:=EQ(['Art. 5.3(o)'.$10:.$10],&quot;No&quot;)" office:value-type="string">
            <text:p>FALSE</text:p>
          </table:table-cell>
          <table:table-cell table:formula="of:=EQ(['Art. 5.3(o)'.$10:.$10],&quot;No&quot;)" office:value-type="string">
            <text:p>TRUE</text:p>
          </table:table-cell>
          <table:table-cell table:formula="of:=EQ(['Art. 5.3(o)'.$10:.$10],&quot;No&quot;)" office:value-type="string">
            <text:p>FALSE</text:p>
          </table:table-cell>
          <table:table-cell table:formula="of:=EQ(['Art. 5.3(o)'.$10:.$10],&quot;No&quot;)" office:value-type="string">
            <text:p>TRUE</text:p>
          </table:table-cell>
          <table:table-cell table:formula="of:=EQ(['Art. 5.3(o)'.$10:.$10],&quot;No&quot;)" office:value-type="string">
            <text:p>TRUE</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row table:style-name="ro2">
          <table:table-cell table:style-name="ce35"/>
        </table:table-row>
        <table:table-row table:style-name="ro2">
          <table:table-cell table:style-name="ce35" table:formula="of:=SUM([.B23:.AF23])" office:value-type="string">
            <text:p>146</text:p>
          </table:table-cell>
          <table:table-cell table:formula="of:=COUNTIF([.B2:.B21];FALSE)" office:value-type="string">
            <text:p>20</text:p>
          </table:table-cell>
          <table:table-cell table:formula="of:=COUNTIF([.C2:.C21];FALSE)" office:value-type="string">
            <text:p>0</text:p>
          </table:table-cell>
          <table:table-cell table:formula="of:=COUNTIF([.D2:.D21];FALSE)" office:value-type="string">
            <text:p>0</text:p>
          </table:table-cell>
          <table:table-cell table:formula="of:=COUNTIF([.E2:.E21];FALSE)" office:value-type="string">
            <text:p>3</text:p>
          </table:table-cell>
          <table:table-cell table:formula="of:=COUNTIF([.F2:.F21];FALSE)" office:value-type="string">
            <text:p>5</text:p>
          </table:table-cell>
          <table:table-cell table:formula="of:=COUNTIF([.G2:.G21];FALSE)" office:value-type="string">
            <text:p>4</text:p>
          </table:table-cell>
          <table:table-cell table:formula="of:=COUNTIF([.H2:.H21];FALSE)" office:value-type="string">
            <text:p>3</text:p>
          </table:table-cell>
          <table:table-cell table:formula="of:=COUNTIF([.I2:.I21];FALSE)" office:value-type="string">
            <text:p>5</text:p>
          </table:table-cell>
          <table:table-cell table:formula="of:=COUNTIF([.J2:.J21];FALSE)" office:value-type="string">
            <text:p>6</text:p>
          </table:table-cell>
          <table:table-cell table:formula="of:=COUNTIF([.K2:.K21];FALSE)" office:value-type="string">
            <text:p>0</text:p>
          </table:table-cell>
          <table:table-cell table:formula="of:=COUNTIF([.L2:.L21];FALSE)" office:value-type="string">
            <text:p>2</text:p>
          </table:table-cell>
          <table:table-cell table:formula="of:=COUNTIF([.M2:.M21];FALSE)" office:value-type="string">
            <text:p>3</text:p>
          </table:table-cell>
          <table:table-cell table:formula="of:=COUNTIF([.N2:.N21];FALSE)" office:value-type="string">
            <text:p>13</text:p>
          </table:table-cell>
          <table:table-cell table:formula="of:=COUNTIF([.O2:.O21];FALSE)" office:value-type="string">
            <text:p>2</text:p>
          </table:table-cell>
          <table:table-cell table:formula="of:=COUNTIF([.P2:.P21];FALSE)" office:value-type="string">
            <text:p>3</text:p>
          </table:table-cell>
          <table:table-cell table:formula="of:=COUNTIF([.Q2:.Q21];FALSE)" office:value-type="string">
            <text:p>8</text:p>
          </table:table-cell>
          <table:table-cell table:formula="of:=COUNTIF([.R2:.R21];FALSE)" office:value-type="string">
            <text:p>7</text:p>
          </table:table-cell>
          <table:table-cell table:formula="of:=COUNTIF([.S2:.S21];FALSE)" office:value-type="string">
            <text:p>12</text:p>
          </table:table-cell>
          <table:table-cell table:formula="of:=COUNTIF([.T2:.T21];FALSE)" office:value-type="string">
            <text:p>10</text:p>
          </table:table-cell>
          <table:table-cell table:formula="of:=COUNTIF([.U2:.U21];FALSE)" office:value-type="string">
            <text:p>1</text:p>
          </table:table-cell>
          <table:table-cell table:formula="of:=COUNTIF([.V2:.V21];FALSE)" office:value-type="string">
            <text:p>0</text:p>
          </table:table-cell>
          <table:table-cell table:formula="of:=COUNTIF([.W2:.W21];FALSE)" office:value-type="string">
            <text:p>4</text:p>
          </table:table-cell>
          <table:table-cell table:formula="of:=COUNTIF([.X2:.X21];FALSE)" office:value-type="string">
            <text:p>1</text:p>
          </table:table-cell>
          <table:table-cell table:formula="of:=COUNTIF([.Y2:.Y21];FALSE)" office:value-type="string">
            <text:p>15</text:p>
          </table:table-cell>
          <table:table-cell table:formula="of:=COUNTIF([.Z2:.Z21];FALSE)" office:value-type="string">
            <text:p>5</text:p>
          </table:table-cell>
          <table:table-cell table:formula="of:=COUNTIF([.AA2:.AA21];FALSE)" office:value-type="string">
            <text:p>10</text:p>
          </table:table-cell>
          <table:table-cell table:formula="of:=COUNTIF([.AB2:.AB21];FALSE)" office:value-type="string">
            <text:p>4</text:p>
          </table:table-cell>
          <table:table-cell table:formula="of:=COUNTIF([.AC2:.AC21];FALSE)" office:value-type="string">
            <text:p>0</text:p>
          </table:table-cell>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row table:style-name="ro2">
          <table:table-cell table:style-name="ce35"/>
        </table:table-row>
      </table:table>
      <table:table table:name="Art. 5.1" table:style-name="ta7" table:print="false">
        <office:forms form:automatic-focus="false" form:apply-design-mode="false"/>
        <table:table-column table:style-name="co32" table:default-cell-style-name="ce15"/>
        <table:table-column table:style-name="co33" table:default-cell-style-name="ce15"/>
        <table:table-column table:style-name="co34" table:default-cell-style-name="ce15"/>
        <table:table-column table:style-name="co20" table:default-cell-style-name="ce15"/>
        <table:table-column table:style-name="co33" table:default-cell-style-name="ce15"/>
        <table:table-column table:style-name="co35" table:default-cell-style-name="ce15"/>
        <table:table-column table:style-name="co36" table:default-cell-style-name="ce15"/>
        <table:table-column table:style-name="co37" table:default-cell-style-name="ce15"/>
        <table:table-column table:style-name="co8" table:default-cell-style-name="ce15"/>
        <table:table-column table:style-name="co38" table:default-cell-style-name="ce15"/>
        <table:table-column table:style-name="co13" table:default-cell-style-name="ce15"/>
        <table:table-column table:style-name="co37" table:default-cell-style-name="ce15"/>
        <table:table-column table:style-name="co24" table:default-cell-style-name="ce15"/>
        <table:table-column table:style-name="co12" table:default-cell-style-name="ce15"/>
        <table:table-column table:style-name="co13" table:default-cell-style-name="ce15"/>
        <table:table-column table:style-name="co39" table:default-cell-style-name="ce15"/>
        <table:table-column table:style-name="co40" table:default-cell-style-name="ce15"/>
        <table:table-column table:style-name="co41" table:default-cell-style-name="ce15"/>
        <table:table-column table:style-name="co42" table:default-cell-style-name="ce15"/>
        <table:table-column table:style-name="co22" table:default-cell-style-name="ce15"/>
        <table:table-column table:style-name="co43" table:default-cell-style-name="ce15"/>
        <table:table-column table:style-name="co13" table:default-cell-style-name="ce15"/>
        <table:table-column table:style-name="co12" table:default-cell-style-name="ce15"/>
        <table:table-column table:style-name="co44" table:default-cell-style-name="ce15"/>
        <table:table-column table:style-name="co12" table:number-columns-repeated="2" table:default-cell-style-name="ce15"/>
        <table:table-column table:style-name="co16" table:default-cell-style-name="ce15"/>
        <table:table-column table:style-name="co14" table:default-cell-style-name="ce15"/>
        <table:table-column table:style-name="co45" table:default-cell-style-name="ce15"/>
        <table:table-column table:style-name="co8" table:default-cell-style-name="ce15"/>
        <table:table-column table:style-name="co17" table:default-cell-style-name="ce15"/>
        <table:table-column table:style-name="co33" table:default-cell-style-name="ce15"/>
        <table:table-column table:style-name="co31" table:default-cell-style-name="ce15" table:number-columns-repeated="224"/>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9"/>
          <table:table-cell table:style-name="ce34" office:value-type="string">
            <text:p>No</text:p>
          </table:table-cell>
          <table:table-cell/>
          <table:table-cell table:style-name="ce71" office:value-type="string">
            <text:p>No</text:p>
          </table:table-cell>
          <table:table-cell table:style-name="ce34" office:value-type="string">
            <text:p>No</text:p>
          </table:table-cell>
          <table:table-cell table:number-columns-repeated="3"/>
          <table:table-cell table:style-name="ce34" office:value-type="string">
            <text:p>No</text:p>
          </table:table-cell>
          <table:table-cell table:number-columns-repeated="5"/>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2003-09-01</text:p>
          </table:table-cell>
          <table:table-cell table:style-name="ce73"/>
          <table:table-cell table:style-name="ce75" office:value-type="string">
            <text:p>2004-05-01</text:p>
          </table:table-cell>
          <table:table-cell table:number-columns-repeated="4" table:style-name="ce73"/>
          <table:table-cell table:style-name="ce74" office:value-type="string">
            <text:p>2004-01-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1(a)</text:p>
          </table:table-cell>
          <table:table-cell table:style-name="ce34" office:value-type="string">
            <text:p>Article XI.189. §3</text:p>
          </table:table-cell>
          <table:table-cell table:style-name="ce34"/>
          <table:table-cell/>
          <table:table-cell table:style-name="ce34" office:value-type="string">
            <text:p>Article 3(9)</text:p>
          </table:table-cell>
          <table:table-cell table:style-name="ce34" office:value-type="string">
            <text:p>§38a</text:p>
          </table:table-cell>
          <table:table-cell table:style-name="ce34" office:value-type="string">
            <text:p>Article 11(a)</text:p>
          </table:table-cell>
          <table:table-cell table:style-name="ce34" office:value-type="string">
            <text:p>Article 18(1)</text:p>
          </table:table-cell>
          <table:table-cell table:style-name="ce34" office:value-type="string">
            <text:p>Article 11(a)</text:p>
          </table:table-cell>
          <table:table-cell table:style-name="ce34" office:value-type="string">
            <text:p>Article L-122-5 6°</text:p>
          </table:table-cell>
          <table:table-cell table:style-name="ce34" office:value-type="string">
            <text:p>Article 44(a)</text:p>
          </table:table-cell>
          <table:table-cell table:style-name="ce34" office:value-type="string">
            <text:p>Article 28(b)</text:p>
          </table:table-cell>
          <table:table-cell table:style-name="ce70" office:value-type="string">
            <text:p>Article 35(6)</text:p>
          </table:table-cell>
          <table:table-cell table:style-name="ce34" office:value-type="string">
            <text:p>Section 87(1) – as substituted by European Communities (Copyright and Related Rights) Regulations 2004, S.I. No. 16/2004</text:p>
          </table:table-cell>
          <table:table-cell table:style-name="ce34" office:value-type="string">
            <text:p>Article 68bis(1)</text:p>
          </table:table-cell>
          <table:table-cell table:style-name="ce34" office:value-type="string">
            <text:p>Article 33</text:p>
          </table:table-cell>
          <table:table-cell table:style-name="ce34" office:value-type="string">
            <text:p>Article 29</text:p>
          </table:table-cell>
          <table:table-cell table:style-name="ce34" office:value-type="string">
            <text:p>Art. 10 (5)</text:p>
          </table:table-cell>
          <table:table-cell table:style-name="ce34" office:value-type="string">
            <text:p>Article 9(1)(a)</text:p>
          </table:table-cell>
          <table:table-cell table:style-name="ce34" office:value-type="string">
            <text:p>Article 13(a)</text:p>
          </table:table-cell>
          <table:table-cell table:style-name="ce34" office:value-type="string">
            <text:p>Article 23(1)</text:p>
          </table:table-cell>
          <table:table-cell table:style-name="ce34" office:value-type="string">
            <text:p>Article 75(1)</text:p>
          </table:table-cell>
          <table:table-cell/>
          <table:table-cell table:style-name="ce34" office:value-type="string">
            <text:p>§ 54 of Copyright Act No.185/2015 Coll.</text:p>
          </table:table-cell>
          <table:table-cell table:style-name="ce34" office:value-type="string">
            <text:p>Article 49(a)</text:p>
          </table:table-cell>
          <table:table-cell table:style-name="ce34" office:value-type="string">
            <text:p>Article 31(1)</text:p>
          </table:table-cell>
          <table:table-cell table:style-name="ce34" office:value-type="string">
            <text:p>Article 11(a)</text:p>
          </table:table-cell>
          <table:table-cell table:style-name="ce34" office:value-type="string">
            <text:p>Section 28(a) of the Copyright Designs and Patents Act 1988</text:p>
          </table:table-cell>
          <table:table-cell table:style-name="ce34" office:value-type="string">
            <text:p>Article 11(a)</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8a">
            <text:p><text:a xlink:href="http://www.zakonyprolidi.cz/cs/2000-121#p38a">http://www.zakonyprolidi.cz/cs/2000-121#p38a</text:a></text:p>
          </table:table-cell>
          <table:table-cell table:number-columns-repeated="4"/>
          <table:table-cell table:style-name="ce77" office:value-type="string" office:value="https://dejure.org/gesetze/UrhG/44a.html">
            <text:p><text:a xlink:href="https://dejure.org/gesetze/UrhG/44a.html">https://dejure.org/gesetze/UrhG/44a.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bailii.org/ie/legis/num_reg/2004/0016.html ">
            <text:p><text:a xlink:href="http://www.bailii.org/ie/legis/num_reg/2004/0016.html">http://www.bailii.org/ie/legis/num_reg/2004/0016.html </text:a></text:p>
          </table:table-cell>
          <table:table-cell table:number-columns-repeated="3"/>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3)">
            <text:p><text:a xlink:href="http://www.prawo.pl/dz-u-akt/-/dokument/Dz.U.2016.666/16795787/2047977#art(23)">http://www.prawo.pl/dz-u-akt/-/dokument/Dz.U.2016.666/16795787/2047977#art(2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table-cell table:style-name="ce34"/>
          <table:table-cell table:number-columns-repeated="15"/>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79" office:value-type="string">
            <text:p>Article X1.217 8° for neighbouring rights</text:p>
          </table:table-cell>
          <table:table-cell table:number-columns-repeated="4"/>
          <table:table-cell table:style-name="ce34" office:value-type="string">
            <text:p>This article is implemented verbatim in Danish law</text:p>
          </table:table-cell>
          <table:table-cell table:number-columns-repeated="10"/>
          <table:table-cell table:style-name="ce34" office:value-type="string">
            <text:p>This exception applies insofar as the work has been lawfully made available to the public</text:p>
          </table:table-cell>
          <table:table-cell table:number-columns-repeated="10"/>
          <table:table-cell table:style-name="ce79" office:value-type="string">
            <text:p>excludes computer programs and databases</text:p>
          </table:table-cell>
        </table:table-row>
      </table:table>
      <table:table table:name="Art. 5.2(a)" table:style-name="ta8" table:print="false">
        <office:forms form:automatic-focus="false" form:apply-design-mode="false"/>
        <table:table-column table:style-name="co47" table:default-cell-style-name="ce15"/>
        <table:table-column table:style-name="co33" table:default-cell-style-name="ce15"/>
        <table:table-column table:style-name="co34" table:default-cell-style-name="ce15"/>
        <table:table-column table:style-name="co20" table:default-cell-style-name="ce15"/>
        <table:table-column table:style-name="co33" table:default-cell-style-name="ce15"/>
        <table:table-column table:style-name="co35" table:default-cell-style-name="ce15"/>
        <table:table-column table:style-name="co36" table:default-cell-style-name="ce15"/>
        <table:table-column table:style-name="co37" table:default-cell-style-name="ce15"/>
        <table:table-column table:style-name="co8" table:default-cell-style-name="ce15"/>
        <table:table-column table:style-name="co38" table:default-cell-style-name="ce15"/>
        <table:table-column table:style-name="co13" table:default-cell-style-name="ce15"/>
        <table:table-column table:style-name="co37" table:default-cell-style-name="ce15"/>
        <table:table-column table:style-name="co24" table:default-cell-style-name="ce15"/>
        <table:table-column table:style-name="co12" table:default-cell-style-name="ce15"/>
        <table:table-column table:style-name="co13" table:default-cell-style-name="ce15"/>
        <table:table-column table:style-name="co39" table:default-cell-style-name="ce15"/>
        <table:table-column table:style-name="co40" table:default-cell-style-name="ce15"/>
        <table:table-column table:style-name="co41" table:default-cell-style-name="ce15"/>
        <table:table-column table:style-name="co42" table:default-cell-style-name="ce15"/>
        <table:table-column table:style-name="co22" table:default-cell-style-name="ce15"/>
        <table:table-column table:style-name="co43" table:default-cell-style-name="ce15"/>
        <table:table-column table:style-name="co13" table:default-cell-style-name="ce15"/>
        <table:table-column table:style-name="co12" table:default-cell-style-name="ce15"/>
        <table:table-column table:style-name="co44" table:default-cell-style-name="ce15"/>
        <table:table-column table:style-name="co12" table:number-columns-repeated="2" table:default-cell-style-name="ce15"/>
        <table:table-column table:style-name="co16" table:default-cell-style-name="ce15"/>
        <table:table-column table:style-name="co14" table:default-cell-style-name="ce15"/>
        <table:table-column table:style-name="co45" table:default-cell-style-name="ce15"/>
        <table:table-column table:style-name="co8" table:default-cell-style-name="ce15"/>
        <table:table-column table:style-name="co17" table:default-cell-style-name="ce15"/>
        <table:table-column table:style-name="co33" table:default-cell-style-name="ce15"/>
        <table:table-column table:style-name="co46" table:default-cell-style-name="ce15" table:number-columns-repeated="224"/>
        <table:table-row table:style-name="ro2">
          <table:table-cell table:style-name="ce41" office:value-type="string">
            <text:p>Article 5, 2 (a) - Photocopying/photo-reproduction</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9"/>
          <table:table-cell table:style-name="ce34" office:value-type="string">
            <text:p>Yes</text:p>
          </table:table-cell>
          <table:table-cell/>
          <table:table-cell table:style-name="ce71" office:value-type="string">
            <text:p>Yes</text:p>
          </table:table-cell>
          <table:table-cell table:style-name="ce34" office:value-type="string">
            <text:p>Yes</text:p>
          </table:table-cell>
          <table:table-cell table:number-columns-repeated="4"/>
          <table:table-cell table:style-name="ce34" office:value-type="string">
            <text:p>No</text:p>
          </table:table-cell>
          <table:table-cell/>
          <table:table-cell table:style-name="ce34" office:value-type="string">
            <text:p>Yes</text:p>
          </table:table-cell>
          <table:table-cell table:style-name="ce34" office:value-type="string">
            <text:p>Yes</text:p>
          </table:table-cell>
          <table:table-cell/>
          <table:table-cell table:style-name="ce34" office:value-type="string">
            <text:p>Yes</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01-01</text:p>
          </table:table-cell>
          <table:table-cell table:style-name="ce73"/>
          <table:table-cell table:style-name="ce75" office:value-type="string">
            <text:p>2004-05-01</text:p>
          </table:table-cell>
          <table:table-cell table:number-columns-repeated="10"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 42a, 42b</text:p>
          </table:table-cell>
          <table:table-cell table:style-name="ce80" office:value-type="string">
            <text:p>Article XI.190 5°, 6° of Code of Economic Law, Book XI:</text:p>
          </table:table-cell>
          <table:table-cell table:style-name="ce80" office:value-type="string">
            <text:p>Article 25</text:p>
          </table:table-cell>
          <table:table-cell/>
          <table:table-cell table:style-name="ce34" office:value-type="string">
            <text:p>Article 7(2)(a), Article 7(16)(p)</text:p>
          </table:table-cell>
          <table:table-cell table:style-name="ce34" office:value-type="string">
            <text:p>§30a</text:p>
          </table:table-cell>
          <table:table-cell table:style-name="ce34" office:value-type="string">
            <text:p>Article 12, Article 50-52</text:p>
          </table:table-cell>
          <table:table-cell table:style-name="ce34" office:value-type="string">
            <text:p>Article 18(3)(1)</text:p>
          </table:table-cell>
          <table:table-cell table:style-name="ce34" office:value-type="string">
            <text:p>Article 12, Article 13</text:p>
          </table:table-cell>
          <table:table-cell table:style-name="ce34" office:value-type="string">
            <text:p>Article L-122-5 2°</text:p>
          </table:table-cell>
          <table:table-cell table:style-name="ce34" office:value-type="string">
            <text:p>Article 53 (1), 53 (2)</text:p>
          </table:table-cell>
          <table:table-cell table:style-name="ce34" office:value-type="string">
            <text:p>Article 18(1)</text:p>
          </table:table-cell>
          <table:table-cell table:style-name="ce70" office:value-type="string">
            <text:p>Article 35 (1), (8), Article 21-22</text:p>
          </table:table-cell>
          <table:table-cell table:style-name="ce81" office:value-type="string">
            <text:p>Section 57</text:p>
          </table:table-cell>
          <table:table-cell table:style-name="ce34" office:value-type="string">
            <text:p>Article 68(1)</text:p>
          </table:table-cell>
          <table:table-cell table:style-name="ce34" office:value-type="string">
            <text:p>Article 35</text:p>
          </table:table-cell>
          <table:table-cell table:style-name="ce34" office:value-type="string">
            <text:p>Article 10</text:p>
          </table:table-cell>
          <table:table-cell table:style-name="ce34"/>
          <table:table-cell table:style-name="ce34" office:value-type="string">
            <text:p>Article 9(1)(b)</text:p>
          </table:table-cell>
          <table:table-cell table:style-name="ce34" office:value-type="string">
            <text:p>Articles 16b, 16(h)-16-(m)</text:p>
          </table:table-cell>
          <table:table-cell table:style-name="ce34"/>
          <table:table-cell table:style-name="ce34" office:value-type="string">
            <text:p>Article 75 (2)(a)</text:p>
          </table:table-cell>
          <table:table-cell table:style-name="ce34" office:value-type="string">
            <text:p>Article 85</text:p>
          </table:table-cell>
          <table:table-cell table:style-name="ce34" office:value-type="string">
            <text:p>§ 43 of Copyright Act No.185/2015 Coll.</text:p>
          </table:table-cell>
          <table:table-cell table:style-name="ce34" office:value-type="string">
            <text:p>Article 50(1), Article 50 (2)(1)</text:p>
          </table:table-cell>
          <table:table-cell table:style-name="ce34" office:value-type="string">
            <text:p>Article 31(2)</text:p>
          </table:table-cell>
          <table:table-cell table:style-name="ce34" office:value-type="string">
            <text:p>Article 12</text:p>
          </table:table-cell>
          <table:table-cell/>
          <table:table-cell table:style-name="ce34" office:value-type="string">
            <text:p>Article 12(1)</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0a">
            <text:p><text:a xlink:href="http://www.zakonyprolidi.cz/cs/2000-121#p30a">http://www.zakonyprolidi.cz/cs/2000-121#p30a</text:a></text:p>
          </table:table-cell>
          <table:table-cell table:number-columns-repeated="4"/>
          <table:table-cell table:style-name="ce77" office:value-type="string" office:value="https://dejure.org/gesetze/UrhG/53.html">
            <text:p><text:a xlink:href="https://dejure.org/gesetze/UrhG/53.html">https://dejure.org/gesetze/UrhG/53.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section/57/enacted/en/html#sec57">
            <text:p><text:a xlink:href="http://www.irishstatutebook.ie/eli/2000/act/28/section/57/enacted/en/html#sec57">http://www.irishstatutebook.ie/eli/2000/act/28/section/57/enacted/en/html#sec57</text:a></text:p>
          </table:table-cell>
          <table:table-cell table:number-columns-repeated="5"/>
          <table:table-cell table:style-name="ce77" office:value-type="string" office:value="http://wetten.overheid.nl/BWBR0001886/">
            <text:p><text:a xlink:href="http://wetten.overheid.nl/BWBR0001886/">http://wetten.overheid.nl/BWBR0001886/</text:a></text:p>
          </table:table-cell>
          <table:table-cell table:style-name="ce34"/>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6"/>
          <table:table-cell table:style-name="ce34"/>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style-name="ce79" office:value-type="string">
            <text:p>special rules on reprography in Article 7(16)(p)</text:p>
          </table:table-cell>
          <table:table-cell table:style-name="ce34"/>
          <table:table-cell table:style-name="ce34" office:value-type="string">
            <text:p>The implementation of het Infosoc has resulted in a reduction of rights compared to prior of the implementation. Now, reproduction can only take place if it is not done for commercial purposes. Thus the exceptions benefits only private persons and only if they make a few copies.</text:p>
          </table:table-cell>
          <table:table-cell/>
          <table:table-cell table:style-name="ce34" office:value-type="string">
            <text:p>Special rules on photocopying in Article 13</text:p>
          </table:table-cell>
          <table:table-cell table:number-columns-repeated="2"/>
          <table:table-cell table:style-name="ce34"/>
          <table:table-cell table:style-name="ce34" office:value-type="string">
            <text:p>Reproduction of note sheets is allowed for scientific goals</text:p>
          </table:table-cell>
          <table:table-cell table:style-name="ce81" office:value-type="string">
            <text:p>Partially, regarding copying by educational establishments and certain types of work including literary, dramatic and musical works. The exception is only remunerated if there is a licensing scheme in place.</text:p>
          </table:table-cell>
          <table:table-cell table:style-name="ce79" office:value-type="string">
            <text:p>Article is in relation to literary works.</text:p>
          </table:table-cell>
          <table:table-cell/>
          <table:table-cell table:style-name="ce34"/>
          <table:table-cell/>
          <table:table-cell table:style-name="ce34" office:value-type="string">
            <text:p>This is transposed practically word for word, including the provision that rightholders receive fair compensation. However, Malta does not implement a levy system, so there is no way in which rightholders receive the fair compensation provided for at law, unless by direct licensing.</text:p>
          </table:table-cell>
          <table:table-cell table:style-name="ce79" office:value-type="string">
            <text:p>See also the 'Repro-besluit' http://wetten.overheid.nl/BWBR0014339/2009-03-10</text:p>
          </table:table-cell>
          <table:table-cell table:style-name="ce34" office:value-type="string">
            <text:p>Art. 23 allows copying for personal use and levies include photocopying services and photocopying paper. So activities falling under 5.2(a) are covered by levies, but apart from personal use there is no explicit provision authorising such copying</text:p>
          </table:table-cell>
          <table:table-cell table:number-columns-repeated="2"/>
          <table:table-cell table:style-name="ce34" office:value-type="string">
            <text:p>The provision applies to natural persons (regardless the purpose of use) and also legal persons using works for their own needs. Section § 43 (2) specifies, that the limitation does NOT apply with regards to whole verbal works, nor does it apply to substantial parts of verbal works. It also does not apply to musical works in written form and graphical representation of architectural works. This exception is regulated narrower in comparison to the InfoSoc Directive.</text:p>
          </table:table-cell>
          <table:table-cell table:style-name="ce79" office:value-type="string">
            <text:p>Article 50(1) covers 'photographic techniques'</text:p>
          </table:table-cell>
          <table:table-cell table:style-name="ce34" office:value-type="string">
            <text:p>Information gathered points to both article 31 or 32, There is no specific reprography clause.</text:p>
          </table:table-cell>
          <table:table-cell table:style-name="ce34" office:value-type="string">
            <text:p>This article contains a general private copying exception.</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row>
      </table:table>
      <table:table table:name="Art. 5.2(b)" table:style-name="ta9" table:print="false">
        <office:forms form:automatic-focus="false" form:apply-design-mode="false"/>
        <table:table-column table:style-name="co32" table:default-cell-style-name="ce15"/>
        <table:table-column table:style-name="co48" table:default-cell-style-name="ce15" table:number-columns-repeated="255"/>
        <table:table-row table:style-name="ro2">
          <table:table-cell table:style-name="ce82" office:value-type="string">
            <text:p>Article 5, 2 (b) - Private copying</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9"/>
          <table:table-cell table:style-name="ce34" office:value-type="string">
            <text:p>Yes</text:p>
          </table:table-cell>
          <table:table-cell/>
          <table:table-cell table:style-name="ce71" office:value-type="string">
            <text:p>Yes</text:p>
          </table:table-cell>
          <table:table-cell table:style-name="ce34" office:value-type="string">
            <text:p>No</text:p>
          </table:table-cell>
          <table:table-cell table:number-columns-repeated="3"/>
          <table:table-cell table:style-name="ce34" office:value-type="string">
            <text:p>Yes</text:p>
          </table:table-cell>
          <table:table-cell table:number-columns-repeated="2"/>
          <table:table-cell table:style-name="ce34" office:value-type="string">
            <text:p>Yes</text:p>
          </table:table-cell>
          <table:table-cell table:style-name="ce34" office:value-type="string">
            <text:p>Yes</text:p>
          </table:table-cell>
          <table:table-cell/>
          <table:table-cell table:style-name="ce34" office:value-type="string">
            <text:p>Yes</text:p>
          </table:table-cell>
          <table:table-cell/>
          <table:table-cell table:style-name="ce34" office:value-type="string">
            <text:p>Yes</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01-01</text:p>
          </table:table-cell>
          <table:table-cell table:style-name="ce73"/>
          <table:table-cell table:style-name="ce75" office:value-type="string">
            <text:p>2004-05-01</text:p>
          </table:table-cell>
          <table:table-cell table:number-columns-repeated="4" table:style-name="ce73"/>
          <table:table-cell table:style-name="ce74" office:value-type="string">
            <text:p>2004-04-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 42a, 42b</text:p>
          </table:table-cell>
          <table:table-cell table:style-name="ce80" office:value-type="string">
            <text:p>Article XI.190 3° and 9° of Code of Economic Law, Book XI</text:p>
          </table:table-cell>
          <table:table-cell table:style-name="ce34" office:value-type="string">
            <text:p>Article 24 and 25</text:p>
          </table:table-cell>
          <table:table-cell/>
          <table:table-cell table:style-name="ce34" office:value-type="string">
            <text:p>Article 7 (2) (a)</text:p>
          </table:table-cell>
          <table:table-cell table:style-name="ce34" office:value-type="string">
            <text:p>§30</text:p>
          </table:table-cell>
          <table:table-cell table:style-name="ce34" office:value-type="string">
            <text:p>Article 12, 39 (1)</text:p>
          </table:table-cell>
          <table:table-cell table:style-name="ce34" office:value-type="string">
            <text:p>Article 18(1)(5)</text:p>
          </table:table-cell>
          <table:table-cell table:style-name="ce34" office:value-type="string">
            <text:p>Article 12</text:p>
          </table:table-cell>
          <table:table-cell table:style-name="ce34" office:value-type="string">
            <text:p>Article L-122-5 2°</text:p>
          </table:table-cell>
          <table:table-cell table:style-name="ce34" office:value-type="string">
            <text:p>Article 53(1), Article 53(2)</text:p>
          </table:table-cell>
          <table:table-cell table:style-name="ce34" office:value-type="string">
            <text:p>Article 18(1)</text:p>
          </table:table-cell>
          <table:table-cell table:style-name="ce70" office:value-type="string">
            <text:p>Article 35(1), (8), Article 20, 22</text:p>
          </table:table-cell>
          <table:table-cell table:style-name="ce34" office:value-type="string">
            <text:p>Sections 101-102 </text:p>
          </table:table-cell>
          <table:table-cell table:style-name="ce34" office:value-type="string">
            <text:p>Article 71sexies(1)</text:p>
          </table:table-cell>
          <table:table-cell table:style-name="ce34" office:value-type="string">
            <text:p>Article 34(1)</text:p>
          </table:table-cell>
          <table:table-cell table:style-name="ce34" office:value-type="string">
            <text:p>Article 20(1)(1)</text:p>
          </table:table-cell>
          <table:table-cell table:style-name="ce34" office:value-type="string">
            <text:p>Art. 10 (4)</text:p>
          </table:table-cell>
          <table:table-cell table:style-name="ce34" office:value-type="string">
            <text:p>Article 9(1)(c)</text:p>
          </table:table-cell>
          <table:table-cell table:style-name="ce34" office:value-type="string">
            <text:p>Article 16(b)(1), 16(c)-16(GA)</text:p>
          </table:table-cell>
          <table:table-cell table:style-name="ce34" office:value-type="string">
            <text:p>Article 23</text:p>
          </table:table-cell>
          <table:table-cell table:style-name="ce34" office:value-type="string">
            <text:p>Articles 75.2(a) and 76.1(b)</text:p>
          </table:table-cell>
          <table:table-cell table:style-name="ce34" office:value-type="string">
            <text:p>Article 34, article 35</text:p>
          </table:table-cell>
          <table:table-cell table:style-name="ce34" office:value-type="string">
            <text:p>§ 42 of Copyright Act No.185/2015 Coll.</text:p>
          </table:table-cell>
          <table:table-cell table:style-name="ce34" office:value-type="string">
            <text:p>Article 50(2)(2)</text:p>
          </table:table-cell>
          <table:table-cell table:style-name="ce34" office:value-type="string">
            <text:p>Article 31(2), Article 25</text:p>
          </table:table-cell>
          <table:table-cell table:style-name="ce34" office:value-type="string">
            <text:p>Article 12</text:p>
          </table:table-cell>
          <table:table-cell table:style-name="ce34" office:value-type="string">
            <text:p>Section 28(B), Section 70-71 of the Copyright Designs and Patents Act 1988</text:p>
          </table:table-cell>
          <table:table-cell table:style-name="ce34" office:value-type="string">
            <text:p>Article 12(1), Article 12(2)</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0">
            <text:p><text:a xlink:href="http://www.zakonyprolidi.cz/cs/2000-121#p30">http://www.zakonyprolidi.cz/cs/2000-121#p30</text:a></text:p>
          </table:table-cell>
          <table:table-cell table:number-columns-repeated="4"/>
          <table:table-cell table:style-name="ce77" office:value-type="string" office:value="https://dejure.org/gesetze/UrhG/53.html">
            <text:p><text:a xlink:href="https://dejure.org/gesetze/UrhG/53.html">https://dejure.org/gesetze/UrhG/53.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enacted/en/print#sec101">
            <text:p><text:a xlink:href="http://www.irishstatutebook.ie/eli/2000/act/28/enacted/en/print#sec101">http://www.irishstatutebook.ie/eli/2000/act/28/enacted/en/print#sec101</text:a></text:p>
          </table:table-cell>
          <table:table-cell table:number-columns-repeated="3"/>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3)">
            <text:p><text:a xlink:href="http://www.prawo.pl/dz-u-akt/-/dokument/Dz.U.2016.666/16795787/2047977#art(23)">http://www.prawo.pl/dz-u-akt/-/dokument/Dz.U.2016.666/16795787/2047977#art(23)</text:a></text:p>
          </table:table-cell>
          <table:table-cell table:number-columns-repeated="2"/>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4"/>
          <table:table-cell table:style-name="ce34"/>
          <table:table-cell/>
          <table:table-cell table:style-name="ce34"/>
          <table:table-cell table:number-columns-repeated="2"/>
          <table:table-cell table:style-name="ce34" office:value-type="string">
            <text:p>Article 18(1) covers all private uses.</text:p>
          </table:table-cell>
          <table:table-cell table:style-name="ce79"/>
          <table:table-cell table:style-name="ce34" office:value-type="string">
            <text:p>Partially implemented, as regards recording of a broadcast or cable programme for purposes of time-shifting and as regards photographs of television broadcasts or cable programmes  </text:p>
          </table:table-cell>
          <table:table-cell table:style-name="ce79" office:value-type="string">
            <text:p>In relation to phonograms and videograms</text:p>
          </table:table-cell>
          <table:table-cell table:number-columns-repeated="2"/>
          <table:table-cell table:style-name="ce34" office:value-type="string">
            <text:p>This exception applies insofar as the work has been lawfully made available to the public. Luxembourg law provides for fair compensation but no implementing regulation has been enacted so far in this respect. As a result, there is no private copying levy in practice.</text:p>
          </table:table-cell>
          <table:table-cell table:style-name="ce34" office:value-type="string">
            <text:p>This is transposed practically word for word, including the provision that rightholders receive fair compensation. However, Malta does not implement a levy system, so there is no way in which rightholders receive the fair compensation provided for at law, unless by direct licensing.</text:p>
          </table:table-cell>
          <table:table-cell table:style-name="ce34" office:value-type="string">
            <text:p>See also 'besluit thuiskopie' http://wetten.overheid.nl/BWBR0016727/2004-09-01</text:p>
          </table:table-cell>
          <table:table-cell table:style-name="ce34" office:value-type="string">
            <text:p>Remuneration is covered in separate provisions on copying levies. There is no explicit link with art. 23.</text:p>
          </table:table-cell>
          <table:table-cell table:style-name="ce34"/>
          <table:table-cell/>
          <table:table-cell table:number-columns-repeated="2" table:style-name="ce34"/>
          <table:table-cell table:style-name="ce79" office:value-type="string">
            <text:p>Claim for compensation in Article 25</text:p>
          </table:table-cell>
          <table:table-cell/>
          <table:table-cell table:style-name="ce34" office:value-type="string">
            <text:p>Section 70 permits reproductions of broadcasts for purposes of time shifting, Section 70 is a pre-existing exception.

The private copying exception was implemented on 1 October 2014, but then overruled by the High Court on 17 July 2015: http://www.bailii.org/ew/cases/EWHC/Admin/2015/2041.html
As a result, Section 28B is no longer part of the Copyright, Designs and Patents Act 1988. It is therefore no longer marked as 'implemented'</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number-columns-repeated="2"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2(c)" table:style-name="ta10" table:print="false">
        <office:forms form:automatic-focus="false" form:apply-design-mode="false"/>
        <table:table-column table:style-name="co32" table:default-cell-style-name="ce15"/>
        <table:table-column table:style-name="co49" table:default-cell-style-name="ce15" table:number-columns-repeated="255"/>
        <table:table-row table:style-name="ro2">
          <table:table-cell table:style-name="ce82" office:value-type="string">
            <text:p>Article 5, 2 (c) - Library and archive use</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9"/>
          <table:table-cell table:style-name="ce34" office:value-type="string">
            <text:p>Yes</text:p>
          </table:table-cell>
          <table:table-cell/>
          <table:table-cell table:style-name="ce71" office:value-type="string">
            <text:p>Yes</text:p>
          </table:table-cell>
          <table:table-cell table:style-name="ce34" office:value-type="string">
            <text:p>No</text:p>
          </table:table-cell>
          <table:table-cell table:number-columns-repeated="3"/>
          <table:table-cell table:style-name="ce34" office:value-type="string">
            <text:p>No</text:p>
          </table:table-cell>
          <table:table-cell table:number-columns-repeated="2"/>
          <table:table-cell table:style-name="ce34" office:value-type="string">
            <text:p>Partly</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5" office:value-type="string">
            <text:p>2004-05-01</text:p>
          </table:table-cell>
          <table:table-cell table:number-columns-repeated="4" table:style-name="ce73"/>
          <table:table-cell table:style-name="ce74" office:value-type="string">
            <text:p>2004-04-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 (7), 42b</text:p>
          </table:table-cell>
          <table:table-cell table:style-name="ce80" office:value-type="string">
            <text:p>Article XI.190 12°,13°,17° of Code of Economic Law, Book XI</text:p>
          </table:table-cell>
          <table:table-cell table:style-name="ce34" office:value-type="string">
            <text:p>Article 24(1) and Article 25(1)</text:p>
          </table:table-cell>
          <table:table-cell/>
          <table:table-cell table:style-name="ce34" office:value-type="string">
            <text:p>Article 7(1)(i), Article 10 (a)</text:p>
          </table:table-cell>
          <table:table-cell table:style-name="ce34" office:value-type="string">
            <text:p>§37</text:p>
          </table:table-cell>
          <table:table-cell table:style-name="ce34" office:value-type="string">
            <text:p>Article 16</text:p>
          </table:table-cell>
          <table:table-cell table:style-name="ce34" office:value-type="string">
            <text:p>Article 20</text:p>
          </table:table-cell>
          <table:table-cell table:style-name="ce34" office:value-type="string">
            <text:p>Article 13-16, 16 a</text:p>
          </table:table-cell>
          <table:table-cell table:style-name="ce34" office:value-type="string">
            <text:p>Article L-122-5 8°</text:p>
          </table:table-cell>
          <table:table-cell table:style-name="ce34" office:value-type="string">
            <text:p>§§ 53 (2)(2), 58 (2)</text:p>
          </table:table-cell>
          <table:table-cell table:style-name="ce34" office:value-type="string">
            <text:p>Article 22, 23</text:p>
          </table:table-cell>
          <table:table-cell table:style-name="ce70" office:value-type="string">
            <text:p>Article 35 (4), (8), Article 20-22</text:p>
          </table:table-cell>
          <table:table-cell table:style-name="ce34" office:value-type="string">
            <text:p>Sections 57-70.  See also S.I. No. 427/2000 - Copyright and Related Rights (Librarians and Archivists) (Copying of Protected Material) Regulations, 2000 </text:p>
          </table:table-cell>
          <table:table-cell table:style-name="ce34" office:value-type="string">
            <text:p>Article 68 (1)</text:p>
          </table:table-cell>
          <table:table-cell table:style-name="ce34" office:value-type="string">
            <text:p>Article 19 (1)(4); Article 23</text:p>
          </table:table-cell>
          <table:table-cell table:style-name="ce34" office:value-type="string">
            <text:p>Article 21 (1) (2)</text:p>
          </table:table-cell>
          <table:table-cell table:style-name="ce34" office:value-type="string">
            <text:p>Art.10 (10)</text:p>
          </table:table-cell>
          <table:table-cell table:style-name="ce34" office:value-type="string">
            <text:p>Article 9 (1) (d)</text:p>
          </table:table-cell>
          <table:table-cell table:style-name="ce34" office:value-type="string">
            <text:p>Article 16b, 16h-16m, 16n</text:p>
          </table:table-cell>
          <table:table-cell table:style-name="ce34" office:value-type="string">
            <text:p>Article 28.1.2</text:p>
          </table:table-cell>
          <table:table-cell table:style-name="ce34" office:value-type="string">
            <text:p>Article 75 (2)</text:p>
          </table:table-cell>
          <table:table-cell table:style-name="ce34" office:value-type="string">
            <text:p>Article 33(1)</text:p>
          </table:table-cell>
          <table:table-cell table:style-name="ce34" office:value-type="string">
            <text:p>§ 49 of Copyright Act No.185/2015 Coll.</text:p>
          </table:table-cell>
          <table:table-cell table:style-name="ce34" office:value-type="string">
            <text:p>Article 50 (3)</text:p>
          </table:table-cell>
          <table:table-cell table:style-name="ce34" office:value-type="string">
            <text:p>Article 37 (3)</text:p>
          </table:table-cell>
          <table:table-cell table:style-name="ce34" office:value-type="string">
            <text:p>Article 12</text:p>
          </table:table-cell>
          <table:table-cell table:style-name="ce34" office:value-type="string">
            <text:p>Sections 40-44A of the Copyright Designs and Patents Act 1988</text:p>
          </table:table-cell>
          <table:table-cell table:style-name="ce34" office:value-type="string">
            <text:p>Article 16 [partially]</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7">
            <text:p><text:a xlink:href="http://www.zakonyprolidi.cz/cs/2000-121#p37">http://www.zakonyprolidi.cz/cs/2000-121#p37</text:a></text:p>
          </table:table-cell>
          <table:table-cell table:number-columns-repeated="4"/>
          <table:table-cell table:style-name="ce77" office:value-type="string" office:value="https://dejure.org/gesetze/UrhG/53.html">
            <text:p><text:a xlink:href="https://dejure.org/gesetze/UrhG/53.html">https://dejure.org/gesetze/UrhG/53.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enacted/en/print#sec59">
            <text:p><text:a xlink:href="http://www.irishstatutebook.ie/eli/2000/act/28/enacted/en/print#sec59">http://www.irishstatutebook.ie/eli/2000/act/28/enacted/en/print#sec59</text:a></text:p>
          </table:table-cell>
          <table:table-cell table:number-columns-repeated="3"/>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8)ust(1)pkt(1)">
            <text:p><text:a xlink:href="http://www.prawo.pl/dz-u-akt/-/dokument/Dz.U.2016.666/16795787/2047977#art(28)ust(1)pkt(1)">http://www.prawo.pl/dz-u-akt/-/dokument/Dz.U.2016.666/16795787/2047977#art(28)ust(1)pkt(1)</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number-columns-repeated="3"/>
          <table:table-cell table:style-name="ce34" office:value-type="string">
            <text:p>https://www.boe.es/buscar/act.php?id=BOE-A-1996-8930&amp;p=20141105&amp;tn=1</text:p>
          </table:table-cell>
          <table:table-cell/>
          <table:table-cell table:style-name="ce77" office:value-type="string" office:value="http://www.legislation.gov.uk/ukpga/1988/48/part/I/chapter/III/crossheading/libraries-and-archives">
            <text:p><text:a xlink:href="http://www.legislation.gov.uk/ukpga/1988/48/part/I/chapter/III/crossheading/libraries-and-archives">http://www.legislation.gov.uk/ukpga/1988/48/part/I/chapter/III/crossheading/libraries-and-archives</text:a></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2" table:style-name="ce34"/>
          <table:table-cell/>
          <table:table-cell table:number-columns-repeated="2" table:style-name="ce34"/>
          <table:table-cell/>
          <table:table-cell table:style-name="ce34"/>
          <table:table-cell table:number-columns-repeated="4"/>
          <table:table-cell table:style-name="ce34"/>
          <table:table-cell table:style-name="ce34" office:value-type="string">
            <text:p>Specific acts are enlisted in the referred Article of CA</text:p>
          </table:table-cell>
          <table:table-cell table:number-columns-repeated="4"/>
          <table:table-cell table:style-name="ce34" office:value-type="string">
            <text:p>This exception applies provided that (i) the work has been lawfully made available to the public, (ii) for the sole purpose of preserving the heritage and carry out all work reasonably necessary to safeguard this work, (iii) not to  be detrimental to the normal exploitation of such works and (iv) not to prejudice to the legitimate interests of authors. Also, the author cannot prohibit the public communication of audiovisual works by these institutions in order to promote cultural heritage, provided that such communication is analog and takes place in the premises of the institution.</text:p>
          </table:table-cell>
          <table:table-cell table:style-name="ce34"/>
          <table:table-cell table:style-name="ce34" office:value-type="string">
            <text:p>Whereas 16n is a more narrow implementation of the art.5 (c) of the InfoSoc directive. See also http://wetten.overheid.nl/BWBR0014339/2009-03-10</text:p>
          </table:table-cell>
          <table:table-cell table:style-name="ce34" office:value-type="string">
            <text:p>Strictly speaking, remuneration is for library lending, not copying</text:p>
          </table:table-cell>
          <table:table-cell table:number-columns-repeated="2"/>
          <table:table-cell table:style-name="ce34" office:value-type="string">
            <text:p>The exception applies only to acts which fall under the term 'archiving', e. g. replacement, archiving or securing the work or its copy in case of loss, destruction and damage.</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Yes</text:p>
          </table:table-cell>
          <table:table-cell table:number-columns-repeated="2"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Yes</text:p>
          </table:table-cell>
          <table:table-cell table:style-name="ce34" office:value-type="string">
            <text:p>No</text:p>
          </table:table-cell>
        </table:table-row>
      </table:table>
      <table:table table:name="Art. 5.2(d)" table:style-name="ta11" table:print="false">
        <office:forms form:automatic-focus="false" form:apply-design-mode="false"/>
        <table:table-column table:style-name="co32" table:default-cell-style-name="ce15"/>
        <table:table-column table:style-name="co50" table:default-cell-style-name="ce15" table:number-columns-repeated="255"/>
        <table:table-row table:style-name="ro2">
          <table:table-cell table:style-name="ce54" office:value-type="string">
            <text:p>Article 5, 2 (d) - Preservation of broadcasts by broadcasters for documentary purposes</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0"/>
          <table:table-cell table:style-name="ce34" office:value-type="string">
            <text:p>No</text:p>
          </table:table-cell>
          <table:table-cell/>
          <table:table-cell table:style-name="ce71" office:value-type="string">
            <text:p>Yes</text:p>
          </table:table-cell>
          <table:table-cell table:number-columns-repeated="4"/>
          <table:table-cell table:style-name="ce34" office:value-type="string">
            <text:p>No</text:p>
          </table:table-cell>
          <table:table-cell table:number-columns-repeated="2"/>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5" office:value-type="string">
            <text:p>2004-05-01</text:p>
          </table:table-cell>
          <table:table-cell table:number-columns-repeated="4" table:style-name="ce73"/>
          <table:table-cell table:style-name="ce74" office:value-type="string">
            <text:p>2004-04-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table-cell table:style-name="ce80" office:value-type="string">
            <text:p>Art. XI.190 14° of Code of Economic Law, Book XI</text:p>
          </table:table-cell>
          <table:table-cell table:style-name="ce34" office:value-type="string">
            <text:p>Article 24(1)</text:p>
          </table:table-cell>
          <table:table-cell/>
          <table:table-cell table:style-name="ce34" office:value-type="string">
            <text:p>Article 7(1)(i)(ia) </text:p>
          </table:table-cell>
          <table:table-cell/>
          <table:table-cell table:style-name="ce34" office:value-type="string">
            <text:p>Article 31 (1)</text:p>
          </table:table-cell>
          <table:table-cell table:style-name="ce34" office:value-type="string">
            <text:p>Article 23 (1)</text:p>
          </table:table-cell>
          <table:table-cell table:style-name="ce34" office:value-type="string">
            <text:p>Article 25 (f)</text:p>
          </table:table-cell>
          <table:table-cell table:style-name="ce34" office:value-type="string">
            <text:p>Article L-214-1 (broadcasts only)</text:p>
          </table:table-cell>
          <table:table-cell table:style-name="ce34" office:value-type="string">
            <text:p>§ 55</text:p>
          </table:table-cell>
          <table:table-cell/>
          <table:table-cell table:style-name="ce70" office:value-type="string">
            <text:p>Article 35 (7), (8), Article 20, 22</text:p>
          </table:table-cell>
          <table:table-cell table:style-name="ce34" office:value-type="string">
            <text:p>Section 105</text:p>
          </table:table-cell>
          <table:table-cell table:style-name="ce34" office:value-type="string">
            <text:p>Article 55 (a)</text:p>
          </table:table-cell>
          <table:table-cell table:style-name="ce34" office:value-type="string">
            <text:p>Article 19(1)(8); Article 27</text:p>
          </table:table-cell>
          <table:table-cell table:style-name="ce34" office:value-type="string">
            <text:p>Article 29 (1) (2)</text:p>
          </table:table-cell>
          <table:table-cell table:style-name="ce34" office:value-type="string">
            <text:p>Art.10 (9)</text:p>
          </table:table-cell>
          <table:table-cell table:style-name="ce34" office:value-type="string">
            <text:p>Article 9 (1) (e)</text:p>
          </table:table-cell>
          <table:table-cell table:style-name="ce34" office:value-type="string">
            <text:p>Article 17b</text:p>
          </table:table-cell>
          <table:table-cell table:style-name="ce34" office:value-type="string">
            <text:p>Article 23(2)</text:p>
          </table:table-cell>
          <table:table-cell table:style-name="ce34" office:value-type="string">
            <text:p>Article 189 (1) [PARTIALLY]</text:p>
          </table:table-cell>
          <table:table-cell table:style-name="ce80" office:value-type="string">
            <text:p>Art. 38 of Law 8/1996</text:p>
          </table:table-cell>
          <table:table-cell table:style-name="ce34" office:value-type="string">
            <text:p>§ 40 of Copyright Act No.185/2015 Coll.</text:p>
          </table:table-cell>
          <table:table-cell table:style-name="ce80" office:value-type="string">
            <text:p>Article 77 ZASP</text:p>
          </table:table-cell>
          <table:table-cell table:style-name="ce34" office:value-type="string">
            <text:p>Article 37 (2)</text:p>
          </table:table-cell>
          <table:table-cell table:style-name="ce34" office:value-type="string">
            <text:p>Article 26e</text:p>
          </table:table-cell>
          <table:table-cell table:style-name="ce34" office:value-type="string">
            <text:p>Section 68 and Section 75 of the Copyright Designs and Patents Act 1988</text:p>
          </table:table-cell>
          <table:table-cell table:style-name="ce34" office:value-type="string">
            <text:p>Article 31</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number-columns-repeated="5"/>
          <table:table-cell table:style-name="ce77" office:value-type="string" office:value="https://dejure.org/gesetze/UrhG/55.html">
            <text:p><text:a xlink:href="https://dejure.org/gesetze/UrhG/55.html">https://dejure.org/gesetze/UrhG/55.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enacted/en/print#sec105">
            <text:p><text:a xlink:href="http://www.irishstatutebook.ie/eli/2000/act/28/enacted/en/print#sec105">http://www.irishstatutebook.ie/eli/2000/act/28/enacted/en/print#sec105</text:a></text:p>
          </table:table-cell>
          <table:table-cell table:number-columns-repeated="3"/>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3)">
            <text:p><text:a xlink:href="http://www.prawo.pl/dz-u-akt/-/dokument/Dz.U.2016.666/16795787/2047977#art(23)">http://www.prawo.pl/dz-u-akt/-/dokument/Dz.U.2016.666/16795787/2047977#art(2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number-columns-repeated="3"/>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style-name="ce34"/>
          <table:table-cell table:number-columns-repeated="3"/>
          <table:table-cell table:style-name="ce34"/>
          <table:table-cell/>
          <table:table-cell table:style-name="ce34" office:value-type="string">
            <text:p>Exception is for archiving and retransmission purposes</text:p>
          </table:table-cell>
          <table:table-cell table:style-name="ce34"/>
          <table:table-cell/>
          <table:table-cell table:style-name="ce34"/>
          <table:table-cell/>
          <table:table-cell table:style-name="ce34"/>
          <table:table-cell/>
          <table:table-cell table:style-name="ce34" office:value-type="string">
            <text:p>This exception applies insofar as the work has been lawfully made available to the public.</text:p>
          </table:table-cell>
          <table:table-cell table:style-name="ce34"/>
          <table:table-cell table:number-columns-repeated="2"/>
          <table:table-cell table:style-name="ce34"/>
          <table:table-cell/>
          <table:table-cell table:style-name="ce34" office:value-type="string">
            <text:p>With regards to preservation of certain recordings, this is permissable as long as this is anticipated by the Act on Audiovision (Act No. 40/2015 Coll.). Specifically, such recording has to have an 'audiovisual value', as defined by the Act on Audiovision. This exception is regulated broader in comparison to the InfoSoc Directive. The exception should apply only to own broadcasting of the broadcaster comprising work, however the Slovak wording of this provision applies to any work.</text:p>
          </table:table-cell>
          <table:table-cell table:number-columns-repeated="2" table:style-name="ce34"/>
          <table:table-cell/>
          <table:table-cell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number-columns-repeated="2"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row>
      </table:table>
      <table:table table:name="Art. 5.2(e)" table:style-name="ta12" table:print="false">
        <office:forms form:automatic-focus="false" form:apply-design-mode="false"/>
        <table:table-column table:style-name="co32" table:default-cell-style-name="ce15"/>
        <table:table-column table:style-name="co51" table:default-cell-style-name="ce15" table:number-columns-repeated="255"/>
        <table:table-row table:style-name="ro2">
          <table:table-cell table:style-name="ce68" office:value-type="string">
            <text:p>Art. 5.2(e)</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0"/>
          <table:table-cell table:style-name="ce34" office:value-type="string">
            <text:p>Yes</text:p>
          </table:table-cell>
          <table:table-cell table:number-columns-repeated="2"/>
          <table:table-cell table:style-name="ce34" office:value-type="string">
            <text:p>No</text:p>
          </table:table-cell>
          <table:table-cell table:number-columns-repeated="7"/>
          <table:table-cell table:style-name="ce34" office:value-type="string">
            <text:p>Yes</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table:table-cell table:number-columns-repeated="20" table:style-name="ce73"/>
        </table:table-row>
        <table:table-row table:style-name="ro2">
          <table:table-cell table:style-name="ce69" office:value-type="string">
            <text:p>Article Number in local act (TEXT)</text:p>
          </table:table-cell>
          <table:table-cell/>
          <table:table-cell table:style-name="ce34" office:value-type="string">
            <text:p>Article XI.190 17° of Code of Economic Law, Book XI</text:p>
          </table:table-cell>
          <table:table-cell table:number-columns-repeated="2"/>
          <table:table-cell table:style-name="ce34" office:value-type="string">
            <text:p>Article 7(1)(i)(ic) </text:p>
          </table:table-cell>
          <table:table-cell table:style-name="ce34" office:value-type="string">
            <text:p>§38e</text:p>
          </table:table-cell>
          <table:table-cell table:style-name="ce34" office:value-type="string">
            <text:p>Article 15</text:p>
          </table:table-cell>
          <table:table-cell/>
          <table:table-cell table:style-name="ce34" office:value-type="string">
            <text:p>Article 15</text:p>
          </table:table-cell>
          <table:table-cell/>
          <table:table-cell table:style-name="ce34" office:value-type="string">
            <text:p>§ 47 (1)</text:p>
          </table:table-cell>
          <table:table-cell/>
          <table:table-cell table:style-name="ce34"/>
          <table:table-cell table:style-name="ce34" office:value-type="string">
            <text:p>Section 98, as regards clubs and societies.</text:p>
          </table:table-cell>
          <table:table-cell table:style-name="ce34" office:value-type="string">
            <text:p>Article 71quater</text:p>
          </table:table-cell>
          <table:table-cell table:number-columns-repeated="2"/>
          <table:table-cell table:style-name="ce34"/>
          <table:table-cell table:style-name="ce34" office:value-type="string">
            <text:p>Article 9 (1) (f)</text:p>
          </table:table-cell>
          <table:table-cell table:number-columns-repeated="2"/>
          <table:table-cell table:style-name="ce34" office:value-type="string">
            <text:p>Article 75 (2) (p)</text:p>
          </table:table-cell>
          <table:table-cell table:style-name="ce34" office:value-type="string">
            <text:p>Art. 33(1)</text:p>
          </table:table-cell>
          <table:table-cell table:number-columns-repeated="4"/>
          <table:table-cell table:style-name="ce34" office:value-type="string">
            <text:p>Section 72 of the Copyright Designs and Patents Act 1988</text:p>
          </table:table-cell>
          <table:table-cell table:style-name="ce34" office:value-type="string">
            <text:p>Article 15 [partially]</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8e">
            <text:p><text:a xlink:href="http://www.zakonyprolidi.cz/cs/2000-121#p38e">http://www.zakonyprolidi.cz/cs/2000-121#p38e</text:a></text:p>
          </table:table-cell>
          <table:table-cell table:number-columns-repeated="4"/>
          <table:table-cell table:style-name="ce77" office:value-type="string" office:value="https://dejure.org/gesetze/UrhG/47.html">
            <text:p><text:a xlink:href="https://dejure.org/gesetze/UrhG/47.html">https://dejure.org/gesetze/UrhG/47.html</text:a></text:p>
          </table:table-cell>
          <table:table-cell table:number-columns-repeated="2"/>
          <table:table-cell table:style-name="ce77" office:value-type="string" office:value="http://www.irishstatutebook.ie/eli/2000/act/28/enacted/en/print#sec98">
            <text:p><text:a xlink:href="http://www.irishstatutebook.ie/eli/2000/act/28/enacted/en/print#sec98">http://www.irishstatutebook.ie/eli/2000/act/28/enacted/en/print#sec98</text:a></text:p>
          </table:table-cell>
          <table:table-cell table:number-columns-repeated="5"/>
          <table:table-cell table:number-columns-repeated="2" table:style-name="ce34"/>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style-name="ce34"/>
          <table:table-cell/>
          <table:table-cell table:style-name="ce34" office:value-type="string">
            <text:p>The exceptions only concerns hospitals, nursing homes, prisons and other 24-hour care centres within the social and health area, prison services and alike. </text:p>
          </table:table-cell>
          <table:table-cell/>
          <table:table-cell table:style-name="ce34"/>
          <table:table-cell/>
          <table:table-cell table:style-name="ce34" office:value-type="string">
            <text:p>§ 47 might be seen as an implementation of art 5.2(e) of the infosoc directive although it does not fit properly. Remuneration depends on whether the reproduction is stored or deleted after some time.</text:p>
          </table:table-cell>
          <table:table-cell/>
          <table:table-cell table:style-name="ce34"/>
          <table:table-cell table:style-name="ce34" office:value-type="string">
            <text:p>Section 98 has not been commenced and so is not in force. To confirm that section 98 has not been commenced, see http://www.irishstatutebook.ie/eli/isbc/2000_28.html </text:p>
          </table:table-cell>
          <table:table-cell table:number-columns-repeated="4"/>
          <table:table-cell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number-columns-repeated="2"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a)" table:style-name="ta13" table:print="false">
        <office:forms form:automatic-focus="false" form:apply-design-mode="false"/>
        <table:table-column table:style-name="co32" table:default-cell-style-name="ce15"/>
        <table:table-column table:style-name="co52" table:default-cell-style-name="ce15" table:number-columns-repeated="255"/>
        <table:table-row table:style-name="ro2">
          <table:table-cell table:style-name="ce60" office:value-type="string">
            <text:p>Article 5, 3 (a) - Teaching/scientific research, Non-commercial</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style-name="ce34" office:value-type="string">
            <text:p>Yes</text:p>
          </table:table-cell>
          <table:table-cell table:number-columns-repeated="8"/>
          <table:table-cell table:style-name="ce34" office:value-type="string">
            <text:p>Yes</text:p>
          </table:table-cell>
          <table:table-cell/>
          <table:table-cell table:style-name="ce71" office:value-type="string">
            <text:p>No</text:p>
          </table:table-cell>
          <table:table-cell table:style-name="ce34" office:value-type="string">
            <text:p>No</text:p>
          </table:table-cell>
          <table:table-cell table:number-columns-repeated="3"/>
          <table:table-cell table:style-name="ce34" office:value-type="string">
            <text:p>No</text:p>
          </table:table-cell>
          <table:table-cell/>
          <table:table-cell table:style-name="ce34" office:value-type="string">
            <text:p>Yes</text:p>
          </table:table-cell>
          <table:table-cell table:number-columns-repeated="3"/>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2003-09-01</text:p>
          </table:table-cell>
          <table:table-cell table:style-name="ce73"/>
          <table:table-cell table:style-name="ce75" office:value-type="string">
            <text:p>2009-02-01</text:p>
          </table:table-cell>
          <table:table-cell table:number-columns-repeated="4" table:style-name="ce73"/>
          <table:table-cell table:style-name="ce74" office:value-type="string">
            <text:p>2004-04-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g</text:p>
          </table:table-cell>
          <table:table-cell table:style-name="ce34" office:value-type="string">
            <text:p>Article XI.189 §2 of Code of Economic Law, Book XI, Article XI.190 4° of Code of Economic Law, Book XI, Art. XI.190 6°, 7°, 8° of Code of Economic Law, Book XI</text:p>
          </table:table-cell>
          <table:table-cell table:style-name="ce34" office:value-type="string">
            <text:p>Art 24(1)</text:p>
          </table:table-cell>
          <table:table-cell/>
          <table:table-cell table:style-name="ce34" office:value-type="string">
            <text:p>Article 7 (2) (18)</text:p>
          </table:table-cell>
          <table:table-cell table:style-name="ce34" office:value-type="string">
            <text:p>§31(1)(c)</text:p>
          </table:table-cell>
          <table:table-cell table:style-name="ce34" office:value-type="string">
            <text:p>Article 11 (2), 13(4), 18, 21, 23 (1) cover 5(3)(a)</text:p>
          </table:table-cell>
          <table:table-cell table:style-name="ce34" office:value-type="string">
            <text:p>Article 19(2), 19 (3)</text:p>
          </table:table-cell>
          <table:table-cell table:style-name="ce34" office:value-type="string">
            <text:p>Article 14 (1), 16(a)-16(d), 18, 21</text:p>
          </table:table-cell>
          <table:table-cell table:style-name="ce34" office:value-type="string">
            <text:p>Article L-122-5, 3° (e)</text:p>
          </table:table-cell>
          <table:table-cell table:style-name="ce34" office:value-type="string">
            <text:p>Falls under copying for private uses, §§ 53(2)(4); 53(2)(3); in addition, § 52a allows making available for teaching and scientific purposes.</text:p>
          </table:table-cell>
          <table:table-cell table:style-name="ce34"/>
          <table:table-cell table:style-name="ce70" office:value-type="string">
            <text:p>Article 34 (2)(3) </text:p>
          </table:table-cell>
          <table:table-cell table:style-name="ce34" office:value-type="string">
            <text:p>Sections 50 and 53</text:p>
          </table:table-cell>
          <table:table-cell table:style-name="ce34" office:value-type="string">
            <text:p>Article 68 (1), 68 (2) (private copying); Article 70 (1), 70 (2)</text:p>
          </table:table-cell>
          <table:table-cell table:style-name="ce34" office:value-type="string">
            <text:p>Article 19(1)(2)</text:p>
          </table:table-cell>
          <table:table-cell table:style-name="ce34" office:value-type="string">
            <text:p>Article 22(1)(1) (reproduction only)</text:p>
          </table:table-cell>
          <table:table-cell table:style-name="ce34" office:value-type="string">
            <text:p>Art 10 (2)</text:p>
          </table:table-cell>
          <table:table-cell table:style-name="ce34" office:value-type="string">
            <text:p>Article 9 (1) (h) (distribution permitted)</text:p>
          </table:table-cell>
          <table:table-cell table:style-name="ce34" office:value-type="string">
            <text:p>Article 16, Articles 16h-16m</text:p>
          </table:table-cell>
          <table:table-cell table:style-name="ce34" office:value-type="string">
            <text:p>Article 27</text:p>
          </table:table-cell>
          <table:table-cell table:style-name="ce34" office:value-type="string">
            <text:p>Article 75 (2) (f), 75 (2) (h)</text:p>
          </table:table-cell>
          <table:table-cell/>
          <table:table-cell table:style-name="ce34" office:value-type="string">
            <text:p>§ 44 of Copyright Act No.185/2015 Coll.</text:p>
          </table:table-cell>
          <table:table-cell table:style-name="ce80" office:value-type="string">
            <text:p>Article 47 (1), (3) ZASP</text:p>
          </table:table-cell>
          <table:table-cell table:style-name="ce34" office:value-type="string">
            <text:p>Article 32.3</text:p>
          </table:table-cell>
          <table:table-cell table:style-name="ce34" office:value-type="string">
            <text:p>Article 18 (in relation to works of fine art, Article 23)</text:p>
          </table:table-cell>
          <table:table-cell table:style-name="ce34" office:value-type="string">
            <text:p>Sections 29, 29A, 32, 33, 34, 35 of the Copyright Designs and Patents Act 1988</text:p>
          </table:table-cell>
          <table:table-cell table:style-name="ce34" office:value-type="string">
            <text:p>Partially covered under Article 23 (1) – photographs and fine art only</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1">
            <text:p><text:a xlink:href="http://www.zakonyprolidi.cz/cs/2000-121#p31">http://www.zakonyprolidi.cz/cs/2000-121#p31</text:a></text:p>
          </table:table-cell>
          <table:table-cell table:number-columns-repeated="4"/>
          <table:table-cell table:style-name="ce77" office:value-type="string" office:value="https://dejure.org/gesetze/UrhG/53.html">
            <text:p><text:a xlink:href="https://dejure.org/gesetze/UrhG/53.html">https://dejure.org/gesetze/UrhG/53.html</text:a></text:p>
          </table:table-cell>
          <table:table-cell/>
          <table:table-cell table:style-name="ce83"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style-name="ce77" office:value-type="string" office:value="http://www.irishstatutebook.ie/eli/2000/act/28/enacted/en/print#sec50">
            <text:p><text:a xlink:href="http://www.irishstatutebook.ie/eli/2000/act/28/enacted/en/print#sec50">http://www.irishstatutebook.ie/eli/2000/act/28/enacted/en/print#sec50</text:a></text:p>
          </table:table-cell>
          <table:table-cell table:number-columns-repeated="3"/>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7)">
            <text:p><text:a xlink:href="http://www.prawo.pl/dz-u-akt/-/dokument/Dz.U.2016.666/16795787/2047977#art(27)">http://www.prawo.pl/dz-u-akt/-/dokument/Dz.U.2016.666/16795787/2047977#art(27)</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cell table:number-columns-repeated="10"/>
          <table:table-cell table:style-name="ce34" office:value-type="string">
            <text:p>Time in effect: 2003-09 (§52a), 1966-01-01 (§ 53)</text:p>
          </table:table-cell>
        </table:table-row>
        <table:table-row table:style-name="ro2">
          <table:table-cell table:style-name="ce68" office:value-type="string">
            <text:p>Remarks</text:p>
          </table:table-cell>
          <table:table-cell table:number-columns-repeated="2" table:style-name="ce34"/>
          <table:table-cell/>
          <table:table-cell table:style-name="ce34"/>
          <table:table-cell table:number-columns-repeated="3"/>
          <table:table-cell table:number-columns-repeated="2" table:style-name="ce34"/>
          <table:table-cell/>
          <table:table-cell table:number-columns-repeated="2" table:style-name="ce34"/>
          <table:table-cell table:style-name="ce34" office:value-type="string">
            <text:p>Exception is restricted for educational books which are qualified by the Ministry of Culture</text:p>
          </table:table-cell>
          <table:table-cell table:style-name="ce34" office:value-type="string">
            <text:p>Section 53 deals with education; section 50 deals with research.
Section 50 has been amended as regards sheet music by European Communities (Copyright and Related Rights) Regulations 2004, S.I. No. 16/2004 - http://www.bailii.org/ie/legis/num_reg/2004/0016.html </text:p>
          </table:table-cell>
          <table:table-cell/>
          <table:table-cell table:style-name="ce34"/>
          <table:table-cell/>
          <table:table-cell table:style-name="ce34" office:value-type="string">
            <text:p>This exception applies provided that (i) the work has been lawfully made available to the public, and (ii) only short excerpts of works are used.</text:p>
          </table:table-cell>
          <table:table-cell table:style-name="ce34"/>
          <table:table-cell table:style-name="ce34" office:value-type="string">
            <text:p>Article 16 includes digital copies and requires a reasonable remuneration to the rights holders of the work. Additional rules can be found in the 'Besluit reprografisch verveelvoudigen': http://wetten.overheid.nl/BWBR0014339/2009-03-10</text:p>
          </table:table-cell>
          <table:table-cell table:style-name="ce34" office:value-type="string">
            <text:p>Applies only to institutionalised education and science, not to all non-commercial</text:p>
          </table:table-cell>
          <table:table-cell table:number-columns-repeated="3" table:style-name="ce34"/>
          <table:table-cell table:number-columns-repeated="2"/>
          <table:table-cell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number-columns-repeated="2"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table:table-cell table:style-name="ce34" office:value-type="string">
            <text:p>No</text:p>
          </table:table-cell>
          <table:table-cell table:style-name="ce34"/>
          <table:table-cell table:style-name="ce34" office:value-type="string">
            <text:p>Yes</text:p>
          </table:table-cell>
          <table:table-cell table:style-name="ce34" office:value-type="string">
            <text:p>No</text:p>
          </table:table-cell>
        </table:table-row>
      </table:table>
      <table:table table:name="Art. 5.3(b)" table:style-name="ta14" table:print="false">
        <office:forms form:automatic-focus="false" form:apply-design-mode="false"/>
        <table:table-column table:style-name="co32" table:default-cell-style-name="ce15"/>
        <table:table-column table:style-name="co53" table:default-cell-style-name="ce15" table:number-columns-repeated="255"/>
        <table:table-row table:style-name="ro2">
          <table:table-cell table:style-name="ce61" office:value-type="string">
            <text:p>Article 5, 3 (b) - Disability, Non-commercial</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9"/>
          <table:table-cell table:style-name="ce34" office:value-type="string">
            <text:p>Yes</text:p>
          </table:table-cell>
          <table:table-cell/>
          <table:table-cell table:style-name="ce71" office:value-type="string">
            <text:p>No </text:p>
          </table:table-cell>
          <table:table-cell table:number-columns-repeated="4"/>
          <table:table-cell table:style-name="ce34" office:value-type="string">
            <text:p>No</text:p>
          </table:table-cell>
          <table:table-cell table:number-columns-repeated="5"/>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2003-01-01</text:p>
          </table:table-cell>
          <table:table-cell table:style-name="ce73"/>
          <table:table-cell table:style-name="ce75" office:value-type="string">
            <text:p>2004-05-01</text:p>
          </table:table-cell>
          <table:table-cell table:number-columns-repeated="4" table:style-name="ce73"/>
          <table:table-cell table:style-name="ce74" office:value-type="string">
            <text:p>2004-04-18</text:p>
          </table:table-cell>
          <table:table-cell table:number-columns-repeated="5" table:style-name="ce73"/>
          <table:table-cell table:style-name="ce74" office:value-type="string">
            <text:p>2016-01-01</text:p>
          </table:table-cell>
          <table:table-cell table:style-name="ce73"/>
          <table:table-cell table:style-name="ce74" office:value-type="string">
            <text:p>2014-11-04</text:p>
          </table:table-cell>
          <table:table-cell table:number-columns-repeated="5" table:style-name="ce73"/>
        </table:table-row>
        <table:table-row table:style-name="ro2">
          <table:table-cell table:style-name="ce69" office:value-type="string">
            <text:p>Article Number in local act (TEXT)</text:p>
          </table:table-cell>
          <table:table-cell table:style-name="ce34" office:value-type="string">
            <text:p>§ 42d</text:p>
          </table:table-cell>
          <table:table-cell table:style-name="ce80" office:value-type="string">
            <text:p>Article XI.190 15° of Code of Economic Law, Book XI</text:p>
          </table:table-cell>
          <table:table-cell table:style-name="ce80" office:value-type="string">
            <text:p>Article 24 (1) (10)</text:p>
          </table:table-cell>
          <table:table-cell/>
          <table:table-cell table:style-name="ce34" office:value-type="string">
            <text:p>Article 7 (2) (19) (s)</text:p>
          </table:table-cell>
          <table:table-cell table:style-name="ce34" office:value-type="string">
            <text:p>§38</text:p>
          </table:table-cell>
          <table:table-cell table:style-name="ce34" office:value-type="string">
            <text:p>Article 17</text:p>
          </table:table-cell>
          <table:table-cell table:style-name="ce34" office:value-type="string">
            <text:p>Article 19(9)</text:p>
          </table:table-cell>
          <table:table-cell table:style-name="ce34" office:value-type="string">
            <text:p>Article 17</text:p>
          </table:table-cell>
          <table:table-cell table:style-name="ce34" office:value-type="string">
            <text:p>Article L-122-5- 7°’</text:p>
          </table:table-cell>
          <table:table-cell table:style-name="ce34" office:value-type="string">
            <text:p>§ 45a</text:p>
          </table:table-cell>
          <table:table-cell table:style-name="ce34" office:value-type="string">
            <text:p>Article 28A, restricted to blind, deaf, mute people</text:p>
          </table:table-cell>
          <table:table-cell table:style-name="ce70" office:value-type="string">
            <text:p>Article 41 (1)</text:p>
          </table:table-cell>
          <table:table-cell table:style-name="ce34" office:value-type="string">
            <text:p>Section 104 – supply of modified copies by designated bodies.</text:p>
          </table:table-cell>
          <table:table-cell table:style-name="ce34" office:value-type="string">
            <text:p>Article 71bis</text:p>
          </table:table-cell>
          <table:table-cell table:style-name="ce34" office:value-type="string">
            <text:p>Article 19 (1)(3),22 </text:p>
          </table:table-cell>
          <table:table-cell table:style-name="ce34" office:value-type="string">
            <text:p>Article 22 (1) (2) (restricted to research purposes)</text:p>
          </table:table-cell>
          <table:table-cell table:style-name="ce34" office:value-type="string">
            <text:p>Art 10 (11)</text:p>
          </table:table-cell>
          <table:table-cell table:style-name="ce34" office:value-type="string">
            <text:p>Article 9 (1) (i) (distribution permitted)</text:p>
          </table:table-cell>
          <table:table-cell table:style-name="ce34" office:value-type="string">
            <text:p>Article 15i</text:p>
          </table:table-cell>
          <table:table-cell table:style-name="ce34" office:value-type="string">
            <text:p>Article 33(1)</text:p>
          </table:table-cell>
          <table:table-cell table:style-name="ce34" office:value-type="string">
            <text:p>Article 75 (2) (i)</text:p>
          </table:table-cell>
          <table:table-cell table:style-name="ce34" office:value-type="string">
            <text:p>Art. 33 (2) </text:p>
          </table:table-cell>
          <table:table-cell table:style-name="ce34" office:value-type="string">
            <text:p>§ 46(1) of Copyright Act No.185/2015 Coll.</text:p>
          </table:table-cell>
          <table:table-cell table:style-name="ce34" office:value-type="string">
            <text:p>Article 47a</text:p>
          </table:table-cell>
          <table:table-cell table:style-name="ce34" office:value-type="string">
            <text:p>Article 32 bis 2</text:p>
          </table:table-cell>
          <table:table-cell table:style-name="ce34" office:value-type="string">
            <text:p>Article 17</text:p>
          </table:table-cell>
          <table:table-cell table:style-name="ce34" office:value-type="string">
            <text:p>Sections 31A-31F ('visually impaired') of the Copyright Designs and Patents Act 1988</text:p>
          </table:table-cell>
          <table:table-cell table:style-name="ce34" office:value-type="string">
            <text:p>Article 17</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8">
            <text:p><text:a xlink:href="http://www.zakonyprolidi.cz/cs/2000-121#p38">http://www.zakonyprolidi.cz/cs/2000-121#p38</text:a></text:p>
          </table:table-cell>
          <table:table-cell table:number-columns-repeated="4"/>
          <table:table-cell table:style-name="ce77" office:value-type="string" office:value="https://dejure.org/gesetze/UrhG/45a.html">
            <text:p><text:a xlink:href="https://dejure.org/gesetze/UrhG/45a.html">https://dejure.org/gesetze/UrhG/45a.html</text:a></text:p>
          </table:table-cell>
          <table:table-cell/>
          <table:table-cell table:style-name="ce34" office:value-type="string">
            <text:p>http://www.sztnh.gov.hu/en/English/jogforras/hungarian_copyright_act.pdf</text:p>
          </table:table-cell>
          <table:table-cell table:number-columns-repeated="4"/>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table-cell table:style-name="ce34"/>
          <table:table-cell/>
          <table:table-cell table:style-name="ce34"/>
          <table:table-cell table:style-name="ce34" office:value-type="string">
            <text:p>This implementation concerns the blind, visually impaired, deaf, and people with speech disorder.</text:p>
          </table:table-cell>
          <table:table-cell table:number-columns-repeated="3" table:style-name="ce34"/>
          <table:table-cell table:number-columns-repeated="3"/>
          <table:table-cell table:style-name="ce34" office:value-type="string">
            <text:p>Implementation is limited to provision of modified copies of a work to a person with a disability.  
Designated bodies – see Copyright and Related Rights (Provision of Modified Works) (Designated Bodies) Order, 2000, S.I No. 406 of 2000.  All organisations and establishments making and supplying works modified in order to meet the special needs of persons who have a physical or mental disability, and which are not established or conducted for profit or controlled by a body established or conducted for profit, are designated as bodies for the purposes of section 104 of the Act.</text:p>
          </table:table-cell>
          <table:table-cell/>
          <table:table-cell table:number-columns-repeated="2" table:style-name="ce34"/>
          <table:table-cell table:style-name="ce34" office:value-type="string">
            <text:p>This exception applies insofar as the work has been lawfully made available to the public.</text:p>
          </table:table-cell>
          <table:table-cell table:style-name="ce34"/>
          <table:table-cell table:number-columns-repeated="4"/>
          <table:table-cell table:number-columns-repeated="2"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number-columns-repeated="2"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row>
      </table:table>
      <table:table table:name="Art. 5.3(c)" table:style-name="ta15" table:print="false">
        <office:forms form:automatic-focus="false" form:apply-design-mode="false"/>
        <table:table-column table:style-name="co32" table:default-cell-style-name="ce15"/>
        <table:table-column table:style-name="co54"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9"/>
          <table:table-cell table:style-name="ce34" office:value-type="string">
            <text:p>Yes</text:p>
          </table:table-cell>
          <table:table-cell/>
          <table:table-cell table:style-name="ce71" office:value-type="string">
            <text:p>No</text:p>
          </table:table-cell>
          <table:table-cell table:style-name="ce34" office:value-type="string">
            <text:p>No</text:p>
          </table:table-cell>
          <table:table-cell table:number-columns-repeated="3"/>
          <table:table-cell table:style-name="ce34" office:value-type="string">
            <text:p>No</text:p>
          </table:table-cell>
          <table:table-cell table:number-columns-repeated="5"/>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01-01</text:p>
          </table:table-cell>
          <table:table-cell table:style-name="ce73"/>
          <table:table-cell table:style-name="ce75" office:value-type="string">
            <text:p>2004-05-01</text:p>
          </table:table-cell>
          <table:table-cell table:number-columns-repeated="4" table:style-name="ce73"/>
          <table:table-cell table:style-name="ce74" office:value-type="string">
            <text:p>2004-04-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c</text:p>
          </table:table-cell>
          <table:table-cell table:style-name="ce80" office:value-type="string">
            <text:p>Article XI.190 15° of Code of Economic Law, Book XI</text:p>
          </table:table-cell>
          <table:table-cell table:style-name="ce34" office:value-type="string">
            <text:p>Art. 24</text:p>
          </table:table-cell>
          <table:table-cell/>
          <table:table-cell table:style-name="ce34" office:value-type="string">
            <text:p>Article 7 (2) (n)</text:p>
          </table:table-cell>
          <table:table-cell table:style-name="ce34" office:value-type="string">
            <text:p>§ 34(b), § 34(c)</text:p>
          </table:table-cell>
          <table:table-cell table:style-name="ce34" office:value-type="string">
            <text:p>Article 23(2), 25(a)</text:p>
          </table:table-cell>
          <table:table-cell table:style-name="ce34" office:value-type="string">
            <text:p>Article 19</text:p>
          </table:table-cell>
          <table:table-cell table:style-name="ce34" office:value-type="string">
            <text:p>Article 13, 13a (unamended); 23, 25b</text:p>
          </table:table-cell>
          <table:table-cell table:style-name="ce34" office:value-type="string">
            <text:p>Article L-122-5-3 (b) [press reviews]123-5-3°’ and Article 122-5-9° </text:p>
          </table:table-cell>
          <table:table-cell table:style-name="ce34" office:value-type="string">
            <text:p>§§ 49, 50</text:p>
          </table:table-cell>
          <table:table-cell table:style-name="ce34" office:value-type="string">
            <text:p>Article 25 (unchanged)</text:p>
          </table:table-cell>
          <table:table-cell table:style-name="ce70" office:value-type="string">
            <text:p>Article 37 (1) (unchanged), Article 36 (2) (new)</text:p>
          </table:table-cell>
          <table:table-cell table:style-name="ce34" office:value-type="string">
            <text:p>Section 51(2)</text:p>
          </table:table-cell>
          <table:table-cell table:style-name="ce34" office:value-type="string">
            <text:p>Article 65(1)</text:p>
          </table:table-cell>
          <table:table-cell table:style-name="ce34" office:value-type="string">
            <text:p>Section 20</text:p>
          </table:table-cell>
          <table:table-cell table:style-name="ce34" office:value-type="string">
            <text:p>Article 24 (1) (1), Article 58</text:p>
          </table:table-cell>
          <table:table-cell table:style-name="ce34" office:value-type="string">
            <text:p>Art. 10 (3)</text:p>
          </table:table-cell>
          <table:table-cell table:style-name="ce34" office:value-type="string">
            <text:p>Article 9 (1) (j)</text:p>
          </table:table-cell>
          <table:table-cell table:style-name="ce34" office:value-type="string">
            <text:p>Article 15, 16a</text:p>
          </table:table-cell>
          <table:table-cell table:style-name="ce34" office:value-type="string">
            <text:p>Article 25, 26</text:p>
          </table:table-cell>
          <table:table-cell table:style-name="ce34" office:value-type="string">
            <text:p>Article 75 (2) (m)</text:p>
          </table:table-cell>
          <table:table-cell table:style-name="ce34" office:value-type="string">
            <text:p>Art. 33 (2)</text:p>
          </table:table-cell>
          <table:table-cell table:style-name="ce34" office:value-type="string">
            <text:p>§ 39(1) and § 39(2) of Copyright Act No.185/2015 Coll.</text:p>
          </table:table-cell>
          <table:table-cell table:style-name="ce34" office:value-type="string">
            <text:p>Article 56 (partially)</text:p>
          </table:table-cell>
          <table:table-cell table:style-name="ce34" office:value-type="string">
            <text:p>Article 33 and exclusion of factual news under Article 13</text:p>
          </table:table-cell>
          <table:table-cell table:style-name="ce34" office:value-type="string">
            <text:p>Article 23</text:p>
          </table:table-cell>
          <table:table-cell table:style-name="ce34" office:value-type="string">
            <text:p>Sections 30(2) and (3) of the Copyright Designs and Patents Act 1988</text:p>
          </table:table-cell>
          <table:table-cell table:style-name="ce34" office:value-type="string">
            <text:p>Article 23a; partially also covered under Article 25 (if incidental)</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4">
            <text:p><text:a xlink:href="http://www.zakonyprolidi.cz/cs/2000-121#p34">http://www.zakonyprolidi.cz/cs/2000-121#p34</text:a></text:p>
          </table:table-cell>
          <table:table-cell table:number-columns-repeated="4"/>
          <table:table-cell table:style-name="ce77" office:value-type="string" office:value="https://dejure.org/gesetze/UrhG/49.html">
            <text:p><text:a xlink:href="https://dejure.org/gesetze/UrhG/49.html">https://dejure.org/gesetze/UrhG/49.html</text:a></text:p>
          </table:table-cell>
          <table:table-cell/>
          <table:table-cell table:style-name="ce34" office:value-type="string">
            <text:p>http://www.sztnh.gov.hu/en/English/jogforras/hungarian_copyright_act.pdf</text:p>
          </table:table-cell>
          <table:table-cell table:number-columns-repeated="4"/>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5)">
            <text:p><text:a xlink:href="http://www.prawo.pl/dz-u-akt/-/dokument/Dz.U.2016.666/16795787/2047977#art(25)">http://www.prawo.pl/dz-u-akt/-/dokument/Dz.U.2016.666/16795787/2047977#art(25)</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number-columns-repeated="3"/>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cell table:number-columns-repeated="13"/>
          <table:table-cell table:style-name="ce84"/>
        </table:table-row>
        <table:table-row table:style-name="ro2">
          <table:table-cell table:style-name="ce68" office:value-type="string">
            <text:p>Remarks</text:p>
          </table:table-cell>
          <table:table-cell table:number-columns-repeated="8"/>
          <table:table-cell table:style-name="ce34"/>
          <table:table-cell/>
          <table:table-cell table:style-name="ce34" office:value-type="string">
            <text:p>Remuneration depends on the specific use</text:p>
          </table:table-cell>
          <table:table-cell table:number-columns-repeated="2"/>
          <table:table-cell table:style-name="ce84" office:value-type="string">
            <text:p>Section 51(2) states: 'Fair dealing with a work (other than a photograph) for the purpose of reporting current events shall not infringe copyright in that work, where the report is accompanied by a sufficient acknowledgement.'</text:p>
          </table:table-cell>
          <table:table-cell/>
          <table:table-cell table:style-name="ce34" office:value-type="string">
            <text:p>(general private copying limitation, Article 19 (1)) </text:p>
          </table:table-cell>
          <table:table-cell/>
          <table:table-cell table:style-name="ce34" office:value-type="string">
            <text:p>This exception applies insofar as the work has been lawfully made available to the public. The exception is not limited to written or broadcast works on current economic, political or religious topics. It applies to any kind of work provided that only short excerpt of works are used (except for visual works that can be used in their entirety)</text:p>
          </table:table-cell>
          <table:table-cell table:style-name="ce34"/>
          <table:table-cell table:style-name="ce34" office:value-type="string">
            <text:p>article 15(2) broadens art. 5.3(c) of the infosoc directive by also the translation of articles from other languages</text:p>
          </table:table-cell>
          <table:table-cell table:number-columns-repeated="3"/>
          <table:table-cell table:style-name="ce34" office:value-type="string">
            <text:p>There is a textual difference in comparison with the Directive - application of implementing provision is not limited only to press but can be used by any person.</text:p>
          </table:table-cell>
          <table:table-cell table:style-name="ce34"/>
          <table:table-cell/>
          <table:table-cell table:number-columns-repeated="2"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number-columns-repeated="3"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Yes</text:p>
          </table:table-cell>
          <table:table-cell table:style-name="ce34"/>
          <table:table-cell table:style-name="ce34" office:value-type="string">
            <text:p>Yes</text:p>
          </table:table-cell>
          <table:table-cell table:style-name="ce34" office:value-type="string">
            <text:p>No</text:p>
          </table:table-cell>
          <table:table-cell table:style-name="ce34" office:value-type="string">
            <text:p>N/A</text:p>
          </table:table-cell>
          <table:table-cell table:style-name="ce34" office:value-type="string">
            <text:p>N/A</text:p>
          </table:table-cell>
          <table:table-cell table:style-name="ce34" office:value-type="string">
            <text:p>N/A</text:p>
          </table:table-cell>
        </table:table-row>
      </table:table>
      <table:table table:name="Art. 5.3(d)" table:style-name="ta16" table:print="false">
        <office:forms form:automatic-focus="false" form:apply-design-mode="false"/>
        <table:table-column table:style-name="co32" table:default-cell-style-name="ce15"/>
        <table:table-column table:style-name="co55"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9"/>
          <table:table-cell table:style-name="ce34" office:value-type="string">
            <text:p>No</text:p>
          </table:table-cell>
          <table:table-cell/>
          <table:table-cell table:style-name="ce71" office:value-type="string">
            <text:p>No</text:p>
          </table:table-cell>
          <table:table-cell table:style-name="ce34" office:value-type="string">
            <text:p>No</text:p>
          </table:table-cell>
          <table:table-cell table:number-columns-repeated="3"/>
          <table:table-cell table:style-name="ce85" office:value-type="string">
            <text:p>No</text:p>
          </table:table-cell>
          <table:table-cell table:number-columns-repeated="2"/>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 changed in 2003</text:p>
          </table:table-cell>
          <table:table-cell table:style-name="ce73"/>
          <table:table-cell table:style-name="ce75" office:value-type="string">
            <text:p>1999-09-01</text:p>
          </table:table-cell>
          <table:table-cell table:number-columns-repeated="4" table:style-name="ce73"/>
          <table:table-cell table:style-name="ce86" office:value-type="string">
            <text:p>2004-04-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f</text:p>
          </table:table-cell>
          <table:table-cell table:style-name="ce80" office:value-type="string">
            <text:p>Article XI.189 §1 of Code of Economic Law, Book XI</text:p>
          </table:table-cell>
          <table:table-cell table:style-name="ce34" office:value-type="string">
            <text:p>Article 24 (1)</text:p>
          </table:table-cell>
          <table:table-cell/>
          <table:table-cell table:style-name="ce34" office:value-type="string">
            <text:p>Article 7 (2) (a), Article 7 (2) (f)</text:p>
          </table:table-cell>
          <table:table-cell table:style-name="ce34" office:value-type="string">
            <text:p>§31(1)(b)</text:p>
          </table:table-cell>
          <table:table-cell table:style-name="ce34" office:value-type="string">
            <text:p>Article 22</text:p>
          </table:table-cell>
          <table:table-cell table:style-name="ce34" office:value-type="string">
            <text:p>Article 19(3)(1)</text:p>
          </table:table-cell>
          <table:table-cell table:style-name="ce34" office:value-type="string">
            <text:p>Article 22; in relation to works of Article, Article 25</text:p>
          </table:table-cell>
          <table:table-cell table:style-name="ce34" office:value-type="string">
            <text:p>Article L-122-5- 3° (a) ; a general quotation right is permitted under case law </text:p>
          </table:table-cell>
          <table:table-cell table:style-name="ce34" office:value-type="string">
            <text:p>Article 51</text:p>
          </table:table-cell>
          <table:table-cell table:style-name="ce34" office:value-type="string">
            <text:p>Article 19</text:p>
          </table:table-cell>
          <table:table-cell table:style-name="ce70" office:value-type="string">
            <text:p>Article 34 (1)</text:p>
          </table:table-cell>
          <table:table-cell table:style-name="ce34" office:value-type="string">
            <text:p>Section 51</text:p>
          </table:table-cell>
          <table:table-cell table:style-name="ce34" office:value-type="string">
            <text:p>Article 70</text:p>
          </table:table-cell>
          <table:table-cell table:style-name="ce34" office:value-type="string">
            <text:p>Article 19 (1) (1), 20 (1) (1) (quotations and fragments) </text:p>
          </table:table-cell>
          <table:table-cell table:style-name="ce34" office:value-type="string">
            <text:p>Article 21</text:p>
          </table:table-cell>
          <table:table-cell table:style-name="ce85" office:value-type="string">
            <text:p>Art. 10 (1)</text:p>
          </table:table-cell>
          <table:table-cell table:style-name="ce34" office:value-type="string">
            <text:p>Article 9 (1) (k)</text:p>
          </table:table-cell>
          <table:table-cell table:style-name="ce34" office:value-type="string">
            <text:p>Article 15a</text:p>
          </table:table-cell>
          <table:table-cell table:style-name="ce34" office:value-type="string">
            <text:p>Article 29</text:p>
          </table:table-cell>
          <table:table-cell table:style-name="ce34" office:value-type="string">
            <text:p>Article 75 (2) (n)</text:p>
          </table:table-cell>
          <table:table-cell table:style-name="ce34" office:value-type="string">
            <text:p>Article 33(1)</text:p>
          </table:table-cell>
          <table:table-cell table:style-name="ce34" office:value-type="string">
            <text:p>§ 37 of Copyright Act No.185/2015 Coll.</text:p>
          </table:table-cell>
          <table:table-cell table:style-name="ce34" office:value-type="string">
            <text:p>Article 51</text:p>
          </table:table-cell>
          <table:table-cell table:style-name="ce34" office:value-type="string">
            <text:p>Article 32 (1)</text:p>
          </table:table-cell>
          <table:table-cell table:style-name="ce34" office:value-type="string">
            <text:p>Article 22</text:p>
          </table:table-cell>
          <table:table-cell table:style-name="ce34" office:value-type="string">
            <text:p>Sections 30(1) and (1ZA) of the Copyright Designs and Patents Act 1988</text:p>
          </table:table-cell>
          <table:table-cell table:style-name="ce34" office:value-type="string">
            <text:p>Article 22</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1">
            <text:p><text:a xlink:href="http://www.zakonyprolidi.cz/cs/2000-121#p31">http://www.zakonyprolidi.cz/cs/2000-121#p31</text:a></text:p>
          </table:table-cell>
          <table:table-cell table:number-columns-repeated="4"/>
          <table:table-cell table:style-name="ce77" office:value-type="string" office:value="https://dejure.org/gesetze/UrhG/51.html">
            <text:p><text:a xlink:href="https://dejure.org/gesetze/UrhG/51.html">https://dejure.org/gesetze/UrhG/51.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4"/>
          <table:table-cell table:style-name="ce8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9)">
            <text:p><text:a xlink:href="http://www.prawo.pl/dz-u-akt/-/dokument/Dz.U.2016.666/16795787/2047977#art(29)">http://www.prawo.pl/dz-u-akt/-/dokument/Dz.U.2016.666/16795787/2047977#art(29)</text:a></text:p>
          </table:table-cell>
          <table:table-cell table:style-name="ce88"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style-name="ce77" office:value-type="string" office:value="http://www.wipo.int/wipolex/en/text.jsp?file_id=124839">
            <text:p><text:a xlink:href="http://www.wipo.int/wipolex/en/text.jsp?file_id=124839">http://www.wipo.int/wipolex/en/text.jsp?file_id=124839</text:a></text:p>
          </table:table-cell>
          <table:table-cell table:number-columns-repeated="16"/>
          <table:table-cell table:style-name="ce8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cell table:number-columns-repeated="17"/>
          <table:table-cell table:style-name="ce89"/>
        </table:table-row>
        <table:table-row table:style-name="ro2">
          <table:table-cell table:style-name="ce68" office:value-type="string">
            <text:p>Remarks</text:p>
          </table:table-cell>
          <table:table-cell table:number-columns-repeated="3"/>
          <table:table-cell table:style-name="ce34"/>
          <table:table-cell table:number-columns-repeated="4"/>
          <table:table-cell table:style-name="ce34"/>
          <table:table-cell table:number-columns-repeated="2"/>
          <table:table-cell table:style-name="ce34"/>
          <table:table-cell/>
          <table:table-cell table:style-name="ce34"/>
          <table:table-cell/>
          <table:table-cell table:style-name="ce34"/>
          <table:table-cell/>
          <table:table-cell table:style-name="ce85" office:value-type="string">
            <text:p>This exception applies insofar as the work has been lawfully made available to the public. It only applies to  short quotations (in original version or translated) that are justified by the critical, polemic, educational, scientific or information purposes of the work in which they are incorporated, comply with fair practice, do not pursue a commercial purpose,  are justified by the specific purpose and are not detrimental to the work or its exploitation.</text:p>
          </table:table-cell>
          <table:table-cell table:style-name="ce34"/>
          <table:table-cell table:number-columns-repeated="2"/>
          <table:table-cell table:style-name="ce34"/>
          <table:table-cell table:number-columns-repeated="3"/>
          <table:table-cell table:style-name="ce34"/>
          <table:table-cell/>
          <table:table-cell table:style-name="ce34" office:value-type="string">
            <text:p>Falls under criticism or reporting current events</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90"/>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e)" table:style-name="ta17" table:print="false">
        <office:forms form:automatic-focus="false" form:apply-design-mode="false"/>
        <table:table-column table:style-name="co32" table:default-cell-style-name="ce15"/>
        <table:table-column table:style-name="co56"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9"/>
          <table:table-cell table:style-name="ce34" office:value-type="string">
            <text:p>No</text:p>
          </table:table-cell>
          <table:table-cell/>
          <table:table-cell table:style-name="ce71" office:value-type="string">
            <text:p>No</text:p>
          </table:table-cell>
          <table:table-cell table:style-name="ce34" office:value-type="string">
            <text:p>No</text:p>
          </table:table-cell>
          <table:table-cell table:number-columns-repeated="3"/>
          <table:table-cell table:style-name="ce34" office:value-type="string">
            <text:p>No</text:p>
          </table:table-cell>
          <table:table-cell table:number-columns-repeated="2"/>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 changed 2003</text:p>
          </table:table-cell>
          <table:table-cell table:style-name="ce73"/>
          <table:table-cell table:style-name="ce75" office:value-type="string">
            <text:p>2009-10-01</text:p>
          </table:table-cell>
          <table:table-cell table:number-columns-repeated="4" table:style-name="ce73"/>
          <table:table-cell table:style-name="ce74" office:value-type="string">
            <text:p>2004-04-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1</text:p>
          </table:table-cell>
          <table:table-cell/>
          <table:table-cell table:style-name="ce34" office:value-type="string">
            <text:p>Article 24 (1)</text:p>
          </table:table-cell>
          <table:table-cell/>
          <table:table-cell table:style-name="ce34" office:value-type="string">
            <text:p>Article 7 (2) (m)</text:p>
          </table:table-cell>
          <table:table-cell table:style-name="ce34" office:value-type="string">
            <text:p>§34(a)</text:p>
          </table:table-cell>
          <table:table-cell table:style-name="ce34" office:value-type="string">
            <text:p>Article 26-28</text:p>
          </table:table-cell>
          <table:table-cell table:style-name="ce34" office:value-type="string">
            <text:p>Article 19 (8)</text:p>
          </table:table-cell>
          <table:table-cell table:style-name="ce34" office:value-type="string">
            <text:p>Article 25(c)</text:p>
          </table:table-cell>
          <table:table-cell table:style-name="ce34" office:value-type="string">
            <text:p>Article L-331-4 CPI (covers all Intellectual Property Rights) </text:p>
          </table:table-cell>
          <table:table-cell table:style-name="ce34" office:value-type="string">
            <text:p>Article 45</text:p>
          </table:table-cell>
          <table:table-cell table:style-name="ce34" office:value-type="string">
            <text:p>Article 24</text:p>
          </table:table-cell>
          <table:table-cell table:style-name="ce70" office:value-type="string">
            <text:p>Article 41 (2)</text:p>
          </table:table-cell>
          <table:table-cell table:style-name="ce34" office:value-type="string">
            <text:p>Sections 71 and 72 </text:p>
          </table:table-cell>
          <table:table-cell table:style-name="ce34" office:value-type="string">
            <text:p>Article 67</text:p>
          </table:table-cell>
          <table:table-cell table:style-name="ce34" office:value-type="string">
            <text:p>Article 19 (1)(5), 24 (judicial proceedings only) </text:p>
          </table:table-cell>
          <table:table-cell table:style-name="ce34" office:value-type="string">
            <text:p>Article 27</text:p>
          </table:table-cell>
          <table:table-cell table:style-name="ce34" office:value-type="string">
            <text:p>Art. 10 (12)</text:p>
          </table:table-cell>
          <table:table-cell table:style-name="ce34" office:value-type="string">
            <text:p>Article 9 (1) (l)</text:p>
          </table:table-cell>
          <table:table-cell table:style-name="ce34" office:value-type="string">
            <text:p>Article 22</text:p>
          </table:table-cell>
          <table:table-cell table:style-name="ce34" office:value-type="string">
            <text:p>Article 33(2)</text:p>
          </table:table-cell>
          <table:table-cell table:style-name="ce34" office:value-type="string">
            <text:p>Article 75 (2)(g)</text:p>
          </table:table-cell>
          <table:table-cell table:style-name="ce34" office:value-type="string">
            <text:p>Art. 33(1)</text:p>
          </table:table-cell>
          <table:table-cell table:style-name="ce34" office:value-type="string">
            <text:p>§ 53 of Copyright Act No.185/2015 Coll.</text:p>
          </table:table-cell>
          <table:table-cell table:style-name="ce80" office:value-type="string">
            <text:p>Article 56 ZASP</text:p>
          </table:table-cell>
          <table:table-cell table:style-name="ce34" office:value-type="string">
            <text:p>Article 31bis (1)</text:p>
          </table:table-cell>
          <table:table-cell table:style-name="ce34" office:value-type="string">
            <text:p>Article 26</text:p>
          </table:table-cell>
          <table:table-cell table:style-name="ce34" office:value-type="string">
            <text:p>Secs 50 ff. of the Copyright Designs and Patents Act 1988</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4">
            <text:p><text:a xlink:href="http://www.zakonyprolidi.cz/cs/2000-121#p34">http://www.zakonyprolidi.cz/cs/2000-121#p34</text:a></text:p>
          </table:table-cell>
          <table:table-cell table:number-columns-repeated="4"/>
          <table:table-cell table:style-name="ce77" office:value-type="string" office:value="https://dejure.org/gesetze/UrhG/45.html">
            <text:p><text:a xlink:href="https://dejure.org/gesetze/UrhG/45.html">https://dejure.org/gesetze/UrhG/45.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4"/>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2015-07-01">
            <text:p><text:a xlink:href="http://wetten.overheid.nl/BWBR0001886/2015-07-01">http://wetten.overheid.nl/BWBR0001886/2015-07-01</text:a></text:p>
          </table:table-cell>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7"/>
          <table:table-cell table:style-name="ce34"/>
          <table:table-cell table:number-columns-repeated="5"/>
          <table:table-cell table:style-name="ce34" office:value-type="string">
            <text:p>Section 71 applies to Parliamentary and judicial proceedings; section 72 applies to statutory inquiries.  There is no section regarding public security.</text:p>
          </table:table-cell>
          <table:table-cell/>
          <table:table-cell table:style-name="ce34"/>
          <table:table-cell/>
          <table:table-cell table:style-name="ce34" office:value-type="string">
            <text:p>This exception applies insofar as the work has been lawfully made available to the public.</text:p>
          </table:table-cell>
          <table:table-cell table:style-name="ce34"/>
          <table:table-cell table:number-columns-repeated="2"/>
          <table:table-cell table:style-name="ce34"/>
        </table:table-row>
        <table:table-row table:style-name="ro2">
          <table:table-cell table:style-name="ce34"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f)" table:style-name="ta18" table:print="false">
        <office:forms form:automatic-focus="false" form:apply-design-mode="false"/>
        <table:table-column table:style-name="co32" table:default-cell-style-name="ce15"/>
        <table:table-column table:style-name="co57"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9"/>
          <table:table-cell table:style-name="ce34" office:value-type="string">
            <text:p>No</text:p>
          </table:table-cell>
          <table:table-cell/>
          <table:table-cell table:style-name="ce71" office:value-type="string">
            <text:p>No</text:p>
          </table:table-cell>
          <table:table-cell table:style-name="ce34" office:value-type="string">
            <text:p>No</text:p>
          </table:table-cell>
          <table:table-cell table:number-columns-repeated="3"/>
          <table:table-cell table:style-name="ce34" office:value-type="string">
            <text:p>No</text:p>
          </table:table-cell>
          <table:table-cell table:number-columns-repeated="2"/>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text:p>
          </table:table-cell>
          <table:table-cell table:style-name="ce73"/>
          <table:table-cell table:style-name="ce75" office:value-type="string">
            <text:p>2004-05-01</text:p>
          </table:table-cell>
          <table:table-cell table:number-columns-repeated="4" table:style-name="ce73"/>
          <table:table-cell table:style-name="ce74" office:value-type="string">
            <text:p>2004-04-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3 (1)</text:p>
          </table:table-cell>
          <table:table-cell table:style-name="ce80" office:value-type="string">
            <text:p>Article XI.189 §2 of Code of Economic Law, Book XI</text:p>
          </table:table-cell>
          <table:table-cell table:style-name="ce34" office:value-type="string">
            <text:p>Article 24</text:p>
          </table:table-cell>
          <table:table-cell/>
          <table:table-cell table:style-name="ce34" office:value-type="string">
            <text:p>Article 7 (2) (g)</text:p>
          </table:table-cell>
          <table:table-cell table:style-name="ce34" office:value-type="string">
            <text:p>§34(d)</text:p>
          </table:table-cell>
          <table:table-cell table:style-name="ce34" office:value-type="string">
            <text:p>Article 32</text:p>
          </table:table-cell>
          <table:table-cell table:style-name="ce34" office:value-type="string">
            <text:p>Article 20 (1)</text:p>
          </table:table-cell>
          <table:table-cell table:style-name="ce34" office:value-type="string">
            <text:p>Article 25(c)</text:p>
          </table:table-cell>
          <table:table-cell table:style-name="ce34" office:value-type="string">
            <text:p>Article L-122-5- 3° (c) (remains unchanged) </text:p>
          </table:table-cell>
          <table:table-cell table:style-name="ce34" office:value-type="string">
            <text:p>Article 48</text:p>
          </table:table-cell>
          <table:table-cell table:style-name="ce34" office:value-type="string">
            <text:p>Article 25</text:p>
          </table:table-cell>
          <table:table-cell table:style-name="ce70" office:value-type="string">
            <text:p>Article 36 (1)</text:p>
          </table:table-cell>
          <table:table-cell table:style-name="ce34" office:value-type="string">
            <text:p>Section 89 </text:p>
          </table:table-cell>
          <table:table-cell table:style-name="ce34" office:value-type="string">
            <text:p>Article 66</text:p>
          </table:table-cell>
          <table:table-cell table:style-name="ce34" office:value-type="string">
            <text:p>Article 20 (2) (2)</text:p>
          </table:table-cell>
          <table:table-cell table:style-name="ce34" office:value-type="string">
            <text:p>Article 24 (1) (3)</text:p>
          </table:table-cell>
          <table:table-cell table:style-name="ce34" office:value-type="string">
            <text:p>Art. 10 (8)</text:p>
          </table:table-cell>
          <table:table-cell table:style-name="ce34" office:value-type="string">
            <text:p>Article 9 (1) (m)</text:p>
          </table:table-cell>
          <table:table-cell table:style-name="ce34" office:value-type="string">
            <text:p>Article 15b</text:p>
          </table:table-cell>
          <table:table-cell table:style-name="ce34" office:value-type="string">
            <text:p>Article 26(1)</text:p>
          </table:table-cell>
          <table:table-cell table:style-name="ce34" office:value-type="string">
            <text:p>Article 75(2)(j)</text:p>
          </table:table-cell>
          <table:table-cell table:style-name="ce34" office:value-type="string">
            <text:p>Article 33 (2)</text:p>
          </table:table-cell>
          <table:table-cell table:style-name="ce34" office:value-type="string">
            <text:p>§ 39(3) of Copyright Act No.185/2015 Coll.</text:p>
          </table:table-cell>
          <table:table-cell table:style-name="ce80" office:value-type="string">
            <text:p>Article 48 ZASP</text:p>
          </table:table-cell>
          <table:table-cell table:style-name="ce34" office:value-type="string">
            <text:p>Article 33 (2)</text:p>
          </table:table-cell>
          <table:table-cell table:style-name="ce34" office:value-type="string">
            <text:p>Article 26</text:p>
          </table:table-cell>
          <table:table-cell table:style-name="ce34" office:value-type="string">
            <text:p>Section 30 of the Copyright Designs and Patents Act 1988</text:p>
          </table:table-cell>
          <table:table-cell table:style-name="ce34" office:value-type="string">
            <text:p>Official Speeches are not subject to copyright</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4">
            <text:p><text:a xlink:href="http://www.zakonyprolidi.cz/cs/2000-121#p34">http://www.zakonyprolidi.cz/cs/2000-121#p34</text:a></text:p>
          </table:table-cell>
          <table:table-cell table:number-columns-repeated="4"/>
          <table:table-cell table:style-name="ce77" office:value-type="string" office:value="https://dejure.org/gesetze/UrhG/48.html">
            <text:p><text:a xlink:href="https://dejure.org/gesetze/UrhG/48.html">https://dejure.org/gesetze/UrhG/48.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4"/>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6)">
            <text:p><text:a xlink:href="http://www.prawo.pl/dz-u-akt/-/dokument/Dz.U.2016.666/16795787/2047977#art(26)">http://www.prawo.pl/dz-u-akt/-/dokument/Dz.U.2016.666/16795787/2047977#art(26)</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cell/>
          <table:table-cell table:style-name="ce77" office:value-type="string" office:value="http://www.legislation.gov.uk/ukpga/1988/48/section/30">
            <text:p><text:a xlink:href="http://www.legislation.gov.uk/ukpga/1988/48/section/30">http://www.legislation.gov.uk/ukpga/1988/48/section/30</text:a></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3"/>
          <table:table-cell table:style-name="ce34"/>
          <table:table-cell table:number-columns-repeated="3"/>
          <table:table-cell table:style-name="ce34"/>
          <table:table-cell table:number-columns-repeated="4"/>
          <table:table-cell table:style-name="ce34" office:value-type="string">
            <text:p>Collections of such speeches need licence of the author</text:p>
          </table:table-cell>
          <table:table-cell table:style-name="ce34" office:value-type="string">
            <text:p>Section 89 covers use of notes or recordings of spoken words in certain cases.</text:p>
          </table:table-cell>
          <table:table-cell table:number-columns-repeated="3"/>
          <table:table-cell table:style-name="ce34" office:value-type="string">
            <text:p>This exception applies insofar as the work has been lawfully made available to the public. It also applies to formal acts of public authorities and their official translations, speeches in  deliberating assemblies, in public court proceedings or in political meetings. However, the author has the only right to print his speeches. This exception does not require an information purpose.</text:p>
          </table:table-cell>
          <table:table-cell table:style-name="ce34"/>
          <table:table-cell table:style-name="ce34" office:value-type="string">
            <text:p>Article 15b is much broader and older than art 5.3(f) of the infosoc directive. It includes all types of works that attract copyright made by public authorities unless explicitly reserved.</text:p>
          </table:table-cell>
          <table:table-cell table:number-columns-repeated="4"/>
          <table:table-cell table:style-name="ce80" office:value-type="string">
            <text:p>The source and authorship must be indicated.</text:p>
          </table:table-cell>
          <table:table-cell table:number-columns-repeated="2"/>
          <table:table-cell table:style-name="ce34" office:value-type="string">
            <text:p>Criticism or review defence</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g)" table:style-name="ta19" table:print="false">
        <office:forms form:automatic-focus="false" form:apply-design-mode="false"/>
        <table:table-column table:style-name="co32" table:default-cell-style-name="ce15"/>
        <table:table-column table:style-name="co58"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9"/>
          <table:table-cell table:style-name="ce34" office:value-type="string">
            <text:p>Yes</text:p>
          </table:table-cell>
          <table:table-cell/>
          <table:table-cell table:style-name="ce71" office:value-type="string">
            <text:p>No</text:p>
          </table:table-cell>
          <table:table-cell table:number-columns-repeated="7"/>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text:p>
          </table:table-cell>
          <table:table-cell table:style-name="ce73"/>
          <table:table-cell table:style-name="ce75" office:value-type="string">
            <text:p>2013-08-01</text:p>
          </table:table-cell>
          <table:table-cell table:number-columns-repeated="10"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3</text:p>
          </table:table-cell>
          <table:table-cell table:style-name="ce34"/>
          <table:table-cell table:style-name="ce34" office:value-type="string">
            <text:p>Article 24(1)</text:p>
          </table:table-cell>
          <table:table-cell/>
          <table:table-cell table:style-name="ce34" office:value-type="string">
            <text:p>Article 7 (2) (g)</text:p>
          </table:table-cell>
          <table:table-cell table:style-name="ce34" office:value-type="string">
            <text:p>§35</text:p>
          </table:table-cell>
          <table:table-cell table:style-name="ce34" office:value-type="string">
            <text:p>Article 21</text:p>
          </table:table-cell>
          <table:table-cell/>
          <table:table-cell table:style-name="ce34" office:value-type="string">
            <text:p>Article 21(1)</text:p>
          </table:table-cell>
          <table:table-cell/>
          <table:table-cell table:style-name="ce34" office:value-type="string">
            <text:p>Article 25</text:p>
          </table:table-cell>
          <table:table-cell table:style-name="ce34" office:value-type="string">
            <text:p>Article 27</text:p>
          </table:table-cell>
          <table:table-cell table:style-name="ce70" office:value-type="string">
            <text:p>Article 38 (1) e), (2)</text:p>
          </table:table-cell>
          <table:table-cell table:style-name="ce34"/>
          <table:table-cell/>
          <table:table-cell table:style-name="ce34" office:value-type="string">
            <text:p>Article 10 (1) (7), 26 (1) partially cover this. </text:p>
          </table:table-cell>
          <table:table-cell table:style-name="ce34" office:value-type="string">
            <text:p>Article 26</text:p>
          </table:table-cell>
          <table:table-cell/>
          <table:table-cell table:style-name="ce34" office:value-type="string">
            <text:p>Article 9 (1) (n)</text:p>
          </table:table-cell>
          <table:table-cell table:style-name="ce34" office:value-type="string">
            <text:p>Article 17c, 15b</text:p>
          </table:table-cell>
          <table:table-cell table:style-name="ce34" office:value-type="string">
            <text:p>Article 31</text:p>
          </table:table-cell>
          <table:table-cell table:style-name="ce34" office:value-type="string">
            <text:p>Article 75 (2) (j)</text:p>
          </table:table-cell>
          <table:table-cell table:style-name="ce34" office:value-type="string">
            <text:p>Art. 33 (1)</text:p>
          </table:table-cell>
          <table:table-cell table:style-name="ce34" office:value-type="string">
            <text:p>§ 47 of Copyright Act No.185/2015 Coll.</text:p>
          </table:table-cell>
          <table:table-cell/>
          <table:table-cell table:style-name="ce34" office:value-type="string">
            <text:p>Article 38</text:p>
          </table:table-cell>
          <table:table-cell table:style-name="ce34" office:value-type="string">
            <text:p>Article 21</text:p>
          </table:table-cell>
          <table:table-cell table:style-name="ce34" office:value-type="string">
            <text:p>Section 62 of the Copyright Designs and Patents Act 1988</text:p>
          </table:table-cell>
          <table:table-cell table:style-name="ce34"/>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5">
            <text:p><text:a xlink:href="http://www.zakonyprolidi.cz/cs/2000-121#p35">http://www.zakonyprolidi.cz/cs/2000-121#p35</text:a></text:p>
          </table:table-cell>
          <table:table-cell table:number-columns-repeated="4"/>
          <table:table-cell table:style-name="ce77" office:value-type="string" office:value="https://dejure.org/gesetze/UrhG/25.html">
            <text:p><text:a xlink:href="https://dejure.org/gesetze/UrhG/25.html">https://dejure.org/gesetze/UrhG/25.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1)">
            <text:p><text:a xlink:href="http://www.prawo.pl/dz-u-akt/-/dokument/Dz.U.2016.666/16795787/2047977#art(31)">http://www.prawo.pl/dz-u-akt/-/dokument/Dz.U.2016.666/16795787/2047977#art(31)</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table-cell table:style-name="ce91" office:value-type="string">
            <text:p>Only as part of press reproduction exception.</text:p>
          </table:table-cell>
          <table:table-cell table:number-columns-repeated="4"/>
          <table:table-cell table:style-name="ce34"/>
          <table:table-cell table:number-columns-repeated="6"/>
          <table:table-cell table:style-name="ce34"/>
          <table:table-cell table:number-columns-repeated="2"/>
          <table:table-cell table:style-name="ce34"/>
          <table:table-cell table:style-name="ce34" office:value-type="string">
            <text:p>Implementation of this exception is somewhat narrower, it only applies to church services (eredienst). Exception is also covered under 15b, which is a broad exception for all government produced works where copyrights are not explicitly reserved.</text:p>
          </table:table-cell>
          <table:table-cell table:number-columns-repeated="3"/>
          <table:table-cell table:style-name="ce34" office:value-type="string">
            <text:p>Provision also explicitly applies to events organized abroad by central administrative bodies during official celebrations (i.e. public holiday, rememberance days or celebrations of important anniversaries).</text:p>
          </table:table-cell>
          <table:table-cell table:number-columns-repeated="4"/>
          <table:table-cell table:style-name="ce34" office:value-type="string">
            <text:p>some coverage under Articles 18 and 21.</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number-columns-repeated="2"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h)" table:style-name="ta20" table:print="false">
        <office:forms form:automatic-focus="false" form:apply-design-mode="false"/>
        <table:table-column table:style-name="co32" table:default-cell-style-name="ce15"/>
        <table:table-column table:style-name="co59"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0"/>
          <table:table-cell table:style-name="ce34" office:value-type="string">
            <text:p>No</text:p>
          </table:table-cell>
          <table:table-cell/>
          <table:table-cell table:style-name="ce71" office:value-type="string">
            <text:p>No</text:p>
          </table:table-cell>
          <table:table-cell table:number-columns-repeated="4"/>
          <table:table-cell table:style-name="ce34" office:value-type="string">
            <text:p>No</text:p>
          </table:table-cell>
          <table:table-cell table:number-columns-repeated="2"/>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text:p>
          </table:table-cell>
          <table:table-cell table:style-name="ce73"/>
          <table:table-cell table:style-name="ce75" office:value-type="string">
            <text:p>1999-09-01</text:p>
          </table:table-cell>
          <table:table-cell table:number-columns-repeated="4" table:style-name="ce73"/>
          <table:table-cell table:style-name="ce74" office:value-type="string">
            <text:p>2004-04-18</text:p>
          </table:table-cell>
          <table:table-cell table:number-columns-repeated="3" table:style-name="ce73"/>
          <table:table-cell table:style-name="ce74" office:value-type="string">
            <text:p>2004-08-24</text:p>
          </table:table-cell>
          <table:table-cell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4 (1) Nr 5</text:p>
          </table:table-cell>
          <table:table-cell table:style-name="ce80" office:value-type="string">
            <text:p>Art. XI.190 2° of Code of Economic Law, Book XI</text:p>
          </table:table-cell>
          <table:table-cell table:style-name="ce34" office:value-type="string">
            <text:p>Article 24 (1)</text:p>
          </table:table-cell>
          <table:table-cell table:style-name="ce34"/>
          <table:table-cell table:style-name="ce34" office:value-type="string">
            <text:p>Article 7 (2) (2) (b)</text:p>
          </table:table-cell>
          <table:table-cell table:style-name="ce34" office:value-type="string">
            <text:p>§33</text:p>
          </table:table-cell>
          <table:table-cell table:style-name="ce34" office:value-type="string">
            <text:p>Article 24 (2)</text:p>
          </table:table-cell>
          <table:table-cell table:style-name="ce34" office:value-type="string">
            <text:p>Article 20-1</text:p>
          </table:table-cell>
          <table:table-cell table:style-name="ce34" office:value-type="string">
            <text:p>Article 25a (3)</text:p>
          </table:table-cell>
          <table:table-cell table:style-name="ce34" office:value-type="string">
            <text:p>Article L. 122-5-10</text:p>
          </table:table-cell>
          <table:table-cell table:style-name="ce34" office:value-type="string">
            <text:p>§ 59</text:p>
          </table:table-cell>
          <table:table-cell table:style-name="ce34" office:value-type="string">
            <text:p>Article 26</text:p>
          </table:table-cell>
          <table:table-cell table:style-name="ce70" office:value-type="string">
            <text:p>Article 68 (1)</text:p>
          </table:table-cell>
          <table:table-cell table:style-name="ce34" office:value-type="string">
            <text:p>Sec. 93</text:p>
          </table:table-cell>
          <table:table-cell/>
          <table:table-cell table:style-name="ce34" office:value-type="string">
            <text:p>Article 19 (1) (6); Article 26 (1)</text:p>
          </table:table-cell>
          <table:table-cell table:style-name="ce34" office:value-type="string">
            <text:p>Article 28 (1) (1)</text:p>
          </table:table-cell>
          <table:table-cell table:style-name="ce34" office:value-type="string">
            <text:p>Art. 10 (7)</text:p>
          </table:table-cell>
          <table:table-cell table:style-name="ce34" office:value-type="string">
            <text:p>Article 9 (1) (p)</text:p>
          </table:table-cell>
          <table:table-cell table:style-name="ce34" office:value-type="string">
            <text:p>Article 18</text:p>
          </table:table-cell>
          <table:table-cell table:style-name="ce34" office:value-type="string">
            <text:p>Article 33.1</text:p>
          </table:table-cell>
          <table:table-cell table:style-name="ce34" office:value-type="string">
            <text:p>Article 75 (2) (q)</text:p>
          </table:table-cell>
          <table:table-cell table:style-name="ce34" office:value-type="string">
            <text:p>Art. 33 (1)</text:p>
          </table:table-cell>
          <table:table-cell table:style-name="ce34" office:value-type="string">
            <text:p>§ 41 of Copyright Act No.185/2015 Coll.</text:p>
          </table:table-cell>
          <table:table-cell table:style-name="ce80" office:value-type="string">
            <text:p>Article 55 ZASP</text:p>
          </table:table-cell>
          <table:table-cell table:style-name="ce34" office:value-type="string">
            <text:p>Article 35(2)</text:p>
          </table:table-cell>
          <table:table-cell table:style-name="ce34" office:value-type="string">
            <text:p>Article 24</text:p>
          </table:table-cell>
          <table:table-cell table:style-name="ce34" office:value-type="string">
            <text:p>Section 62 of the Copyright Designs and Patents Act 1988</text:p>
          </table:table-cell>
          <table:table-cell table:style-name="ce34" office:value-type="string">
            <text:p>Article 24 (3)</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3">
            <text:p><text:a xlink:href="http://www.zakonyprolidi.cz/cs/2000-121#p33">http://www.zakonyprolidi.cz/cs/2000-121#p33</text:a></text:p>
          </table:table-cell>
          <table:table-cell table:number-columns-repeated="4"/>
          <table:table-cell table:style-name="ce77" office:value-type="string" office:value="https://dejure.org/gesetze/UrhG/59.html">
            <text:p><text:a xlink:href="https://dejure.org/gesetze/UrhG/59.html">https://dejure.org/gesetze/UrhG/59.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4"/>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cell table:number-columns-repeated="3"/>
          <table:table-cell table:style-name="ce34"/>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2" table:style-name="ce34"/>
          <table:table-cell/>
          <table:table-cell table:style-name="ce34"/>
          <table:table-cell/>
          <table:table-cell table:style-name="ce34"/>
          <table:table-cell table:number-columns-repeated="2"/>
          <table:table-cell table:style-name="ce34"/>
          <table:table-cell table:style-name="ce34" office:value-type="string">
            <text:p>French parliament will ratify an exception for the freedom of Panorama on September 27.</text:p>
          </table:table-cell>
          <table:table-cell/>
          <table:table-cell table:number-columns-repeated="2" table:style-name="ce34"/>
          <table:table-cell/>
          <table:table-cell table:number-columns-repeated="2" table:style-name="ce34"/>
          <table:table-cell/>
          <table:table-cell table:style-name="ce34" office:value-type="string">
            <text:p>This exception applies insofar as the work has been lawfully made available to the public and provided that the work is not the main topic of the reproduction or communication.</text:p>
          </table:table-cell>
          <table:table-cell table:style-name="ce34" office:value-type="string">
            <text:p>This is limited to 'inclusion in a communication to the public, the making of a graphic representation and the making of a photograph or film' whereas the Directive links to reproduction and communication to the public without any limitation.</text:p>
          </table:table-cell>
          <table:table-cell table:style-name="ce34" office:value-type="string">
            <text:p>Implementation is more narrow in comparision to art.5.3(h) of the InfoSoc Directive. Article 18 includes a limited list of applicable works and does not allow derivative works, the works of art needs to be presented in the context where the object is found (zoals het zich aldaar bevindt).</text:p>
          </table:table-cell>
          <table:table-cell table:number-columns-repeated="3"/>
          <table:table-cell table:style-name="ce34" office:value-type="string">
            <text:p>Provision applies to all kinds of works, not only works of architecture or sculpture. The exception does not apply to reproduction of an architectural work by constructing a building.</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row>
      </table:table>
      <table:table table:name="Art. 5.3(i)" table:style-name="ta21" table:print="false">
        <office:forms form:automatic-focus="false" form:apply-design-mode="false"/>
        <table:table-column table:style-name="co32" table:default-cell-style-name="ce15"/>
        <table:table-column table:style-name="co60"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Unknown</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9"/>
          <table:table-cell table:style-name="ce34" office:value-type="string">
            <text:p>No</text:p>
          </table:table-cell>
          <table:table-cell table:number-columns-repeated="9"/>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text:p>
          </table:table-cell>
          <table:table-cell table:number-columns-repeated="10" table:style-name="ce73"/>
          <table:table-cell table:style-name="ce74" office:value-type="string">
            <text:p>2004-08-24</text:p>
          </table:table-cell>
          <table:table-cell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42e</text:p>
          </table:table-cell>
          <table:table-cell table:number-columns-repeated="3"/>
          <table:table-cell table:style-name="ce34" office:value-type="string">
            <text:p>Article 7 (2) (4) (d) (narrower)</text:p>
          </table:table-cell>
          <table:table-cell table:style-name="ce34" office:value-type="string">
            <text:p>§38c</text:p>
          </table:table-cell>
          <table:table-cell table:style-name="ce34" office:value-type="string">
            <text:p>Article 23 (3), 25</text:p>
          </table:table-cell>
          <table:table-cell/>
          <table:table-cell table:style-name="ce34" office:value-type="string">
            <text:p>Article 25 (2)</text:p>
          </table:table-cell>
          <table:table-cell/>
          <table:table-cell table:style-name="ce34" office:value-type="string">
            <text:p>§ 57</text:p>
          </table:table-cell>
          <table:table-cell/>
          <table:table-cell table:style-name="ce34"/>
          <table:table-cell table:style-name="ce34" office:value-type="string">
            <text:p>Sec. 52</text:p>
          </table:table-cell>
          <table:table-cell table:number-columns-repeated="2"/>
          <table:table-cell table:style-name="ce34" office:value-type="string">
            <text:p>Article 24 (1) (4)</text:p>
          </table:table-cell>
          <table:table-cell/>
          <table:table-cell table:style-name="ce34" office:value-type="string">
            <text:p>Article 9 (1) (q)</text:p>
          </table:table-cell>
          <table:table-cell table:style-name="ce34" office:value-type="string">
            <text:p>Article 18a</text:p>
          </table:table-cell>
          <table:table-cell table:style-name="ce34" office:value-type="string">
            <text:p>Article 29(2)</text:p>
          </table:table-cell>
          <table:table-cell table:style-name="ce34" office:value-type="string">
            <text:p>Article 75 (2) (r)</text:p>
          </table:table-cell>
          <table:table-cell/>
          <table:table-cell table:style-name="ce34" office:value-type="string">
            <text:p>§ 55 of Copyright Act No.185/2015 Coll.</text:p>
          </table:table-cell>
          <table:table-cell/>
          <table:table-cell table:style-name="ce34" office:value-type="string">
            <text:p>Article 34</text:p>
          </table:table-cell>
          <table:table-cell table:style-name="ce34" office:value-type="string">
            <text:p>Article 20a</text:p>
          </table:table-cell>
          <table:table-cell table:style-name="ce34" office:value-type="string">
            <text:p>Section 31 of the Copyright Designs and Patents Act 1988</text:p>
          </table:table-cell>
          <table:table-cell table:style-name="ce34" office:value-type="string">
            <text:p>Article 25</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77" office:value-type="string" office:value="http://www.zakonyprolidi.cz/cs/2000-121#p38c">
            <text:p><text:a xlink:href="http://www.zakonyprolidi.cz/cs/2000-121#p38c">http://www.zakonyprolidi.cz/cs/2000-121#p38c</text:a></text:p>
          </table:table-cell>
          <table:table-cell table:number-columns-repeated="4"/>
          <table:table-cell table:style-name="ce77" office:value-type="string" office:value="https://dejure.org/gesetze/UrhG/57.html">
            <text:p><text:a xlink:href="https://dejure.org/gesetze/UrhG/57.html">https://dejure.org/gesetze/UrhG/57.html</text:a></text:p>
          </table:table-cell>
          <table:table-cell table:number-columns-repeated="8"/>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9)">
            <text:p><text:a xlink:href="http://www.prawo.pl/dz-u-akt/-/dokument/Dz.U.2016.666/16795787/2047977#art(29)">http://www.prawo.pl/dz-u-akt/-/dokument/Dz.U.2016.666/16795787/2047977#art(29)</text:a></text:p>
          </table:table-cell>
          <table:table-cell table:style-name="ce34" office:value-type="string">
            <text:p>http://www.pgdlisboa.pt/leis/lei_mostra_estrutura.php?tabela=leis&amp;artigo_id=484A0075&amp;nid=484&amp;nversao=&amp;tabela=leis&amp;so_miolo=</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style-name="ce34" office:value-type="string">
            <text:p>Remuneration is only for school books and alike</text:p>
          </table:table-cell>
          <table:table-cell table:number-columns-repeated="7"/>
          <table:table-cell table:style-name="ce34"/>
          <table:table-cell table:number-columns-repeated="3"/>
          <table:table-cell table:style-name="ce34"/>
          <table:table-cell table:number-columns-repeated="3"/>
          <table:table-cell table:style-name="ce34"/>
          <table:table-cell/>
          <table:table-cell table:style-name="ce34"/>
          <table:table-cell table:style-name="ce34" office:value-type="string">
            <text:p>Article 18a does not include incidental works, but works of subordinate importance.</text:p>
          </table:table-cell>
          <table:table-cell table:number-columns-repeated="3"/>
          <table:table-cell table:style-name="ce34"/>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row>
      </table:table>
      <table:table table:name="Art. 5.3(j)" table:style-name="ta22" table:print="false">
        <office:forms form:automatic-focus="false" form:apply-design-mode="false"/>
        <table:table-column table:style-name="co32" table:default-cell-style-name="ce15"/>
        <table:table-column table:style-name="co61"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9"/>
          <table:table-cell table:style-name="ce34" office:value-type="string">
            <text:p>No</text:p>
          </table:table-cell>
          <table:table-cell/>
          <table:table-cell table:style-name="ce71" office:value-type="string">
            <text:p>No</text:p>
          </table:table-cell>
          <table:table-cell table:number-columns-repeated="7"/>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text:p>
          </table:table-cell>
          <table:table-cell table:style-name="ce73"/>
          <table:table-cell table:style-name="ce75" office:value-type="string">
            <text:p>2012-01-01</text:p>
          </table:table-cell>
          <table:table-cell table:number-columns-repeated="8" table:style-name="ce73"/>
          <table:table-cell table:style-name="ce74" office:value-type="string">
            <text:p>2004-08-24</text:p>
          </table:table-cell>
          <table:table-cell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4 (1)</text:p>
          </table:table-cell>
          <table:table-cell table:style-name="ce34" office:value-type="string">
            <text:p>Article XI.190 §16 of Code of Economic Law, Book XI</text:p>
          </table:table-cell>
          <table:table-cell table:number-columns-repeated="2"/>
          <table:table-cell table:style-name="ce34"/>
          <table:table-cell table:style-name="ce34" office:value-type="string">
            <text:p>§32</text:p>
          </table:table-cell>
          <table:table-cell table:style-name="ce34" office:value-type="string">
            <text:p>Article 24 (1)</text:p>
          </table:table-cell>
          <table:table-cell table:style-name="ce34" office:value-type="string">
            <text:p>Article 20 (3)</text:p>
          </table:table-cell>
          <table:table-cell table:style-name="ce34" office:value-type="string">
            <text:p>Article 25a (1)</text:p>
          </table:table-cell>
          <table:table-cell table:style-name="ce34" office:value-type="string">
            <text:p>Article L-122- 5 3’ d</text:p>
          </table:table-cell>
          <table:table-cell table:style-name="ce34" office:value-type="string">
            <text:p>Article 58</text:p>
          </table:table-cell>
          <table:table-cell table:style-name="ce34" office:value-type="string">
            <text:p>Article 28</text:p>
          </table:table-cell>
          <table:table-cell table:style-name="ce70" office:value-type="string">
            <text:p>Article 36 (5)</text:p>
          </table:table-cell>
          <table:table-cell table:style-name="ce34" office:value-type="string">
            <text:p>Sec. 94</text:p>
          </table:table-cell>
          <table:table-cell table:number-columns-repeated="2"/>
          <table:table-cell table:style-name="ce34" office:value-type="string">
            <text:p>Article 24</text:p>
          </table:table-cell>
          <table:table-cell/>
          <table:table-cell table:style-name="ce34" office:value-type="string">
            <text:p>Article 9 (1) (r)</text:p>
          </table:table-cell>
          <table:table-cell table:style-name="ce34" office:value-type="string">
            <text:p>Article 23</text:p>
          </table:table-cell>
          <table:table-cell table:style-name="ce34" office:value-type="string">
            <text:p>Article 33(3)</text:p>
          </table:table-cell>
          <table:table-cell table:style-name="ce34" office:value-type="string">
            <text:p>Article 75 (2) (l)</text:p>
          </table:table-cell>
          <table:table-cell table:style-name="ce34" office:value-type="string">
            <text:p>Art 33 (1)</text:p>
          </table:table-cell>
          <table:table-cell table:style-name="ce34" office:value-type="string">
            <text:p>§ 57 of Copyright Act No.185/2015 Coll.</text:p>
          </table:table-cell>
          <table:table-cell table:style-name="ce34" office:value-type="string">
            <text:p>Article 54</text:p>
          </table:table-cell>
          <table:table-cell/>
          <table:table-cell table:style-name="ce34" office:value-type="string">
            <text:p>Article 24</text:p>
          </table:table-cell>
          <table:table-cell table:style-name="ce34" office:value-type="string">
            <text:p>Section 63 of the Copyright Designs and Patents Act 1988</text:p>
          </table:table-cell>
          <table:table-cell table:style-name="ce34" office:value-type="string">
            <text:p>Article 24</text:p>
          </table:table-cell>
        </table:table-row>
        <table:table-row table:style-name="ro2">
          <table:table-cell table:style-name="ce69" office:value-type="string">
            <text:p>Link to article (URL)</text:p>
          </table:table-cell>
          <table:table-cell table:number-columns-repeated="5"/>
          <table:table-cell table:style-name="ce77" office:value-type="string" office:value="http://www.zakonyprolidi.cz/cs/2000-121#p32">
            <text:p><text:a xlink:href="http://www.zakonyprolidi.cz/cs/2000-121#p32">http://www.zakonyprolidi.cz/cs/2000-121#p32</text:a></text:p>
          </table:table-cell>
          <table:table-cell table:number-columns-repeated="4"/>
          <table:table-cell table:style-name="ce77" office:value-type="string" office:value="https://dejure.org/gesetze/UrhG/58.html">
            <text:p><text:a xlink:href="https://dejure.org/gesetze/UrhG/58.html">https://dejure.org/gesetze/UrhG/58.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6"/>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34" office:value-type="string">
            <text:p>http://www.pgdlisboa.pt/leis/lei_mostra_estrutura.php?tabela=leis&amp;artigo_id=484A0075&amp;nid=484&amp;nversao=&amp;tabela=leis&amp;so_miolo=</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2" table:style-name="ce34"/>
          <table:table-cell table:number-columns-repeated="6"/>
          <table:table-cell table:style-name="ce80" office:value-type="string">
            <text:p>No separate exception exist or existed before the Directive, but section 25 a covers this sort of usage.</text:p>
          </table:table-cell>
          <table:table-cell table:number-columns-repeated="3"/>
          <table:table-cell table:style-name="ce34"/>
          <table:table-cell table:number-columns-repeated="5"/>
          <table:table-cell table:style-name="ce34" office:value-type="string">
            <text:p>In the Maltese transposition this also applies to the distribution of the work. </text:p>
          </table:table-cell>
          <table:table-cell table:style-name="ce34" office:value-type="string">
            <text:p>This exceptions is applicable unless otherwise agreed (tenzij anders overeengekomen).</text:p>
          </table:table-cell>
          <table:table-cell/>
          <table:table-cell table:style-name="ce34" office:value-type="string">
            <text:p>Retroactive effect from 22/12/2002. Portugal has made an almost literal transposition of Article 5.3(j) of the InfoSoc Directive into national law.</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k)" table:style-name="ta23" table:print="false">
        <office:forms form:automatic-focus="false" form:apply-design-mode="false"/>
        <table:table-column table:style-name="co32" table:default-cell-style-name="ce15"/>
        <table:table-column table:style-name="co62"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Partly</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0"/>
          <table:table-cell table:style-name="ce34" office:value-type="string">
            <text:p>No</text:p>
          </table:table-cell>
          <table:table-cell table:number-columns-repeated="2"/>
          <table:table-cell table:style-name="ce34" office:value-type="string">
            <text:p>No</text:p>
          </table:table-cell>
          <table:table-cell table:number-columns-repeated="3"/>
          <table:table-cell table:style-name="ce34" office:value-type="string">
            <text:p>No</text:p>
          </table:table-cell>
          <table:table-cell table:number-columns-repeated="2"/>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1966</text:p>
          </table:table-cell>
          <table:table-cell table:number-columns-repeated="6" table:style-name="ce73"/>
          <table:table-cell table:style-name="ce74" office:value-type="string">
            <text:p>2004-04-18</text:p>
          </table:table-cell>
          <table:table-cell table:number-columns-repeated="5"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table:table-cell table:style-name="ce80" office:value-type="string">
            <text:p>Art. XI.190 10°of Code of Economic Law, Book XI</text:p>
          </table:table-cell>
          <table:table-cell table:number-columns-repeated="4"/>
          <table:table-cell table:style-name="ce92" office:value-type="string">
            <text:p>Section 4 (2) of the DCA</text:p>
          </table:table-cell>
          <table:table-cell table:style-name="ce34" office:value-type="string">
            <text:p>Article 19 (7) ECA</text:p>
          </table:table-cell>
          <table:table-cell/>
          <table:table-cell table:style-name="ce34" office:value-type="string">
            <text:p>Article L-122- 5, 4’</text:p>
          </table:table-cell>
          <table:table-cell table:style-name="ce34" office:value-type="string">
            <text:p>§ 24</text:p>
          </table:table-cell>
          <table:table-cell table:number-columns-repeated="2"/>
          <table:table-cell table:style-name="ce34" office:value-type="string">
            <text:p>Section 51</text:p>
          </table:table-cell>
          <table:table-cell table:style-name="ce34" office:value-type="string">
            <text:p>Article 70 (quotation)</text:p>
          </table:table-cell>
          <table:table-cell table:style-name="ce34" office:value-type="string">
            <text:p>Section 19</text:p>
          </table:table-cell>
          <table:table-cell table:style-name="ce34" office:value-type="string">
            <text:p>Article 25</text:p>
          </table:table-cell>
          <table:table-cell table:style-name="ce34" office:value-type="string">
            <text:p>Art. 10 (6)</text:p>
          </table:table-cell>
          <table:table-cell table:style-name="ce34" office:value-type="string">
            <text:p>Article 9 (1)(s)</text:p>
          </table:table-cell>
          <table:table-cell table:style-name="ce34" office:value-type="string">
            <text:p>Article 18b</text:p>
          </table:table-cell>
          <table:table-cell table:style-name="ce34" office:value-type="string">
            <text:p>Article 29(1)</text:p>
          </table:table-cell>
          <table:table-cell table:style-name="ce34"/>
          <table:table-cell table:style-name="ce34" office:value-type="string">
            <text:p>Article 35 (b)</text:p>
          </table:table-cell>
          <table:table-cell table:style-name="ce34" office:value-type="string">
            <text:p>§ 38 of Copyright Act No.185/2015 Coll.</text:p>
          </table:table-cell>
          <table:table-cell table:style-name="ce34" office:value-type="string">
            <text:p>Article 53 ZASP</text:p>
          </table:table-cell>
          <table:table-cell table:style-name="ce34" office:value-type="string">
            <text:p>Article 39</text:p>
          </table:table-cell>
          <table:table-cell/>
          <table:table-cell table:style-name="ce34" office:value-type="string">
            <text:p>Section 30A of the Copyright Designs and Patents Act 1988</text:p>
          </table:table-cell>
          <table:table-cell table:style-name="ce34" office:value-type="string">
            <text:p>Applicable in doctrine; no case law</text:p>
          </table:table-cell>
        </table:table-row>
        <table:table-row table:style-name="ro2">
          <table:table-cell table:style-name="ce69" office:value-type="string">
            <text:p>Link to article (URL)</text:p>
          </table:table-cell>
          <table:table-cell table:number-columns-repeated="4"/>
          <table:table-cell table:style-name="ce76"/>
          <table:table-cell table:number-columns-repeated="5"/>
          <table:table-cell table:style-name="ce77" office:value-type="string" office:value="https://dejure.org/gesetze/UrhG/24.html">
            <text:p><text:a xlink:href="https://dejure.org/gesetze/UrhG/24.html">https://dejure.org/gesetze/UrhG/24.html</text:a></text:p>
          </table:table-cell>
          <table:table-cell table:number-columns-repeated="2"/>
          <table:table-cell table:style-name="ce77" office:value-type="string" office:value="http://www.irishstatutebook.ie/eli/2000/act/28/enacted/en/print#sec51">
            <text:p><text:a xlink:href="http://www.irishstatutebook.ie/eli/2000/act/28/enacted/en/print#sec51">http://www.irishstatutebook.ie/eli/2000/act/28/enacted/en/print#sec51</text:a></text:p>
          </table:table-cell>
          <table:table-cell table:number-columns-repeated="3"/>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9)">
            <text:p><text:a xlink:href="http://www.prawo.pl/dz-u-akt/-/dokument/Dz.U.2016.666/16795787/2047977#art(29)">http://www.prawo.pl/dz-u-akt/-/dokument/Dz.U.2016.666/16795787/2047977#art(29)</text:a></text:p>
          </table:table-cell>
          <table:table-cell table:number-columns-repeated="2"/>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17"/>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cell table:number-columns-repeated="6"/>
          <table:table-cell table:style-name="ce34"/>
        </table:table-row>
        <table:table-row table:style-name="ro2">
          <table:table-cell table:style-name="ce68" office:value-type="string">
            <text:p>Remarks</text:p>
          </table:table-cell>
          <table:table-cell table:style-name="ce34" office:value-type="string">
            <text:p>parody' or alike is not a juridical term in Austria als literally 'not implemented'; but any use for the purpose of caricature or parody is protected by the European Convention for the Protection of Human Rights and Fundamental
Freedoms and the national Staatsgrundgesetz Art (sic) 17a.

An exeption for pastiches is not implemented.</text:p>
          </table:table-cell>
          <table:table-cell table:style-name="ce34"/>
          <table:table-cell table:number-columns-repeated="2"/>
          <table:table-cell table:style-name="ce34" office:value-type="string">
            <text:p>Falls under Constitutional Rights</text:p>
          </table:table-cell>
          <table:table-cell table:style-name="ce91" office:value-type="string">
            <text:p>Covered by quotation legislation.</text:p>
          </table:table-cell>
          <table:table-cell table:style-name="ce34" office:value-type="string">
            <text:p>Caricatures are treated as new works</text:p>
          </table:table-cell>
          <table:table-cell/>
          <table:table-cell table:style-name="ce34" office:value-type="string">
            <text:p>General principle</text:p>
          </table:table-cell>
          <table:table-cell/>
          <table:table-cell table:style-name="ce34" office:value-type="string">
            <text:p>it is arguable whether § 24 is an exception. Prevailing expert opinion is rather that it indicates the limitation of the scope of protection (the fair use according to §24 is outside the scope of protection)</text:p>
          </table:table-cell>
          <table:table-cell table:number-columns-repeated="2"/>
          <table:table-cell table:style-name="ce34" office:value-type="string">
            <text:p>Section 51 does not explicitly cover caricature, parody or pastiche, but in some cases such material might be considered 'criticism or review' under section 51.</text:p>
          </table:table-cell>
          <table:table-cell table:number-columns-repeated="2"/>
          <table:table-cell table:style-name="ce34"/>
          <table:table-cell table:style-name="ce34" office:value-type="string">
            <text:p>This exception applies insofar as the work has been lawfully made available to the public. It applies provided that the caricature complies with fair practice in the matter, use the elements of the work strictly needed and do not denigrate the work.</text:p>
          </table:table-cell>
          <table:table-cell table:number-columns-repeated="3"/>
          <table:table-cell table:style-name="ce34" office:value-type="string">
            <text:p>Portugal did not implement the parody exception embodied in Article 5.3(k) of the InfoSoc Directive. This means that, if a parody reproduces, adapts or otherwise uses an existing work, the chances are that it will infringe on the exclusive rights of the author, since such uses are not exempted under the Portuguese law. Parodies are protected as original works in Portugal even if they are inspired in a theme or subject of an existing work [see Article 2 (1) (n)]. </text:p>
          </table:table-cell>
          <table:table-cell/>
          <table:table-cell table:style-name="ce34" office:value-type="string">
            <text:p>There is a restriction on this exception - the work can be used this way only insofar as there is no danger of the caricature, parody or pastiche being mistaken for the original work.</text:p>
          </table:table-cell>
          <table:table-cell table:number-columns-repeated="2"/>
          <table:table-cell table:style-name="ce34" office:value-type="string">
            <text:p>Permitted under case law
It is well established case law that a caricature or pastiche will be deemed a new and independent work (see NJA 2005 p. 905 and NJA II 1961 p. 81)
Article 4.
[...]
If a person, in free connection with another work, has created a new and independent work, his copyright shall not be subject to the right in the original work.</text:p>
          </table:table-cell>
          <table:table-cell table:style-name="ce34" office:value-type="string">
            <text:p>Covered under general defences</text:p>
          </table:table-cell>
        </table:table-row>
        <table:table-row table:style-name="ro2">
          <table:table-cell table:style-name="ce68" office:value-type="string">
            <text:p>Contested</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l)" table:style-name="ta24" table:print="false">
        <office:forms form:automatic-focus="false" form:apply-design-mode="false"/>
        <table:table-column table:style-name="co32" table:default-cell-style-name="ce15"/>
        <table:table-column table:style-name="co63"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Partly</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9"/>
          <table:table-cell table:style-name="ce34" office:value-type="string">
            <text:p>No</text:p>
          </table:table-cell>
          <table:table-cell table:number-columns-repeated="9"/>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21" table:style-name="ce73"/>
          <table:table-cell table:style-name="ce74" office:value-type="string">
            <text:p>2004-08-24</text:p>
          </table:table-cell>
          <table:table-cell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6 (1)</text:p>
          </table:table-cell>
          <table:table-cell table:number-columns-repeated="4"/>
          <table:table-cell table:style-name="ce34" office:value-type="string">
            <text:p>§30b</text:p>
          </table:table-cell>
          <table:table-cell table:number-columns-repeated="2"/>
          <table:table-cell table:style-name="ce34" office:value-type="string">
            <text:p>Article 20</text:p>
          </table:table-cell>
          <table:table-cell/>
          <table:table-cell table:style-name="ce34" office:value-type="string">
            <text:p>§ 56</text:p>
          </table:table-cell>
          <table:table-cell table:number-columns-repeated="2"/>
          <table:table-cell table:style-name="ce34"/>
          <table:table-cell table:number-columns-repeated="2"/>
          <table:table-cell table:style-name="ce34" office:value-type="string">
            <text:p>Article 25 (1)(5)</text:p>
          </table:table-cell>
          <table:table-cell/>
          <table:table-cell table:style-name="ce34" office:value-type="string">
            <text:p>Article 9 (1) (t)</text:p>
          </table:table-cell>
          <table:table-cell/>
          <table:table-cell table:style-name="ce34" office:value-type="string">
            <text:p>Article 33(4)</text:p>
          </table:table-cell>
          <table:table-cell table:style-name="ce34" office:value-type="string">
            <text:p>Article 75 (2) (s)</text:p>
          </table:table-cell>
          <table:table-cell table:style-name="ce34" office:value-type="string">
            <text:p>Art 37 (1)</text:p>
          </table:table-cell>
          <table:table-cell table:style-name="ce34" office:value-type="string">
            <text:p>§ 56 of Copyright Act No.185/2015 Coll.</text:p>
          </table:table-cell>
        </table:table-row>
        <table:table-row table:style-name="ro2">
          <table:table-cell table:style-name="ce69" office:value-type="string">
            <text:p>Link to article (URL)</text:p>
          </table:table-cell>
          <table:table-cell table:number-columns-repeated="5"/>
          <table:table-cell table:style-name="ce77" office:value-type="string" office:value="http://www.zakonyprolidi.cz/cs/2000-121#p30b">
            <text:p><text:a xlink:href="http://www.zakonyprolidi.cz/cs/2000-121#p30b">http://www.zakonyprolidi.cz/cs/2000-121#p30b</text:a></text:p>
          </table:table-cell>
          <table:table-cell table:number-columns-repeated="4"/>
          <table:table-cell table:style-name="ce77" office:value-type="string" office:value="https://dejure.org/gesetze/UrhG/56.html">
            <text:p><text:a xlink:href="https://dejure.org/gesetze/UrhG/56.html">https://dejure.org/gesetze/UrhG/56.html</text:a></text:p>
          </table:table-cell>
          <table:table-cell table:number-columns-repeated="9"/>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table:table-row>
        <table:table-row table:style-name="ro2">
          <table:table-cell table:style-name="ce69" office:value-type="string">
            <text:p>Link to WIPO LEX (URL)</text:p>
          </table:table-cell>
          <table:table-cell table:number-columns-repeated="21"/>
          <table:table-cell table:style-name="ce34"/>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8"/>
          <table:table-cell table:style-name="ce84" office:value-type="string">
            <text:p>permits 'display'</text:p>
          </table:table-cell>
          <table:table-cell table:number-columns-repeated="7"/>
          <table:table-cell table:style-name="ce34"/>
          <table:table-cell/>
          <table:table-cell table:style-name="ce34" office:value-type="string">
            <text:p>In the Maltese transposition, the Copyright Act covers not only the reporoduction and communication to the public, but also the translation and distribution. </text:p>
          </table:table-cell>
          <table:table-cell table:number-columns-repeated="2"/>
          <table:table-cell table:style-name="ce34" office:value-type="string">
            <text:p>Retroactive effect from 22/12/2002.

Portugal has made an almost literal transposition of Article 5.3(l) of the InfoSoc Directive into national law.

This exception is applicable mutatis mutandis to material protected by neighbouring rights [see Article 189 (1) (f) of the CDADC].</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m)" table:style-name="ta25" table:print="false">
        <office:forms form:automatic-focus="false" form:apply-design-mode="false"/>
        <table:table-column table:style-name="co32" table:default-cell-style-name="ce15"/>
        <table:table-column table:style-name="co64"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Partly</text:p>
          </table:table-cell>
          <table:table-cell table:style-name="ce34" office:value-type="string">
            <text:p>Yes</text:p>
          </table:table-cell>
          <table:table-cell table:style-name="ce34" office:value-type="string">
            <text:p>Yes</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20"/>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21" table:style-name="ce73"/>
          <table:table-cell table:style-name="ce74" office:value-type="string">
            <text:p>2004-08-24</text:p>
          </table:table-cell>
          <table:table-cell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number-columns-repeated="2"/>
          <table:table-cell table:style-name="ce34" office:value-type="string">
            <text:p>Article 24(1)</text:p>
          </table:table-cell>
          <table:table-cell/>
          <table:table-cell table:style-name="ce34" office:value-type="string">
            <text:p>Section 7A</text:p>
          </table:table-cell>
          <table:table-cell table:style-name="ce34" office:value-type="string">
            <text:p>§38d(b)</text:p>
          </table:table-cell>
          <table:table-cell table:style-name="ce34" office:value-type="string">
            <text:p>Article 24</text:p>
          </table:table-cell>
          <table:table-cell/>
          <table:table-cell table:style-name="ce34" office:value-type="string">
            <text:p>Article 25 (e)</text:p>
          </table:table-cell>
          <table:table-cell/>
          <table:table-cell table:style-name="ce34" office:value-type="string">
            <text:p>Art 53(7)</text:p>
          </table:table-cell>
          <table:table-cell table:number-columns-repeated="2"/>
          <table:table-cell table:style-name="ce34" office:value-type="string">
            <text:p>Section 96</text:p>
          </table:table-cell>
          <table:table-cell table:number-columns-repeated="2"/>
          <table:table-cell table:style-name="ce34" office:value-type="string">
            <text:p>Article 37 (1)(2)</text:p>
          </table:table-cell>
          <table:table-cell/>
          <table:table-cell table:style-name="ce34" office:value-type="string">
            <text:p>Article 9 (1) (u)</text:p>
          </table:table-cell>
          <table:table-cell/>
          <table:table-cell table:style-name="ce34" office:value-type="string">
            <text:p>Article 33(5)</text:p>
          </table:table-cell>
          <table:table-cell table:style-name="ce34" office:value-type="string">
            <text:p>Article 75 (2) (t)</text:p>
          </table:table-cell>
          <table:table-cell/>
          <table:table-cell table:style-name="ce34" office:value-type="string">
            <text:p>§ 52 of Copyright Act No.185/2015 Coll.</text:p>
          </table:table-cell>
          <table:table-cell table:style-name="ce34" office:value-type="string">
            <text:p>Article 44</text:p>
          </table:table-cell>
          <table:table-cell table:style-name="ce34"/>
          <table:table-cell table:style-name="ce34" office:value-type="string">
            <text:p>Article 24</text:p>
          </table:table-cell>
          <table:table-cell table:style-name="ce34" office:value-type="string">
            <text:p>Section 65 of the Copyright Designs and Patents Act 1988</text:p>
          </table:table-cell>
          <table:table-cell table:style-name="ce34" office:value-type="string">
            <text:p>Article 29</text:p>
          </table:table-cell>
        </table:table-row>
        <table:table-row table:style-name="ro2">
          <table:table-cell table:style-name="ce69" office:value-type="string">
            <text:p>Link to article (URL)</text:p>
          </table:table-cell>
          <table:table-cell table:number-columns-repeated="4"/>
          <table:table-cell table:style-name="ce76"/>
          <table:table-cell table:style-name="ce77" office:value-type="string" office:value="http://www.zakonyprolidi.cz/cs/2000-121#p38d">
            <text:p><text:a xlink:href="http://www.zakonyprolidi.cz/cs/2000-121#p38d">http://www.zakonyprolidi.cz/cs/2000-121#p38d</text:a></text:p>
          </table:table-cell>
          <table:table-cell table:number-columns-repeated="4"/>
          <table:table-cell table:style-name="ce77" office:value-type="string" office:value="https://dejure.org/gesetze/UrhG/53.html">
            <text:p><text:a xlink:href="https://dejure.org/gesetze/UrhG/53.html">https://dejure.org/gesetze/UrhG/53.html</text:a></text:p>
          </table:table-cell>
          <table:table-cell table:number-columns-repeated="9"/>
          <table:table-cell table:style-name="ce77" office:value-type="string" office:value="http://www.prawo.pl/dz-u-akt/-/dokument/Dz.U.2016.666/16795787/2047977#art(33)">
            <text:p><text:a xlink:href="http://www.prawo.pl/dz-u-akt/-/dokument/Dz.U.2016.666/16795787/2047977#art(33)">http://www.prawo.pl/dz-u-akt/-/dokument/Dz.U.2016.666/16795787/2047977#art(33)</text:a></text:p>
          </table:table-cell>
          <table:table-cell table:style-name="ce34" office:value-type="string">
            <text:p>http://www.pgdlisboa.pt/leis/lei_mostra_estrutura.php?tabela=leis&amp;artigo_id=484A0075&amp;nid=484&amp;nversao=&amp;tabela=leis&amp;so_miolo=</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row>
        <table:table-row table:style-name="ro2">
          <table:table-cell table:style-name="ce69" office:value-type="string">
            <text:p>Link to WIPO LEX (URL)</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number-columns-repeated="4"/>
          <table:table-cell table:style-name="ce37" office:value-type="string">
            <text:p>The Law does not include an express wording of this nature. However, the limitation in section 7A may be considered as having similar but in all circumatances more limited effect..Section 7A provides for the copyright in architectural work. The limitation provides that such copyright does not include the right of control of the restoration in the same style as that of the original, of a building with which the said copyright is related.</text:p>
          </table:table-cell>
          <table:table-cell table:number-columns-repeated="5"/>
          <table:table-cell table:style-name="ce34" office:value-type="string">
            <text:p>This kind of reproduction is expressedly prohibited</text:p>
          </table:table-cell>
          <table:table-cell table:number-columns-repeated="5"/>
          <table:table-cell table:style-name="ce34"/>
          <table:table-cell/>
          <table:table-cell table:style-name="ce34" office:value-type="string">
            <text:p>This also applies to the distribution of the artistic work in the Maltese text.</text:p>
          </table:table-cell>
          <table:table-cell table:number-columns-repeated="2"/>
          <table:table-cell table:style-name="ce34" office:value-type="string">
            <text:p>Retroactive effect from 22/12/2002</text:p>
          </table:table-cell>
          <table:table-cell/>
          <table:table-cell table:style-name="ce34" office:value-type="string">
            <text:p>Reconstruction is defined as a 'group of specialized professional activities which serve the purpose of maintaining, conserving, repairing, modifying or reconstructing a building or its part with the aim of maintaining the artistic value of the building or its functionality'.</text:p>
          </table:table-cell>
          <table:table-cell table:number-columns-repeated="2" table:style-name="ce34"/>
          <table:table-cell table:style-name="ce80" office:value-type="string">
            <text:p>Some aspects covered under Article 24</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row>
      </table:table>
      <table:table table:name="Art. 5.3(n)" table:style-name="ta26" table:print="false">
        <office:forms form:automatic-focus="false" form:apply-design-mode="false"/>
        <table:table-column table:style-name="co32" table:default-cell-style-name="ce15"/>
        <table:table-column table:style-name="co65"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Partly</text:p>
          </table:table-cell>
          <table:table-cell table:style-name="ce34" office:value-type="string">
            <text:p>Yes</text:p>
          </table:table-cell>
          <table:table-cell table:style-name="ce34" office:value-type="string">
            <text:p>Partly</text:p>
          </table:table-cell>
          <table:table-cell table:style-name="ce34" office:value-type="string">
            <text:p>No</text:p>
          </table:table-cell>
          <table:table-cell table:style-name="ce70"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Yes</text:p>
          </table:table-cell>
          <table:table-cell table:number-columns-repeated="9"/>
          <table:table-cell table:style-name="ce34" office:value-type="string">
            <text:p>Yes</text:p>
          </table:table-cell>
          <table:table-cell/>
          <table:table-cell table:style-name="ce71" office:value-type="string">
            <text:p>No</text:p>
          </table:table-cell>
          <table:table-cell table:number-columns-repeated="4"/>
          <table:table-cell table:style-name="ce34" office:value-type="string">
            <text:p>No</text:p>
          </table:table-cell>
          <table:table-cell table:number-columns-repeated="2"/>
          <table:table-cell table:style-name="ce34" office:value-type="string">
            <text:p>No</text:p>
          </table:table-cell>
          <table:table-cell table:style-name="ce34" office:value-type="string">
            <text:p>No</text:p>
          </table:table-cell>
          <table:table-cell/>
          <table:table-cell table:style-name="ce34" office:value-type="string">
            <text:p>No</text:p>
          </table:table-cell>
        </table:table-row>
        <table:table-row table:style-name="ro2">
          <table:table-cell table:style-name="ce72" office:value-type="string">
            <text:p>Time in effect (YYYY-MM-DD)</text:p>
          </table:table-cell>
          <table:table-cell table:number-columns-repeated="10" table:style-name="ce73"/>
          <table:table-cell table:style-name="ce74" office:value-type="string">
            <text:p>2003</text:p>
          </table:table-cell>
          <table:table-cell table:style-name="ce73"/>
          <table:table-cell table:style-name="ce75" office:value-type="string">
            <text:p>2004-05-01</text:p>
          </table:table-cell>
          <table:table-cell table:number-columns-repeated="4" table:style-name="ce73"/>
          <table:table-cell table:style-name="ce74" office:value-type="string">
            <text:p>2004-04-18</text:p>
          </table:table-cell>
          <table:table-cell table:number-columns-repeated="3" table:style-name="ce73"/>
          <table:table-cell table:style-name="ce74" office:value-type="string">
            <text:p>2004-08-24</text:p>
          </table:table-cell>
          <table:table-cell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style-name="ce34" office:value-type="string">
            <text:p>§ 56b</text:p>
          </table:table-cell>
          <table:table-cell table:style-name="ce80" office:value-type="string">
            <text:p>Art. XI.192 of Code of Economic Law, Book XI</text:p>
          </table:table-cell>
          <table:table-cell table:style-name="ce34" office:value-type="string">
            <text:p>Article 24(1)</text:p>
          </table:table-cell>
          <table:table-cell/>
          <table:table-cell table:style-name="ce84" office:value-type="string">
            <text:p>Article 7 (2) (18)</text:p>
          </table:table-cell>
          <table:table-cell table:style-name="ce34" office:value-type="string">
            <text:p>§37(1)(c)</text:p>
          </table:table-cell>
          <table:table-cell table:style-name="ce34" office:value-type="string">
            <text:p>Article 16(a)</text:p>
          </table:table-cell>
          <table:table-cell table:style-name="ce34" office:value-type="string">
            <text:p>Article 20 (3) ('on order')</text:p>
          </table:table-cell>
          <table:table-cell table:style-name="ce34" office:value-type="string">
            <text:p>Article 16(b)</text:p>
          </table:table-cell>
          <table:table-cell table:style-name="ce80" office:value-type="string">
            <text:p>L122-5 8°</text:p>
          </table:table-cell>
          <table:table-cell table:style-name="ce34" office:value-type="string">
            <text:p>§ 52b</text:p>
          </table:table-cell>
          <table:table-cell/>
          <table:table-cell table:style-name="ce70" office:value-type="string">
            <text:p>Article 38 (5) + 117/2004 (IV. 28.) Government Decree</text:p>
          </table:table-cell>
          <table:table-cell/>
          <table:table-cell table:style-name="ce34" office:value-type="string">
            <text:p>Article 71 ter</text:p>
          </table:table-cell>
          <table:table-cell table:style-name="ce80" office:value-type="string">
            <text:p>Section 23</text:p>
          </table:table-cell>
          <table:table-cell table:style-name="ce34" office:value-type="string">
            <text:p>Article 22 (1)(3)</text:p>
          </table:table-cell>
          <table:table-cell table:style-name="ce34" office:value-type="string">
            <text:p>Art. 10 (14)</text:p>
          </table:table-cell>
          <table:table-cell table:style-name="ce34" office:value-type="string">
            <text:p>Article 9 (1) (v)</text:p>
          </table:table-cell>
          <table:table-cell table:style-name="ce34" office:value-type="string">
            <text:p>Article 15h</text:p>
          </table:table-cell>
          <table:table-cell table:style-name="ce34" office:value-type="string">
            <text:p>Article 28.1.3</text:p>
          </table:table-cell>
          <table:table-cell table:style-name="ce34" office:value-type="string">
            <text:p>Article 75 (2) (o)</text:p>
          </table:table-cell>
          <table:table-cell/>
          <table:table-cell table:style-name="ce34" office:value-type="string">
            <text:p>§ 48 of Copyright Act No.185/2015 Coll.</text:p>
          </table:table-cell>
          <table:table-cell/>
          <table:table-cell table:style-name="ce34" office:value-type="string">
            <text:p>Article 37 (3)</text:p>
          </table:table-cell>
          <table:table-cell/>
          <table:table-cell table:style-name="ce34" office:value-type="string">
            <text:p>Section 40B of the Copyright Designs and Patents Act 1988</text:p>
          </table:table-cell>
        </table:table-row>
        <table:table-row table:style-name="ro2">
          <table:table-cell table:style-name="ce69" office:value-type="string">
            <text:p>Link to article (URL)</text:p>
          </table:table-cell>
          <table:table-cell table:number-columns-repeated="4"/>
          <table:table-cell table:style-name="ce76" office:value-type="string" office:value="http://www.cylaw.org/nomoi/enop/non-ind/1976_1_59/full.html">
            <text:p><text:a xlink:href="http://www.cylaw.org/nomoi/enop/non-ind/1976_1_59/full.html">http://www.cylaw.org/nomoi/enop/non-ind/1976_1_59/full.html</text:a></text:p>
          </table:table-cell>
          <table:table-cell table:style-name="ce93" office:value-type="string" office:value="http://www.zakonyprolidi.cz/cs/2000-121#p37">
            <text:p><text:a xlink:href="http://www.zakonyprolidi.cz/cs/2000-121#p37">http://www.zakonyprolidi.cz/cs/2000-121#p37</text:a></text:p>
          </table:table-cell>
          <table:table-cell table:number-columns-repeated="4"/>
          <table:table-cell table:style-name="ce77" office:value-type="string" office:value="https://dejure.org/gesetze/UrhG/52b.html">
            <text:p><text:a xlink:href="https://dejure.org/gesetze/UrhG/52b.html">https://dejure.org/gesetze/UrhG/52b.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4"/>
          <table:table-cell table:style-name="ce77" office:value-type="string" office:value="http://www.legilux.public.lu/leg/a/archives/2001/0050/2001A10421.html">
            <text:p><text:a xlink:href="http://www.legilux.public.lu/leg/a/archives/2001/0050/2001A10421.html">http://www.legilux.public.lu/leg/a/archives/2001/0050/2001A10421.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28)">
            <text:p><text:a xlink:href="http://www.prawo.pl/dz-u-akt/-/dokument/Dz.U.2016.666/16795787/2047977#art(28)">http://www.prawo.pl/dz-u-akt/-/dokument/Dz.U.2016.666/16795787/2047977#art(28)</text:a></text:p>
          </table:table-cell>
          <table:table-cell table:style-name="ce34" office:value-type="string">
            <text:p>http://www.pgdlisboa.pt/leis/lei_mostra_estrutura.php?tabela=leis&amp;artigo_id=484A0075&amp;nid=484&amp;nversao=&amp;tabela=leis&amp;so_miolo=</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table-cell table:style-name="ce34" office:value-type="string">
            <text:p>https://www.boe.es/buscar/act.php?id=BOE-A-1996-8930&amp;p=20141105&amp;tn=1</text:p>
          </table:table-cell>
        </table:table-row>
        <table:table-row table:style-name="ro2">
          <table:table-cell table:style-name="ce69" office:value-type="string">
            <text:p>Link to WIPO LEX (URL)</text:p>
          </table:table-cell>
          <table:table-cell table:number-columns-repeated="6"/>
          <table:table-cell table:style-name="ce77" office:value-type="string" office:value="http://www.wipo.int/wipolex/en/text.jsp?file_id=191420">
            <text:p><text:a xlink:href="http://www.wipo.int/wipolex/en/text.jsp?file_id=191420">http://www.wipo.int/wipolex/en/text.jsp?file_id=191420</text:a></text:p>
          </table:table-cell>
          <table:table-cell table:number-columns-repeated="10"/>
          <table:table-cell table:style-name="ce77" office:value-type="string" office:value="http://www.wipo.int/wipolex/en/text.jsp?file_id=128654">
            <text:p><text:a xlink:href="http://www.wipo.int/wipolex/en/text.jsp?file_id=128654">http://www.wipo.int/wipolex/en/text.jsp?file_id=128654</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style-name="ce34"/>
          <table:table-cell table:number-columns-repeated="2"/>
          <table:table-cell table:style-name="ce34"/>
          <table:table-cell table:style-name="ce79" office:value-type="string">
            <text:p>in libraries</text:p>
          </table:table-cell>
          <table:table-cell table:style-name="ce80" office:value-type="string">
            <text:p>Covered by L122-5 8° (implementing 5,2 c)</text:p>
          </table:table-cell>
          <table:table-cell table:style-name="ce80" office:value-type="string">
            <text:p>partially covers communicati ons to small groups of researchers; 5-3-n has not been transposed.</text:p>
          </table:table-cell>
          <table:table-cell/>
          <table:table-cell table:style-name="ce34" office:value-type="string">
            <text:p>Institutions digitizing their collections can connect to each other and share the content in a dedicated network</text:p>
          </table:table-cell>
          <table:table-cell table:style-name="ce34" office:value-type="string">
            <text:p>There is no specific section permitting libraries etc. to make work available on dedicated terminals for research or private study</text:p>
          </table:table-cell>
          <table:table-cell table:number-columns-repeated="3"/>
          <table:table-cell table:style-name="ce34" office:value-type="string">
            <text:p>This exception applies insofar as the work has been lawfully made available to the public.</text:p>
          </table:table-cell>
          <table:table-cell table:number-columns-repeated="2"/>
          <table:table-cell table:style-name="ce34"/>
          <table:table-cell table:style-name="ce34" office:value-type="string">
            <text:p>Retroactive effect from 22/12/2002. 
This exception is applicable mutatis mutandis to material protected by neighbouring rights [see Article 189 (1) (f) of the CDADC].</text:p>
          </table:table-cell>
          <table:table-cell table:number-columns-repeated="6"/>
          <table:table-cell table:style-name="ce34" office:value-type="string">
            <text:p>Subject to future implementation</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row>
      </table:table>
      <table:table table:name="Art. 5.3(o)" table:style-name="ta27" table:print="false">
        <office:forms form:automatic-focus="false" form:apply-design-mode="false"/>
        <table:table-column table:style-name="co32" table:default-cell-style-name="ce15"/>
        <table:table-column table:style-name="co66" table:default-cell-style-name="ce15" table:number-columns-repeated="255"/>
        <table:table-row table:style-name="ro2">
          <table:table-cell table:style-name="ce68"/>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No</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cell table:style-name="ce34" office:value-type="string">
            <text:p>Unknown</text:p>
          </table:table-cell>
        </table:table-row>
        <table:table-row table:style-name="ro2">
          <table:table-cell table:style-name="ce69" office:value-type="string">
            <text:p>Remuneration</text:p>
          </table:table-cell>
          <table:table-cell table:number-columns-repeated="12"/>
          <table:table-cell table:style-name="ce71" office:value-type="string">
            <text:p>Yes</text:p>
          </table:table-cell>
          <table:table-cell table:number-columns-repeated="7"/>
          <table:table-cell table:style-name="ce34" office:value-type="string">
            <text:p>Yes</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number-columns-repeated="12" table:style-name="ce73"/>
          <table:table-cell table:style-name="ce75" office:value-type="string">
            <text:p>2004-05-01</text:p>
          </table:table-cell>
          <table:table-cell table:number-columns-repeated="10" table:style-name="ce73"/>
          <table:table-cell table:style-name="ce74" office:value-type="string">
            <text:p>2016-01-01</text:p>
          </table:table-cell>
          <table:table-cell table:number-columns-repeated="7" table:style-name="ce73"/>
        </table:table-row>
        <table:table-row table:style-name="ro2">
          <table:table-cell table:style-name="ce69" office:value-type="string">
            <text:p>Article Number in local act (TEXT)</text:p>
          </table:table-cell>
          <table:table-cell/>
          <table:table-cell table:style-name="ce80" office:value-type="string">
            <text:p>Art. XI.189 §3, Art. XI.190 11°, Art. XI.190 16°</text:p>
          </table:table-cell>
          <table:table-cell table:style-name="ce34" office:value-type="string">
            <text:p>Article 24(1)</text:p>
          </table:table-cell>
          <table:table-cell table:number-columns-repeated="2"/>
          <table:table-cell table:style-name="ce34" office:value-type="string">
            <text:p>§39</text:p>
          </table:table-cell>
          <table:table-cell table:style-name="ce34" office:value-type="string">
            <text:p>Article 18</text:p>
          </table:table-cell>
          <table:table-cell table:number-columns-repeated="2"/>
          <table:table-cell table:style-name="ce80" office:value-type="string">
            <text:p>L122-5 1°:</text:p>
          </table:table-cell>
          <table:table-cell/>
          <table:table-cell table:style-name="ce80" office:value-type="string">
            <text:p>Art. 20</text:p>
          </table:table-cell>
          <table:table-cell table:style-name="ce71" office:value-type="string">
            <text:p>Article 35 (1)</text:p>
          </table:table-cell>
          <table:table-cell table:style-name="ce34" office:value-type="string">
            <text:p>Sections 73-75</text:p>
          </table:table-cell>
          <table:table-cell table:number-columns-repeated="3"/>
          <table:table-cell table:style-name="ce34"/>
          <table:table-cell table:style-name="ce71" office:value-type="string">
            <text:p>Article 9 (1)(g)</text:p>
          </table:table-cell>
          <table:table-cell table:style-name="ce34" office:value-type="string">
            <text:p>15b, 17a, and 17b</text:p>
          </table:table-cell>
          <table:table-cell table:style-name="ce34" office:value-type="string">
            <text:p>Article 24, 27(1), 32, 33.3</text:p>
          </table:table-cell>
          <table:table-cell table:style-name="ce80" office:value-type="string">
            <text:p>Art 8, 2 of CRRC, Art 77, 2 of CRRC</text:p>
          </table:table-cell>
          <table:table-cell table:style-name="ce34" office:value-type="string">
            <text:p>Article 35</text:p>
          </table:table-cell>
          <table:table-cell table:style-name="ce34" office:value-type="string">
            <text:p>§ 45 of Copyright Act No.185/2015 Coll.
§ 50 of Copyright Act No.185/2015 Coll.</text:p>
          </table:table-cell>
          <table:table-cell/>
          <table:table-cell table:style-name="ce34"/>
          <table:table-cell table:style-name="ce34" office:value-type="string">
            <text:p>Article 23</text:p>
          </table:table-cell>
          <table:table-cell table:style-name="ce34" office:value-type="string">
            <text:p>Sections 45-50 of the Copyright Designs and Patents Act 1988</text:p>
          </table:table-cell>
        </table:table-row>
        <table:table-row table:style-name="ro2">
          <table:table-cell table:style-name="ce69" office:value-type="string">
            <text:p>Link to article (URL)</text:p>
          </table:table-cell>
          <table:table-cell table:number-columns-repeated="5"/>
          <table:table-cell table:style-name="ce93" office:value-type="string" office:value="http://www.zakonyprolidi.cz/cs/2000-121#p39">
            <text:p><text:a xlink:href="http://www.zakonyprolidi.cz/cs/2000-121#p39">http://www.zakonyprolidi.cz/cs/2000-121#p39</text:a></text:p>
          </table:table-cell>
          <table:table-cell table:number-columns-repeated="6"/>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5"/>
          <table:table-cell table:style-name="ce71"/>
          <table:table-cell table:style-name="ce77" office:value-type="string" office:value="http://wetten.overheid.nl/BWBR0001886/2015-07-01">
            <text:p><text:a xlink:href="http://wetten.overheid.nl/BWBR0001886/2015-07-01">http://wetten.overheid.nl/BWBR0001886/2015-07-01</text:a></text:p>
          </table:table-cell>
          <table:table-cell table:style-name="ce77" office:value-type="string" office:value="http://www.prawo.pl/dz-u-akt/-/dokument/Dz.U.2016.666/16795787/2047977#art(24)">
            <text:p><text:a xlink:href="http://www.prawo.pl/dz-u-akt/-/dokument/Dz.U.2016.666/16795787/2047977#art(24)">http://www.prawo.pl/dz-u-akt/-/dokument/Dz.U.2016.666/16795787/2047977#art(24)</text:a></text:p>
          </table:table-cell>
          <table:table-cell table:style-name="ce77" office:value-type="string" office:value="http://www.pgdlisboa.pt/leis/lei_mostra_estrutura.php?tabela=leis&amp;artigo_id=484A0075&amp;nid=484&amp;nversao=&amp;tabela=leis&amp;so_miolo=">
            <text:p><text:a xlink:href="http://www.pgdlisboa.pt/leis/lei_mostra_estrutura.php?tabela=leis&amp;artigo_id=484A0075&amp;nid=484&amp;nversao=&amp;tabela=leis&amp;so_miolo=">http://www.pgdlisboa.pt/leis/lei_mostra_estrutura.php?tabela=leis&amp;artigo_id=484A0075&amp;nid=484&amp;nversao=&amp;tabela=leis&amp;so_miolo=</text:a></text:p>
          </table:table-cell>
          <table:table-cell/>
          <table:table-cell table:style-name="ce77" office:value-type="string" office:value="https://www.slov-lex.sk/pravne-predpisy/SK/ZZ/2015/185/20160701">
            <text:p><text:a xlink:href="https://www.slov-lex.sk/pravne-predpisy/SK/ZZ/2015/185/20160701">https://www.slov-lex.sk/pravne-predpisy/SK/ZZ/2015/185/20160701</text:a></text:p>
          </table:table-cell>
        </table:table-row>
        <table:table-row table:style-name="ro2">
          <table:table-cell table:style-name="ce69" office:value-type="string">
            <text:p>Link to WIPO LEX (URL)</text:p>
          </table:table-cell>
          <table:table-cell table:number-columns-repeated="18"/>
          <table:table-cell table:style-name="ce71"/>
        </table:table-row>
        <table:table-row table:style-name="ro2">
          <table:table-cell table:style-name="ce68" office:value-type="string">
            <text:p>Last updated</text:p>
          </table:table-cell>
          <table:table-cell table:number-columns-repeated="18"/>
          <table:table-cell table:style-name="ce71"/>
        </table:table-row>
        <table:table-row table:style-name="ro2">
          <table:table-cell table:style-name="ce68" office:value-type="string">
            <text:p>Remarks</text:p>
          </table:table-cell>
          <table:table-cell table:number-columns-repeated="5"/>
          <table:table-cell table:style-name="ce80" office:value-type="string">
            <text:p>Author`s consent is not required to the use and no licence fee is due from a person, which (...) reproduces work of a fine art placed in public in other type of fine art; exhibits works of fine art and photographs that have been transferred to a third person already, provided the exhibiton is free of charge and/or the works have been lended free of charge; copies and distributes photographs that are his or her portrait and that have been paid for</text:p>
          </table:table-cell>
          <table:table-cell table:style-name="ce80" office:value-type="string">
            <text:p>allows uses in song booklets but no more than 300 copies pr. booklet</text:p>
          </table:table-cell>
          <table:table-cell table:number-columns-repeated="2"/>
          <table:table-cell table:style-name="ce80" office:value-type="string">
            <text:p>private and gratuitous performances carried out exclusively within the family circle</text:p>
          </table:table-cell>
          <table:table-cell table:style-name="ce34" office:value-type="string">
            <text:p>Although there are still some limitations that are not provided in the directive, e.g. § 60 or 53a</text:p>
          </table:table-cell>
          <table:table-cell/>
          <table:table-cell table:style-name="ce80" office:value-type="string">
            <text:p>As a general rule, sheet music may not be reproduced by means of reproduction for private purposes. However, reproduction is possible with one exception, for the musical academic purposes.</text:p>
          </table:table-cell>
          <table:table-cell table:number-columns-repeated="5"/>
          <table:table-cell table:style-name="ce94" office:value-type="string">
            <text:p>This covers the 'the  performing,  playing  or  showing  of  a  work  in  a place where no admission fee is charged in respect of such  an  act  by  any  club  whose  aim  is  not  profit-making'.</text:p>
          </table:table-cell>
          <table:table-cell table:style-name="ce80" office:value-type="string">
            <text:p>Article 15b The further communication to the public or reproduction of a literary, scientific or artistic work communicated to the public by or on behalf of the public authorities shall not be deemed an infringement of the copyright in such a work, unless the copyright has been explicitly reserved, either in a general manner by law, decree or ordinance, or in a specific case by a notice on the work itself or at the communication to the public. Even if no such reservation has been made, the author shall retain the exclusive right to have appear, in the form of a collection, his works which have been communicated to the public by or on behalf of the public authorities. Article 
15c 1. The lending as referred to in article 12, paragraph 1, sub 3., of the whole or part of a specimen of the work or a reproduction thereof brought into circulation by or with the consent of the right-holder shall not be deemed an infringement of copyright, provided the person doing or arranging the lending pays an equitable remuneration. The first sentence shall not apply to a work referred to in article 10, paragraph 1, sub 12., unless that work is part of a data carrier containing data and serves exclusively to make the said data accessible. Article 17c Congregational singing and the instrumental accompaniment thereof during a religious service shall not be deemed an infringement of the copyright in a literary or artistic work. 
Article 19 1. The reproduction of a portrait by or on behalf of the person portrayed or, after his death, by or on behalf of his relatives, shall not be deemed an infringement of copyright.</text:p>
          </table:table-cell>
          <table:table-cell table:style-name="ce34" office:value-type="string">
            <text:p>Remuneration required for exceptions described in Art. 27(1) and Art. 33.3 of the Polish Act</text:p>
          </table:table-cell>
          <table:table-cell table:number-columns-repeated="2"/>
          <table:table-cell table:style-name="ce34" office:value-type="string">
            <text:p>This covers the 'the  performing,  playing  or  showing  of  a  work  in  a place where no admission fee is charged in respect of such  an  act  by  any  club  whose  aim  is  not  profit-making'</text:p>
          </table:table-cell>
        </table:table-row>
        <table:table-row table:style-name="ro2">
          <table:table-cell table:style-name="ce68" office:value-type="string">
            <text:p>Contested</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row>
      </table:table>
      <table:table table:name="Orphan Works" table:style-name="ta28" table:print="false">
        <office:forms form:automatic-focus="false" form:apply-design-mode="false"/>
        <table:table-column table:style-name="co47" table:default-cell-style-name="ce15"/>
        <table:table-column table:style-name="co33" table:default-cell-style-name="ce15"/>
        <table:table-column table:style-name="co34" table:default-cell-style-name="ce15"/>
        <table:table-column table:style-name="co20" table:default-cell-style-name="ce15"/>
        <table:table-column table:style-name="co33" table:default-cell-style-name="ce15"/>
        <table:table-column table:style-name="co35" table:default-cell-style-name="ce15"/>
        <table:table-column table:style-name="co36" table:default-cell-style-name="ce15"/>
        <table:table-column table:style-name="co37" table:default-cell-style-name="ce15"/>
        <table:table-column table:style-name="co8" table:default-cell-style-name="ce15"/>
        <table:table-column table:style-name="co38" table:default-cell-style-name="ce15"/>
        <table:table-column table:style-name="co13" table:default-cell-style-name="ce15"/>
        <table:table-column table:style-name="co37" table:default-cell-style-name="ce15"/>
        <table:table-column table:style-name="co24" table:default-cell-style-name="ce15"/>
        <table:table-column table:style-name="co12" table:default-cell-style-name="ce15"/>
        <table:table-column table:style-name="co13" table:default-cell-style-name="ce15"/>
        <table:table-column table:style-name="co39" table:default-cell-style-name="ce15"/>
        <table:table-column table:style-name="co40" table:default-cell-style-name="ce15"/>
        <table:table-column table:style-name="co41" table:default-cell-style-name="ce15"/>
        <table:table-column table:style-name="co42" table:default-cell-style-name="ce15"/>
        <table:table-column table:style-name="co22" table:default-cell-style-name="ce15"/>
        <table:table-column table:style-name="co43" table:default-cell-style-name="ce15"/>
        <table:table-column table:style-name="co13" table:default-cell-style-name="ce15"/>
        <table:table-column table:style-name="co12" table:default-cell-style-name="ce15"/>
        <table:table-column table:style-name="co44" table:default-cell-style-name="ce15"/>
        <table:table-column table:style-name="co12" table:number-columns-repeated="2" table:default-cell-style-name="ce15"/>
        <table:table-column table:style-name="co16" table:default-cell-style-name="ce15"/>
        <table:table-column table:style-name="co14" table:default-cell-style-name="ce15"/>
        <table:table-column table:style-name="co45" table:default-cell-style-name="ce15"/>
        <table:table-column table:style-name="co8" table:default-cell-style-name="ce15"/>
        <table:table-column table:style-name="co17" table:default-cell-style-name="ce15"/>
        <table:table-column table:style-name="co33" table:default-cell-style-name="ce15"/>
        <table:table-column table:style-name="co67" table:default-cell-style-name="ce15" table:number-columns-repeated="224"/>
        <table:table-row table:style-name="ro2">
          <table:table-cell table:style-name="ce95" office:value-type="string">
            <text:p>Orphan Works Directive</text:p>
          </table:table-cell>
          <table:table-cell table:style-name="ce68" office:value-type="string">
            <text:p>Austria</text:p>
          </table:table-cell>
          <table:table-cell table:style-name="ce68" office:value-type="string">
            <text:p>Belgium</text:p>
          </table:table-cell>
          <table:table-cell table:style-name="ce68" office:value-type="string">
            <text:p>Bulgaria</text:p>
          </table:table-cell>
          <table:table-cell table:style-name="ce68" office:value-type="string">
            <text:p>Croatia</text:p>
          </table:table-cell>
          <table:table-cell table:style-name="ce68" office:value-type="string">
            <text:p>Republic of Cyprus</text:p>
          </table:table-cell>
          <table:table-cell table:style-name="ce68" office:value-type="string">
            <text:p>Czech Republic</text:p>
          </table:table-cell>
          <table:table-cell table:style-name="ce68" office:value-type="string">
            <text:p>Denmark</text:p>
          </table:table-cell>
          <table:table-cell table:style-name="ce68" office:value-type="string">
            <text:p>Estonia</text:p>
          </table:table-cell>
          <table:table-cell table:style-name="ce68" office:value-type="string">
            <text:p>Finland</text:p>
          </table:table-cell>
          <table:table-cell table:style-name="ce68" office:value-type="string">
            <text:p>France</text:p>
          </table:table-cell>
          <table:table-cell table:style-name="ce68" office:value-type="string">
            <text:p>Germany</text:p>
          </table:table-cell>
          <table:table-cell table:style-name="ce68" office:value-type="string">
            <text:p>Greece</text:p>
          </table:table-cell>
          <table:table-cell table:style-name="ce68" office:value-type="string">
            <text:p>Hungary</text:p>
          </table:table-cell>
          <table:table-cell table:style-name="ce68" office:value-type="string">
            <text:p>Ireland</text:p>
          </table:table-cell>
          <table:table-cell table:style-name="ce68" office:value-type="string">
            <text:p>Italy</text:p>
          </table:table-cell>
          <table:table-cell table:style-name="ce68" office:value-type="string">
            <text:p>Latvia</text:p>
          </table:table-cell>
          <table:table-cell table:style-name="ce68" office:value-type="string">
            <text:p>Lithuania</text:p>
          </table:table-cell>
          <table:table-cell table:style-name="ce68" office:value-type="string">
            <text:p>Luxembourg</text:p>
          </table:table-cell>
          <table:table-cell table:style-name="ce68" office:value-type="string">
            <text:p>Malta</text:p>
          </table:table-cell>
          <table:table-cell table:style-name="ce68" office:value-type="string">
            <text:p>Netherlands</text:p>
          </table:table-cell>
          <table:table-cell table:style-name="ce68" office:value-type="string">
            <text:p>Poland</text:p>
          </table:table-cell>
          <table:table-cell table:style-name="ce68" office:value-type="string">
            <text:p>Portugal</text:p>
          </table:table-cell>
          <table:table-cell table:style-name="ce68" office:value-type="string">
            <text:p>Romania</text:p>
          </table:table-cell>
          <table:table-cell table:style-name="ce68" office:value-type="string">
            <text:p>Slovakia</text:p>
          </table:table-cell>
          <table:table-cell table:style-name="ce68" office:value-type="string">
            <text:p>Slovenia</text:p>
          </table:table-cell>
          <table:table-cell table:style-name="ce68" office:value-type="string">
            <text:p>Spain</text:p>
          </table:table-cell>
          <table:table-cell table:style-name="ce68" office:value-type="string">
            <text:p>Sweden</text:p>
          </table:table-cell>
          <table:table-cell table:style-name="ce68" office:value-type="string">
            <text:p>United Kingdom</text:p>
          </table:table-cell>
          <table:table-cell table:style-name="ce68" office:value-type="string">
            <text:p>Norway</text:p>
          </table:table-cell>
          <table:table-cell table:style-name="ce68" office:value-type="string">
            <text:p>Switzerland</text:p>
          </table:table-cell>
          <table:table-cell table:style-name="ce68" office:value-type="string">
            <text:p>Iceland</text:p>
          </table:table-cell>
        </table:table-row>
        <table:table-row table:style-name="ro2">
          <table:table-cell table:style-name="ce69" office:value-type="string">
            <text:p>Implemented</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70"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Unknown</text:p>
          </table:table-cell>
        </table:table-row>
        <table:table-row table:style-name="ro2">
          <table:table-cell table:style-name="ce69" office:value-type="string">
            <text:p>Remuneration</text:p>
          </table:table-cell>
          <table:table-cell table:style-name="ce34" office:value-type="string">
            <text:p>No</text:p>
          </table:table-cell>
          <table:table-cell table:number-columns-repeated="9"/>
          <table:table-cell table:style-name="ce34" office:value-type="string">
            <text:p>No</text:p>
          </table:table-cell>
          <table:table-cell/>
          <table:table-cell table:style-name="ce71"/>
          <table:table-cell table:style-name="ce34" office:value-type="string">
            <text:p>No</text:p>
          </table:table-cell>
          <table:table-cell table:number-columns-repeated="6"/>
          <table:table-cell table:style-name="ce34" office:value-type="string">
            <text:p>No</text:p>
          </table:table-cell>
          <table:table-cell table:number-columns-repeated="2"/>
          <table:table-cell table:style-name="ce34" office:value-type="string">
            <text:p>No</text:p>
          </table:table-cell>
        </table:table-row>
        <table:table-row table:style-name="ro2">
          <table:table-cell table:style-name="ce72" office:value-type="string">
            <text:p>Time in effect (YYYY-MM-DD)</text:p>
          </table:table-cell>
          <table:table-cell table:style-name="ce74" office:value-type="string">
            <text:p>2015-01-13</text:p>
          </table:table-cell>
          <table:table-cell table:style-name="ce74" office:value-type="string">
            <text:p>2015-08-24</text:p>
          </table:table-cell>
          <table:table-cell table:style-name="ce74" office:value-type="string">
            <text:p>2015-02-20</text:p>
          </table:table-cell>
          <table:table-cell table:style-name="ce74" office:value-type="string">
            <text:p>2014-10-30</text:p>
          </table:table-cell>
          <table:table-cell table:style-name="ce74" office:value-type="string">
            <text:p>2015-07-17</text:p>
          </table:table-cell>
          <table:table-cell table:style-name="ce74" office:value-type="string">
            <text:p>2013-09-30</text:p>
          </table:table-cell>
          <table:table-cell table:style-name="ce74" office:value-type="string">
            <text:p>2014-06-26</text:p>
          </table:table-cell>
          <table:table-cell table:style-name="ce74" office:value-type="string">
            <text:p>2014-10-29</text:p>
          </table:table-cell>
          <table:table-cell table:style-name="ce74" office:value-type="string">
            <text:p>2014-10-28</text:p>
          </table:table-cell>
          <table:table-cell table:style-name="ce74" office:value-type="string">
            <text:p>2015-02-22</text:p>
          </table:table-cell>
          <table:table-cell table:style-name="ce74" office:value-type="string">
            <text:p>2013-10-08</text:p>
          </table:table-cell>
          <table:table-cell table:style-name="ce74" office:value-type="string">
            <text:p>2013-12-03</text:p>
          </table:table-cell>
          <table:table-cell table:style-name="ce75" office:value-type="string">
            <text:p>2014-10-30</text:p>
          </table:table-cell>
          <table:table-cell table:style-name="ce74" office:value-type="string">
            <text:p>2014-10-31</text:p>
          </table:table-cell>
          <table:table-cell table:style-name="ce74" office:value-type="string">
            <text:p>2014-11-10</text:p>
          </table:table-cell>
          <table:table-cell table:style-name="ce73"/>
          <table:table-cell table:style-name="ce74"/>
          <table:table-cell table:style-name="ce74" office:value-type="string">
            <text:p>2015-12-03</text:p>
          </table:table-cell>
          <table:table-cell table:style-name="ce74" office:value-type="string">
            <text:p>2014-11-07</text:p>
          </table:table-cell>
          <table:table-cell table:style-name="ce74" office:value-type="string">
            <text:p>2014-10-28</text:p>
          </table:table-cell>
          <table:table-cell table:style-name="ce74" office:value-type="string">
            <text:p>2015-10-26</text:p>
          </table:table-cell>
          <table:table-cell table:style-name="ce74" office:value-type="string">
            <text:p>2015-04-24</text:p>
          </table:table-cell>
          <table:table-cell table:style-name="ce74" office:value-type="string">
            <text:p>2015-07-24</text:p>
          </table:table-cell>
          <table:table-cell table:style-name="ce74" office:value-type="string">
            <text:p>2016-01-01</text:p>
          </table:table-cell>
          <table:table-cell table:style-name="ce74" office:value-type="string">
            <text:p>2015-07-29</text:p>
          </table:table-cell>
          <table:table-cell table:style-name="ce74" office:value-type="string">
            <text:p>2014-11-05</text:p>
          </table:table-cell>
          <table:table-cell table:style-name="ce74" office:value-type="string">
            <text:p>2014-08-18</text:p>
          </table:table-cell>
          <table:table-cell table:style-name="ce74" office:value-type="string">
            <text:p>2014-11-03</text:p>
          </table:table-cell>
          <table:table-cell table:style-name="ce74" office:value-type="string">
            <text:p>2015-06-19</text:p>
          </table:table-cell>
          <table:table-cell table:style-name="ce73"/>
        </table:table-row>
        <table:table-row table:style-name="ro2">
          <table:table-cell table:style-name="ce69" office:value-type="string">
            <text:p>Article Number in local act (TEXT)</text:p>
          </table:table-cell>
          <table:table-cell table:style-name="ce34" office:value-type="string">
            <text:p>§ 56e</text:p>
          </table:table-cell>
          <table:table-cell table:style-name="ce34"/>
          <table:table-cell table:style-name="ce80"/>
          <table:table-cell/>
          <table:table-cell table:style-name="ce34"/>
          <table:table-cell table:style-name="ce34" office:value-type="string">
            <text:p>§ 37a, plus definitions of orphan works in Section 7 (§ 27a and § 27b)</text:p>
          </table:table-cell>
          <table:table-cell table:number-columns-repeated="4" table:style-name="ce34"/>
          <table:table-cell table:style-name="ce34" office:value-type="string">
            <text:p>§§ 61-61c</text:p>
          </table:table-cell>
          <table:table-cell table:style-name="ce34"/>
          <table:table-cell table:style-name="ce70" office:value-type="string">
            <text:p>Article 41/F-K.</text:p>
          </table:table-cell>
          <table:table-cell table:style-name="ce34" office:value-type="string">
            <text:p>70A, as inserted by European Union (Certain Permitted Uses of Orphan Works) Regulations 2014, S.I. No. 490/2014</text:p>
          </table:table-cell>
          <table:table-cell table:number-columns-repeated="4" table:style-name="ce34"/>
          <table:table-cell table:style-name="ce34" office:value-type="string">
            <text:p>Subsidiary Legislation 415.05</text:p>
          </table:table-cell>
          <table:table-cell table:style-name="ce34" office:value-type="string">
            <text:p>Article 16(p)</text:p>
          </table:table-cell>
          <table:table-cell table:style-name="ce34" office:value-type="string">
            <text:p>Article 35(5)-35(9)</text:p>
          </table:table-cell>
          <table:table-cell table:number-columns-repeated="2" table:style-name="ce34"/>
          <table:table-cell table:style-name="ce34" office:value-type="string">
            <text:p>§ 51 of Copyright Act No.185/2015 Coll.</text:p>
          </table:table-cell>
          <table:table-cell table:number-columns-repeated="3" table:style-name="ce34"/>
          <table:table-cell table:style-name="ce34" office:value-type="string">
            <text:p>Sections 44B and 76A, Schedule 2 paragraph 6I and Schedule ZA1 of the Copyright Designs and Patents Act 1988</text:p>
          </table:table-cell>
          <table:table-cell table:style-name="ce34" office:value-type="string">
            <text:p>See art. 16 of the Norwegian copyright act</text:p>
          </table:table-cell>
          <table:table-cell table:style-name="ce34" office:value-type="string">
            <text:p>Art 22(b)</text:p>
          </table:table-cell>
        </table:table-row>
        <table:table-row table:style-name="ro2">
          <table:table-cell table:style-name="ce69" office:value-type="string">
            <text:p>Link to article (URL)</text:p>
          </table:table-cell>
          <table:table-cell table:number-columns-repeated="5"/>
          <table:table-cell table:style-name="ce93" office:value-type="string" office:value="http://www.zakonyprolidi.cz/cs/2000-121#p37a">
            <text:p><text:a xlink:href="http://www.zakonyprolidi.cz/cs/2000-121#p37a">http://www.zakonyprolidi.cz/cs/2000-121#p37a</text:a></text:p>
          </table:table-cell>
          <table:table-cell table:number-columns-repeated="4"/>
          <table:table-cell table:style-name="ce77" office:value-type="string" office:value="https://dejure.org/gesetze/UrhG/61.html">
            <text:p><text:a xlink:href="https://dejure.org/gesetze/UrhG/61.html">https://dejure.org/gesetze/UrhG/61.html</text:a></text:p>
          </table:table-cell>
          <table:table-cell/>
          <table:table-cell table:style-name="ce78" office:value-type="string" office:value="http://www.sztnh.gov.hu/en/English/jogforras/hungarian_copyright_act.pdf">
            <text:p><text:a xlink:href="http://www.sztnh.gov.hu/en/English/jogforras/hungarian_copyright_act.pdf">http://www.sztnh.gov.hu/en/English/jogforras/hungarian_copyright_act.pdf</text:a></text:p>
          </table:table-cell>
          <table:table-cell table:number-columns-repeated="4"/>
          <table:table-cell table:style-name="ce77" office:value-type="string" office:value="http://www.legilux.public.lu/leg/a/archives/2015/0227/2015A4860A.html">
            <text:p><text:a xlink:href="http://www.legilux.public.lu/leg/a/archives/2015/0227/2015A4860A.html">http://www.legilux.public.lu/leg/a/archives/2015/0227/2015A4860A.html</text:a></text:p>
          </table:table-cell>
          <table:table-cell/>
          <table:table-cell table:style-name="ce77" office:value-type="string" office:value="http://wetten.overheid.nl/BWBR0001886/">
            <text:p><text:a xlink:href="http://wetten.overheid.nl/BWBR0001886/">http://wetten.overheid.nl/BWBR0001886/</text:a></text:p>
          </table:table-cell>
          <table:table-cell table:style-name="ce77" office:value-type="string" office:value="http://www.prawo.pl/dz-u-akt/-/dokument/Dz.U.2016.666/16795787/2047977#art(35)">
            <text:p><text:a xlink:href="http://www.prawo.pl/dz-u-akt/-/dokument/Dz.U.2016.666/16795787/2047977#art(35)">http://www.prawo.pl/dz-u-akt/-/dokument/Dz.U.2016.666/16795787/2047977#art(35)</text:a></text:p>
          </table:table-cell>
          <table:table-cell table:number-columns-repeated="2"/>
          <table:table-cell table:style-name="ce77" office:value-type="string" office:value="https://www.slov-lex.sk/pravne-predpisy/SK/ZZ/2015/185/20160701">
            <text:p><text:a xlink:href="https://www.slov-lex.sk/pravne-predpisy/SK/ZZ/2015/185/20160701">https://www.slov-lex.sk/pravne-predpisy/SK/ZZ/2015/185/20160701</text:a></text:p>
          </table:table-cell>
          <table:table-cell table:number-columns-repeated="3"/>
          <table:table-cell table:style-name="ce76" office:value-type="string" office:value="http://www.legislation.gov.uk/uksi/2014/2861/regulation/3/made">
            <text:p><text:a xlink:href="http://www.legislation.gov.uk/uksi/2014/2861/regulation/3/made">http://www.legislation.gov.uk/uksi/2014/2861/regulation/3/made</text:a></text:p>
          </table:table-cell>
          <table:table-cell table:style-name="ce77" office:value-type="string" office:value="https://lovdata.no/dokument/NL/lov/1961-05-12-2">
            <text:p><text:a xlink:href="https://lovdata.no/dokument/NL/lov/1961-05-12-2">https://lovdata.no/dokument/NL/lov/1961-05-12-2</text:a></text:p>
          </table:table-cell>
          <table:table-cell table:style-name="ce77" office:value-type="string" office:value="https://www.admin.ch/opc/en/classified-compilation/19920251/index.html#a22b">
            <text:p><text:a xlink:href="https://www.admin.ch/opc/en/classified-compilation/19920251/index.html#a22b">https://www.admin.ch/opc/en/classified-compilation/19920251/index.html#a22b</text:a></text:p>
          </table:table-cell>
        </table:table-row>
        <table:table-row table:style-name="ro2">
          <table:table-cell table:style-name="ce69" office:value-type="string">
            <text:p>Link to WIPO LEX (URL)</text:p>
          </table:table-cell>
          <table:table-cell table:number-columns-repeated="6"/>
          <table:table-cell table:style-name="ce34"/>
          <table:table-cell table:number-columns-repeated="21"/>
          <table:table-cell table:style-name="ce77" office:value-type="string" office:value="http://www.wipo.int/wipolex/en/details.jsp?id=15949">
            <text:p><text:a xlink:href="http://www.wipo.int/wipolex/en/details.jsp?id=15949">http://www.wipo.int/wipolex/en/details.jsp?id=15949</text:a></text:p>
          </table:table-cell>
        </table:table-row>
        <table:table-row table:style-name="ro2">
          <table:table-cell table:style-name="ce68" office:value-type="string">
            <text:p>Last updated</text:p>
          </table:table-cell>
        </table:table-row>
        <table:table-row table:style-name="ro2">
          <table:table-cell table:style-name="ce68" office:value-type="string">
            <text:p>Remarks</text:p>
          </table:table-cell>
          <table:table-cell/>
          <table:table-cell table:style-name="ce34"/>
          <table:table-cell table:number-columns-repeated="2"/>
          <table:table-cell table:number-columns-repeated="3" table:style-name="ce34"/>
          <table:table-cell/>
          <table:table-cell table:style-name="ce34"/>
          <table:table-cell/>
          <table:table-cell table:style-name="ce34" office:value-type="string">
            <text:p>Remuneration is only applicable when the rights owner shows up and stops the use</text:p>
          </table:table-cell>
          <table:table-cell table:style-name="ce34"/>
          <table:table-cell/>
          <table:table-cell table:style-name="ce34" office:value-type="string">
            <text:p>See http://www.bailii.org/ie/legis/num_reg/2014/0491.html    </text:p>
          </table:table-cell>
          <table:table-cell table:number-columns-repeated="2"/>
          <table:table-cell table:style-name="ce34"/>
          <table:table-cell table:number-columns-repeated="5"/>
          <table:table-cell table:number-columns-repeated="2" table:style-name="ce34"/>
          <table:table-cell/>
          <table:table-cell table:style-name="ce34"/>
          <table:table-cell table:number-columns-repeated="3"/>
          <table:table-cell table:style-name="ce34" office:value-type="string">
            <text:p>Orphan Works directive is not implemented, but other orphan works regime is in place.</text:p>
          </table:table-cell>
        </table:table-row>
        <table:table-row table:style-name="ro2">
          <table:table-cell table:style-name="ce68" office:value-type="string">
            <text:p>Contested</text:p>
          </table:table-cell>
          <table:table-cell table:number-columns-repeated="28" table:style-name="ce34"/>
        </table:table-row>
      </table:table>
      <table:named-expressions>
        <table:named-expression table:name="EQ" table:base-cell-address="$Overview with country selector.$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Inconsolata" svg:font-family="Inconsolata"/>
    <style:font-face style:name="&quot;Arial&quot;" svg:font-family="&quot;Arial&quot;"/>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verview with country selector" style:display-name="PageStyle_Overview with country selector" style:page-layout-name="pm1">
      <style:header style:display="false"/>
      <style:header-left style:display="false"/>
      <style:footer style:display="false"/>
      <style:footer-left style:display="false"/>
    </style:master-page>
    <style:master-page style:name="PageStyle_5f_Summary" style:display-name="PageStyle_Summary" style:page-layout-name="pm2">
      <style:header style:display="false"/>
      <style:header-left style:display="false"/>
      <style:footer style:display="false"/>
      <style:footer-left style:display="false"/>
    </style:master-page>
    <style:master-page style:name="PageStyle_5f_WIPO links" style:display-name="PageStyle_WIPO links" style:page-layout-name="pm3">
      <style:header style:display="false"/>
      <style:header-left style:display="false"/>
      <style:footer style:display="false"/>
      <style:footer-left style:display="false"/>
    </style:master-page>
    <style:master-page style:name="PageStyle_5f_Google DATA" style:display-name="PageStyle_Google DATA" style:page-layout-name="pm4">
      <style:header style:display="false"/>
      <style:header-left style:display="false"/>
      <style:footer style:display="false"/>
      <style:footer-left style:display="false"/>
    </style:master-page>
    <style:master-page style:name="PageStyle_5f_Comparing Google to Actual" style:display-name="PageStyle_Comparing Google to Actual" style:page-layout-name="pm5">
      <style:header style:display="false"/>
      <style:header-left style:display="false"/>
      <style:footer style:display="false"/>
      <style:footer-left style:display="false"/>
    </style:master-page>
    <style:master-page style:name="PageStyle_5f_Contested Data" style:display-name="PageStyle_Contested Data" style:page-layout-name="pm6">
      <style:header style:display="false"/>
      <style:header-left style:display="false"/>
      <style:footer style:display="false"/>
      <style:footer-left style:display="false"/>
    </style:master-page>
    <style:master-page style:name="PageStyle_5f_Art. 5.1" style:display-name="PageStyle_Art. 5.1" style:page-layout-name="pm7">
      <style:header style:display="false"/>
      <style:header-left style:display="false"/>
      <style:footer style:display="false"/>
      <style:footer-left style:display="false"/>
    </style:master-page>
    <style:master-page style:name="PageStyle_5f_Art. 5.2(a)" style:display-name="PageStyle_Art. 5.2(a)" style:page-layout-name="pm8">
      <style:header style:display="false"/>
      <style:header-left style:display="false"/>
      <style:footer style:display="false"/>
      <style:footer-left style:display="false"/>
    </style:master-page>
    <style:master-page style:name="PageStyle_5f_Art. 5.2(b)" style:display-name="PageStyle_Art. 5.2(b)" style:page-layout-name="pm9">
      <style:header style:display="false"/>
      <style:header-left style:display="false"/>
      <style:footer style:display="false"/>
      <style:footer-left style:display="false"/>
    </style:master-page>
    <style:master-page style:name="PageStyle_5f_Art. 5.2(c)" style:display-name="PageStyle_Art. 5.2(c)" style:page-layout-name="pm10">
      <style:header style:display="false"/>
      <style:header-left style:display="false"/>
      <style:footer style:display="false"/>
      <style:footer-left style:display="false"/>
    </style:master-page>
    <style:master-page style:name="PageStyle_5f_Art. 5.2(d)" style:display-name="PageStyle_Art. 5.2(d)" style:page-layout-name="pm11">
      <style:header style:display="false"/>
      <style:header-left style:display="false"/>
      <style:footer style:display="false"/>
      <style:footer-left style:display="false"/>
    </style:master-page>
    <style:master-page style:name="PageStyle_5f_Art. 5.2(e)" style:display-name="PageStyle_Art. 5.2(e)" style:page-layout-name="pm12">
      <style:header style:display="false"/>
      <style:header-left style:display="false"/>
      <style:footer style:display="false"/>
      <style:footer-left style:display="false"/>
    </style:master-page>
    <style:master-page style:name="PageStyle_5f_Art. 5.3(a)" style:display-name="PageStyle_Art. 5.3(a)" style:page-layout-name="pm13">
      <style:header style:display="false"/>
      <style:header-left style:display="false"/>
      <style:footer style:display="false"/>
      <style:footer-left style:display="false"/>
    </style:master-page>
    <style:master-page style:name="PageStyle_5f_Art. 5.3(b)" style:display-name="PageStyle_Art. 5.3(b)" style:page-layout-name="pm14">
      <style:header style:display="false"/>
      <style:header-left style:display="false"/>
      <style:footer style:display="false"/>
      <style:footer-left style:display="false"/>
    </style:master-page>
    <style:master-page style:name="PageStyle_5f_Art. 5.3(c)" style:display-name="PageStyle_Art. 5.3(c)" style:page-layout-name="pm15">
      <style:header style:display="false"/>
      <style:header-left style:display="false"/>
      <style:footer style:display="false"/>
      <style:footer-left style:display="false"/>
    </style:master-page>
    <style:master-page style:name="PageStyle_5f_Art. 5.3(d)" style:display-name="PageStyle_Art. 5.3(d)" style:page-layout-name="pm16">
      <style:header style:display="false"/>
      <style:header-left style:display="false"/>
      <style:footer style:display="false"/>
      <style:footer-left style:display="false"/>
    </style:master-page>
    <style:master-page style:name="PageStyle_5f_Art. 5.3(e)" style:display-name="PageStyle_Art. 5.3(e)" style:page-layout-name="pm17">
      <style:header style:display="false"/>
      <style:header-left style:display="false"/>
      <style:footer style:display="false"/>
      <style:footer-left style:display="false"/>
    </style:master-page>
    <style:master-page style:name="PageStyle_5f_Art. 5.3(f)" style:display-name="PageStyle_Art. 5.3(f)" style:page-layout-name="pm18">
      <style:header style:display="false"/>
      <style:header-left style:display="false"/>
      <style:footer style:display="false"/>
      <style:footer-left style:display="false"/>
    </style:master-page>
    <style:master-page style:name="PageStyle_5f_Art. 5.3(g)" style:display-name="PageStyle_Art. 5.3(g)" style:page-layout-name="pm19">
      <style:header style:display="false"/>
      <style:header-left style:display="false"/>
      <style:footer style:display="false"/>
      <style:footer-left style:display="false"/>
    </style:master-page>
    <style:master-page style:name="PageStyle_5f_Art. 5.3(h)" style:display-name="PageStyle_Art. 5.3(h)" style:page-layout-name="pm20">
      <style:header style:display="false"/>
      <style:header-left style:display="false"/>
      <style:footer style:display="false"/>
      <style:footer-left style:display="false"/>
    </style:master-page>
    <style:master-page style:name="PageStyle_5f_Art. 5.3(i)" style:display-name="PageStyle_Art. 5.3(i)" style:page-layout-name="pm21">
      <style:header style:display="false"/>
      <style:header-left style:display="false"/>
      <style:footer style:display="false"/>
      <style:footer-left style:display="false"/>
    </style:master-page>
    <style:master-page style:name="PageStyle_5f_Art. 5.3(j)" style:display-name="PageStyle_Art. 5.3(j)" style:page-layout-name="pm22">
      <style:header style:display="false"/>
      <style:header-left style:display="false"/>
      <style:footer style:display="false"/>
      <style:footer-left style:display="false"/>
    </style:master-page>
    <style:master-page style:name="PageStyle_5f_Art. 5.3(k)" style:display-name="PageStyle_Art. 5.3(k)" style:page-layout-name="pm23">
      <style:header style:display="false"/>
      <style:header-left style:display="false"/>
      <style:footer style:display="false"/>
      <style:footer-left style:display="false"/>
    </style:master-page>
    <style:master-page style:name="PageStyle_5f_Art. 5.3(l)" style:display-name="PageStyle_Art. 5.3(l)" style:page-layout-name="pm24">
      <style:header style:display="false"/>
      <style:header-left style:display="false"/>
      <style:footer style:display="false"/>
      <style:footer-left style:display="false"/>
    </style:master-page>
    <style:master-page style:name="PageStyle_5f_Art. 5.3(m)" style:display-name="PageStyle_Art. 5.3(m)" style:page-layout-name="pm25">
      <style:header style:display="false"/>
      <style:header-left style:display="false"/>
      <style:footer style:display="false"/>
      <style:footer-left style:display="false"/>
    </style:master-page>
    <style:master-page style:name="PageStyle_5f_Art. 5.3(n)" style:display-name="PageStyle_Art. 5.3(n)" style:page-layout-name="pm26">
      <style:header style:display="false"/>
      <style:header-left style:display="false"/>
      <style:footer style:display="false"/>
      <style:footer-left style:display="false"/>
    </style:master-page>
    <style:master-page style:name="PageStyle_5f_Art. 5.3(o)" style:display-name="PageStyle_Art. 5.3(o)" style:page-layout-name="pm27">
      <style:header style:display="false"/>
      <style:header-left style:display="false"/>
      <style:footer style:display="false"/>
      <style:footer-left style:display="false"/>
    </style:master-page>
    <style:master-page style:name="PageStyle_5f_Orphan Works" style:display-name="PageStyle_Orphan Works" style:page-layout-name="pm2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